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256in"/>
    </style:style>
    <style:style style:name="co2" style:family="table-column">
      <style:table-column-properties fo:break-before="auto" style:column-width="2.4161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48in"/>
    </style:style>
    <style:style style:name="co7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2" calcext:value-type="float">
            <text:p>22.72</text:p>
          </table:table-cell>
          <table:table-cell office:value-type="float" office:value="0.000712504" calcext:value-type="float">
            <text:p>0.000712504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44" calcext:value-type="float">
            <text:p>16.944</text:p>
          </table:table-cell>
          <table:table-cell office:value-type="float" office:value="0.0005422238" calcext:value-type="float">
            <text:p>0.0005422238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96" calcext:value-type="float">
            <text:p>9.596</text:p>
          </table:table-cell>
          <table:table-cell office:value-type="float" office:value="0.0001797529" calcext:value-type="float">
            <text:p>0.0001797529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6" calcext:value-type="float">
            <text:p>2.936</text:p>
          </table:table-cell>
          <table:table-cell office:value-type="float" office:value="0.0000137365" calcext:value-type="float">
            <text:p>0.0000137365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84" calcext:value-type="float">
            <text:p>6.984</text:p>
          </table:table-cell>
          <table:table-cell office:value-type="float" office:value="0.0001465047" calcext:value-type="float">
            <text:p>0.0001465047</text:p>
          </table:table-cell>
        </table:table-row>
        <table:table-row table:style-name="ro1">
          <table:table-cell office:value-type="string" calcext:value-type="string">
            <text:p>math_no_diff_int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34" calcext:value-type="float">
            <text:p>2.134</text:p>
          </table:table-cell>
          <table:table-cell office:value-type="float" office:value="0.0000119048" calcext:value-type="float">
            <text:p>0.0000119048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6" calcext:value-type="float">
            <text:p>22.76</text:p>
          </table:table-cell>
          <table:table-cell office:value-type="float" office:value="0.0011034313" calcext:value-type="float">
            <text:p>0.0011034313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52" calcext:value-type="float">
            <text:p>16.952</text:p>
          </table:table-cell>
          <table:table-cell office:value-type="float" office:value="0.0007866853" calcext:value-type="float">
            <text:p>0.0007866853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4" calcext:value-type="float">
            <text:p>9.624</text:p>
          </table:table-cell>
          <table:table-cell office:value-type="float" office:value="0.0002531071" calcext:value-type="float">
            <text:p>0.0002531071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4" calcext:value-type="float">
            <text:p>2.934</text:p>
          </table:table-cell>
          <table:table-cell office:value-type="float" office:value="0.0000163375" calcext:value-type="float">
            <text:p>0.0000163375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84" calcext:value-type="float">
            <text:p>6.984</text:p>
          </table:table-cell>
          <table:table-cell office:value-type="float" office:value="0.0002084644" calcext:value-type="float">
            <text:p>0.0002084644</text:p>
          </table:table-cell>
        </table:table-row>
        <table:table-row table:style-name="ro1">
          <table:table-cell office:value-type="string" calcext:value-type="string">
            <text:p>math_no_diff_int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34" calcext:value-type="float">
            <text:p>2.134</text:p>
          </table:table-cell>
          <table:table-cell office:value-type="float" office:value="0.0000148499" calcext:value-type="float">
            <text:p>0.0000148499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68" calcext:value-type="float">
            <text:p>22.768</text:p>
          </table:table-cell>
          <table:table-cell office:value-type="float" office:value="0.0005919517" calcext:value-type="float">
            <text:p>0.0005919517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16" calcext:value-type="float">
            <text:p>11.616</text:p>
          </table:table-cell>
          <table:table-cell office:value-type="float" office:value="0.0004797075" calcext:value-type="float">
            <text:p>0.0004797075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" calcext:value-type="float">
            <text:p>9.66</text:p>
          </table:table-cell>
          <table:table-cell office:value-type="float" office:value="0.0001521557" calcext:value-type="float">
            <text:p>0.0001521557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4" calcext:value-type="float">
            <text:p>2.934</text:p>
          </table:table-cell>
          <table:table-cell office:value-type="float" office:value="0.0000114307" calcext:value-type="float">
            <text:p>0.0000114307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296" calcext:value-type="float">
            <text:p>5.296</text:p>
          </table:table-cell>
          <table:table-cell office:value-type="float" office:value="0.0001309855" calcext:value-type="float">
            <text:p>0.0001309855</text:p>
          </table:table-cell>
        </table:table-row>
        <table:table-row table:style-name="ro1">
          <table:table-cell office:value-type="string" calcext:value-type="string">
            <text:p>math_no_diff_int_no_div_no_pow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586" calcext:value-type="float">
            <text:p>1.586</text:p>
          </table:table-cell>
          <table:table-cell office:value-type="float" office:value="0.0000096802" calcext:value-type="float">
            <text:p>0.0000096802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07694474" calcext:value-type="float">
            <text:p>0.0007694474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24" calcext:value-type="float">
            <text:p>11.624</text:p>
          </table:table-cell>
          <table:table-cell office:value-type="float" office:value="0.0006332153" calcext:value-type="float">
            <text:p>0.0006332153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4" calcext:value-type="float">
            <text:p>9.664</text:p>
          </table:table-cell>
          <table:table-cell office:value-type="float" office:value="0.0001942969" calcext:value-type="float">
            <text:p>0.0001942969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4" calcext:value-type="float">
            <text:p>2.934</text:p>
          </table:table-cell>
          <table:table-cell office:value-type="float" office:value="0.0000131696" calcext:value-type="float">
            <text:p>0.0000131696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296" calcext:value-type="float">
            <text:p>5.296</text:p>
          </table:table-cell>
          <table:table-cell office:value-type="float" office:value="0.0001697859" calcext:value-type="float">
            <text:p>0.0001697859</text:p>
          </table:table-cell>
        </table:table-row>
        <table:table-row table:style-name="ro1">
          <table:table-cell office:value-type="string" calcext:value-type="string">
            <text:p>math_no_diff_int_no_div_no_pow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586" calcext:value-type="float">
            <text:p>1.586</text:p>
          </table:table-cell>
          <table:table-cell office:value-type="float" office:value="0.0000112789" calcext:value-type="float">
            <text:p>0.0000112789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04" calcext:value-type="float">
            <text:p>22.704</text:p>
          </table:table-cell>
          <table:table-cell office:value-type="float" office:value="0.0007026667" calcext:value-type="float">
            <text:p>0.0007026667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05448104" calcext:value-type="float">
            <text:p>0.0005448104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88" calcext:value-type="float">
            <text:p>9.588</text:p>
          </table:table-cell>
          <table:table-cell office:value-type="float" office:value="0.0001795015" calcext:value-type="float">
            <text:p>0.0001795015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6" calcext:value-type="float">
            <text:p>2.936</text:p>
          </table:table-cell>
          <table:table-cell office:value-type="float" office:value="0.0000148228" calcext:value-type="float">
            <text:p>0.0000148228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584" calcext:value-type="float">
            <text:p>8.584</text:p>
          </table:table-cell>
          <table:table-cell office:value-type="float" office:value="0.0001417691" calcext:value-type="float">
            <text:p>0.0001417691</text:p>
          </table:table-cell>
        </table:table-row>
        <table:table-row table:style-name="ro1">
          <table:table-cell office:value-type="string" calcext:value-type="string">
            <text:p>math_no_diff_int_sep_div_KBC_max_rules_10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02" calcext:value-type="float">
            <text:p>2.502</text:p>
          </table:table-cell>
          <table:table-cell office:value-type="float" office:value="0.0000126774" calcext:value-type="float">
            <text:p>0.0000126774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6" calcext:value-type="float">
            <text:p>22.76</text:p>
          </table:table-cell>
          <table:table-cell office:value-type="float" office:value="0.0010368357" calcext:value-type="float">
            <text:p>0.0010368357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0.688" calcext:value-type="float">
            <text:p>20.688</text:p>
          </table:table-cell>
          <table:table-cell office:value-type="float" office:value="0.0007682348" calcext:value-type="float">
            <text:p>0.0007682348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32" calcext:value-type="float">
            <text:p>9.632</text:p>
          </table:table-cell>
          <table:table-cell office:value-type="float" office:value="0.0002635941" calcext:value-type="float">
            <text:p>0.0002635941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6" calcext:value-type="float">
            <text:p>2.936</text:p>
          </table:table-cell>
          <table:table-cell office:value-type="float" office:value="0.0000183989" calcext:value-type="float">
            <text:p>0.0000183989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62" calcext:value-type="float">
            <text:p>8.62</text:p>
          </table:table-cell>
          <table:table-cell office:value-type="float" office:value="0.0002024051" calcext:value-type="float">
            <text:p>0.0002024051</text:p>
          </table:table-cell>
        </table:table-row>
        <table:table-row table:style-name="ro1">
          <table:table-cell office:value-type="string" calcext:value-type="string">
            <text:p>math_no_diff_int_sep_div_KBC_max_rules_25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2" calcext:value-type="float">
            <text:p>2.52</text:p>
          </table:table-cell>
          <table:table-cell office:value-type="float" office:value="0.0000160558" calcext:value-type="float">
            <text:p>0.0000160558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44" calcext:value-type="float">
            <text:p>22.744</text:p>
          </table:table-cell>
          <table:table-cell office:value-type="float" office:value="0.0033542581" calcext:value-type="float">
            <text:p>0.0033542581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16.936" calcext:value-type="float">
            <text:p>16.936</text:p>
          </table:table-cell>
          <table:table-cell office:value-type="float" office:value="0.0024825465" calcext:value-type="float">
            <text:p>0.0024825465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04" calcext:value-type="float">
            <text:p>9.604</text:p>
          </table:table-cell>
          <table:table-cell office:value-type="float" office:value="0.0008588162" calcext:value-type="float">
            <text:p>0.0008588162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" calcext:value-type="float">
            <text:p>2.91</text:p>
          </table:table-cell>
          <table:table-cell office:value-type="float" office:value="0.0000460409" calcext:value-type="float">
            <text:p>0.0000460409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6.924" calcext:value-type="float">
            <text:p>6.924</text:p>
          </table:table-cell>
          <table:table-cell office:value-type="float" office:value="0.0006789049" calcext:value-type="float">
            <text:p>0.0006789049</text:p>
          </table:table-cell>
        </table:table-row>
        <table:table-row table:style-name="ro1">
          <table:table-cell office:value-type="string" calcext:value-type="string">
            <text:p>math_no_diff_int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132" calcext:value-type="float">
            <text:p>2.132</text:p>
          </table:table-cell>
          <table:table-cell office:value-type="float" office:value="0.0000392834" calcext:value-type="float">
            <text:p>0.0000392834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" calcext:value-type="float">
            <text:p>22.8</text:p>
          </table:table-cell>
          <table:table-cell office:value-type="float" office:value="0.0089432158" calcext:value-type="float">
            <text:p>0.0089432158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16.912" calcext:value-type="float">
            <text:p>16.912</text:p>
          </table:table-cell>
          <table:table-cell office:value-type="float" office:value="0.0064517171" calcext:value-type="float">
            <text:p>0.0064517171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32" calcext:value-type="float">
            <text:p>9.632</text:p>
          </table:table-cell>
          <table:table-cell office:value-type="float" office:value="0.0021925087" calcext:value-type="float">
            <text:p>0.0021925087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08" calcext:value-type="float">
            <text:p>2.908</text:p>
          </table:table-cell>
          <table:table-cell office:value-type="float" office:value="0.0000894434" calcext:value-type="float">
            <text:p>0.0000894434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6.924" calcext:value-type="float">
            <text:p>6.924</text:p>
          </table:table-cell>
          <table:table-cell office:value-type="float" office:value="0.0018068915" calcext:value-type="float">
            <text:p>0.0018068915</text:p>
          </table:table-cell>
        </table:table-row>
        <table:table-row table:style-name="ro1">
          <table:table-cell office:value-type="string" calcext:value-type="string">
            <text:p>math_no_diff_int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2.132" calcext:value-type="float">
            <text:p>2.132</text:p>
          </table:table-cell>
          <table:table-cell office:value-type="float" office:value="0.0000847019" calcext:value-type="float">
            <text:p>0.0000847019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3731541" calcext:value-type="float">
            <text:p>0.003731541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11.568" calcext:value-type="float">
            <text:p>11.568</text:p>
          </table:table-cell>
          <table:table-cell office:value-type="float" office:value="0.0032353454" calcext:value-type="float">
            <text:p>0.0032353454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" calcext:value-type="float">
            <text:p>9.66</text:p>
          </table:table-cell>
          <table:table-cell office:value-type="float" office:value="0.0009019524" calcext:value-type="float">
            <text:p>0.0009019524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2" calcext:value-type="float">
            <text:p>2.932</text:p>
          </table:table-cell>
          <table:table-cell office:value-type="float" office:value="0.0000427855" calcext:value-type="float">
            <text:p>0.0000427855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5.292" calcext:value-type="float">
            <text:p>5.292</text:p>
          </table:table-cell>
          <table:table-cell office:value-type="float" office:value="0.0008272967" calcext:value-type="float">
            <text:p>0.0008272967</text:p>
          </table:table-cell>
        </table:table-row>
        <table:table-row table:style-name="ro1">
          <table:table-cell office:value-type="string" calcext:value-type="string">
            <text:p>math_no_diff_int_no_div_no_pow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1.59" calcext:value-type="float">
            <text:p>1.59</text:p>
          </table:table-cell>
          <table:table-cell office:value-type="float" office:value="0.0000418622" calcext:value-type="float">
            <text:p>0.0000418622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" calcext:value-type="float">
            <text:p>22.8</text:p>
          </table:table-cell>
          <table:table-cell office:value-type="float" office:value="0.0078559947" calcext:value-type="float">
            <text:p>0.0078559947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11.576" calcext:value-type="float">
            <text:p>11.576</text:p>
          </table:table-cell>
          <table:table-cell office:value-type="float" office:value="0.0071043249" calcext:value-type="float">
            <text:p>0.0071043249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8" calcext:value-type="float">
            <text:p>9.668</text:p>
          </table:table-cell>
          <table:table-cell office:value-type="float" office:value="0.0018480185" calcext:value-type="float">
            <text:p>0.0018480185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2" calcext:value-type="float">
            <text:p>2.932</text:p>
          </table:table-cell>
          <table:table-cell office:value-type="float" office:value="0.0000795845" calcext:value-type="float">
            <text:p>0.0000795845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5.292" calcext:value-type="float">
            <text:p>5.292</text:p>
          </table:table-cell>
          <table:table-cell office:value-type="float" office:value="0.0017900405" calcext:value-type="float">
            <text:p>0.0017900405</text:p>
          </table:table-cell>
        </table:table-row>
        <table:table-row table:style-name="ro1">
          <table:table-cell office:value-type="string" calcext:value-type="string">
            <text:p>math_no_diff_int_no_div_no_pow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1.59" calcext:value-type="float">
            <text:p>1.59</text:p>
          </table:table-cell>
          <table:table-cell office:value-type="float" office:value="0.0000829553" calcext:value-type="float">
            <text:p>0.0000829553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44" calcext:value-type="float">
            <text:p>22.744</text:p>
          </table:table-cell>
          <table:table-cell office:value-type="float" office:value="0.0034337851" calcext:value-type="float">
            <text:p>0.0034337851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huge</text:p>
          </table:table-cell>
          <table:table-cell office:value-type="float" office:value="20.632" calcext:value-type="float">
            <text:p>20.632</text:p>
          </table:table-cell>
          <table:table-cell office:value-type="float" office:value="0.002264122" calcext:value-type="float">
            <text:p>0.002264122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04" calcext:value-type="float">
            <text:p>9.604</text:p>
          </table:table-cell>
          <table:table-cell office:value-type="float" office:value="0.0008898047" calcext:value-type="float">
            <text:p>0.0008898047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" calcext:value-type="float">
            <text:p>2.91</text:p>
          </table:table-cell>
          <table:table-cell office:value-type="float" office:value="0.0000490924" calcext:value-type="float">
            <text:p>0.0000490924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large</text:p>
          </table:table-cell>
          <table:table-cell office:value-type="float" office:value="8.56" calcext:value-type="float">
            <text:p>8.56</text:p>
          </table:table-cell>
          <table:table-cell office:value-type="float" office:value="0.0006100431" calcext:value-type="float">
            <text:p>0.0006100431</text:p>
          </table:table-cell>
        </table:table-row>
        <table:table-row table:style-name="ro1">
          <table:table-cell office:value-type="string" calcext:value-type="string">
            <text:p>math_no_diff_int_sep_div_KBC_max_rules_1000</text:p>
          </table:table-cell>
          <table:table-cell office:value-type="string" calcext:value-type="string">
            <text:p>random_terms_small</text:p>
          </table:table-cell>
          <table:table-cell office:value-type="float" office:value="2.5" calcext:value-type="float">
            <text:p>2.5</text:p>
          </table:table-cell>
          <table:table-cell office:value-type="float" office:value="0.0000374946" calcext:value-type="float">
            <text:p>0.0000374946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83116183" calcext:value-type="float">
            <text:p>0.0083116183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huge</text:p>
          </table:table-cell>
          <table:table-cell office:value-type="float" office:value="20.648" calcext:value-type="float">
            <text:p>20.648</text:p>
          </table:table-cell>
          <table:table-cell office:value-type="float" office:value="0.0053526319" calcext:value-type="float">
            <text:p>0.0053526319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8" calcext:value-type="float">
            <text:p>9.628</text:p>
          </table:table-cell>
          <table:table-cell office:value-type="float" office:value="0.0021219867" calcext:value-type="float">
            <text:p>0.0021219867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" calcext:value-type="float">
            <text:p>2.91</text:p>
          </table:table-cell>
          <table:table-cell office:value-type="float" office:value="0.0000892824" calcext:value-type="float">
            <text:p>0.0000892824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large</text:p>
          </table:table-cell>
          <table:table-cell office:value-type="float" office:value="8.596" calcext:value-type="float">
            <text:p>8.596</text:p>
          </table:table-cell>
          <table:table-cell office:value-type="float" office:value="0.0014372594" calcext:value-type="float">
            <text:p>0.0014372594</text:p>
          </table:table-cell>
        </table:table-row>
        <table:table-row table:style-name="ro1">
          <table:table-cell office:value-type="string" calcext:value-type="string">
            <text:p>math_no_diff_int_sep_div_KBC_max_rules_2500</text:p>
          </table:table-cell>
          <table:table-cell office:value-type="string" calcext:value-type="string">
            <text:p>random_terms_small</text:p>
          </table:table-cell>
          <table:table-cell office:value-type="float" office:value="2.518" calcext:value-type="float">
            <text:p>2.518</text:p>
          </table:table-cell>
          <table:table-cell office:value-type="float" office:value="0.0000741409" calcext:value-type="float">
            <text:p>0.0000741409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4" calcext:value-type="float">
            <text:p>20.4</text:p>
          </table:table-cell>
          <table:table-cell office:value-type="float" office:value="0.00017099" calcext:value-type="float">
            <text:p>0.00017099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huge</text:p>
          </table:table-cell>
          <table:table-cell office:value-type="float" office:value="15.904" calcext:value-type="float">
            <text:p>15.904</text:p>
          </table:table-cell>
          <table:table-cell office:value-type="float" office:value="0.0001495417" calcext:value-type="float">
            <text:p>0.0001495417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544" calcext:value-type="float">
            <text:p>8.544</text:p>
          </table:table-cell>
          <table:table-cell office:value-type="float" office:value="0.0000467331" calcext:value-type="float">
            <text:p>0.000046733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34" calcext:value-type="float">
            <text:p>2.634</text:p>
          </table:table-cell>
          <table:table-cell office:value-type="float" office:value="0.0000058665" calcext:value-type="float">
            <text:p>0.0000058665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large</text:p>
          </table:table-cell>
          <table:table-cell office:value-type="float" office:value="6.564" calcext:value-type="float">
            <text:p>6.564</text:p>
          </table:table-cell>
          <table:table-cell office:value-type="float" office:value="0.0000382171" calcext:value-type="float">
            <text:p>0.0000382171</text:p>
          </table:table-cell>
        </table:table-row>
        <table:table-row table:style-name="ro1">
          <table:table-cell office:value-type="string" calcext:value-type="string">
            <text:p>math_no_diff_int</text:p>
          </table:table-cell>
          <table:table-cell office:value-type="string" calcext:value-type="string">
            <text:p>random_terms_small</text:p>
          </table:table-cell>
          <table:table-cell office:value-type="float" office:value="2.006" calcext:value-type="float">
            <text:p>2.006</text:p>
          </table:table-cell>
          <table:table-cell office:value-type="float" office:value="0.0000050293" calcext:value-type="float">
            <text:p>0.0000050293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4" calcext:value-type="float">
            <text:p>20.4</text:p>
          </table:table-cell>
          <table:table-cell office:value-type="float" office:value="0.0001613329" calcext:value-type="float">
            <text:p>0.0001613329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huge</text:p>
          </table:table-cell>
          <table:table-cell office:value-type="float" office:value="10.6" calcext:value-type="float">
            <text:p>10.6</text:p>
          </table:table-cell>
          <table:table-cell office:value-type="float" office:value="0.0001215972" calcext:value-type="float">
            <text:p>0.0001215972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544" calcext:value-type="float">
            <text:p>8.544</text:p>
          </table:table-cell>
          <table:table-cell office:value-type="float" office:value="0.0000440468" calcext:value-type="float">
            <text:p>0.0000440468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34" calcext:value-type="float">
            <text:p>2.634</text:p>
          </table:table-cell>
          <table:table-cell office:value-type="float" office:value="0.0000057457" calcext:value-type="float">
            <text:p>0.0000057457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large</text:p>
          </table:table-cell>
          <table:table-cell office:value-type="float" office:value="4.884" calcext:value-type="float">
            <text:p>4.884</text:p>
          </table:table-cell>
          <table:table-cell office:value-type="float" office:value="0.0000329637" calcext:value-type="float">
            <text:p>0.0000329637</text:p>
          </table:table-cell>
        </table:table-row>
        <table:table-row table:style-name="ro1">
          <table:table-cell office:value-type="string" calcext:value-type="string">
            <text:p>math_no_diff_int_no_div_no_pow</text:p>
          </table:table-cell>
          <table:table-cell office:value-type="string" calcext:value-type="string">
            <text:p>random_terms_small</text:p>
          </table:table-cell>
          <table:table-cell office:value-type="float" office:value="1.472" calcext:value-type="float">
            <text:p>1.472</text:p>
          </table:table-cell>
          <table:table-cell office:value-type="float" office:value="0.0000039099" calcext:value-type="float">
            <text:p>0.0000039099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12" calcext:value-type="float">
            <text:p>22.312</text:p>
          </table:table-cell>
          <table:table-cell office:value-type="float" office:value="0.0003326033" calcext:value-type="float">
            <text:p>0.0003326033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0002661295" calcext:value-type="float">
            <text:p>0.0002661295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6" calcext:value-type="float">
            <text:p>9.36</text:p>
          </table:table-cell>
          <table:table-cell office:value-type="float" office:value="0.0000774191" calcext:value-type="float">
            <text:p>0.000077419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892" calcext:value-type="float">
            <text:p>2.892</text:p>
          </table:table-cell>
          <table:table-cell office:value-type="float" office:value="0.0000088221" calcext:value-type="float">
            <text:p>0.0000088221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44" calcext:value-type="float">
            <text:p>6.944</text:p>
          </table:table-cell>
          <table:table-cell office:value-type="float" office:value="0.0000651612" calcext:value-type="float">
            <text:p>0.000065161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2" calcext:value-type="float">
            <text:p>2.12</text:p>
          </table:table-cell>
          <table:table-cell office:value-type="float" office:value="0.0000073587" calcext:value-type="float">
            <text:p>0.0000073587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88" calcext:value-type="float">
            <text:p>22.488</text:p>
          </table:table-cell>
          <table:table-cell office:value-type="float" office:value="0.0005433227" calcext:value-type="float">
            <text:p>0.0005433227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936" calcext:value-type="float">
            <text:p>16.936</text:p>
          </table:table-cell>
          <table:table-cell office:value-type="float" office:value="0.0004149213" calcext:value-type="float">
            <text:p>0.000414921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32" calcext:value-type="float">
            <text:p>9.432</text:p>
          </table:table-cell>
          <table:table-cell office:value-type="float" office:value="0.0001278333" calcext:value-type="float">
            <text:p>0.000127833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00125671" calcext:value-type="float">
            <text:p>0.0000125671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2" calcext:value-type="float">
            <text:p>6.92</text:p>
          </table:table-cell>
          <table:table-cell office:value-type="float" office:value="0.0000996173" calcext:value-type="float">
            <text:p>0.000099617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36" calcext:value-type="float">
            <text:p>2.136</text:p>
          </table:table-cell>
          <table:table-cell office:value-type="float" office:value="0.0000095709" calcext:value-type="float">
            <text:p>0.0000095709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52" calcext:value-type="float">
            <text:p>22.52</text:p>
          </table:table-cell>
          <table:table-cell office:value-type="float" office:value="0.000484665" calcext:value-type="float">
            <text:p>0.000484665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992" calcext:value-type="float">
            <text:p>16.992</text:p>
          </table:table-cell>
          <table:table-cell office:value-type="float" office:value="0.0003513263" calcext:value-type="float">
            <text:p>0.0003513263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32" calcext:value-type="float">
            <text:p>9.632</text:p>
          </table:table-cell>
          <table:table-cell office:value-type="float" office:value="0.0001082153" calcext:value-type="float">
            <text:p>0.0001082153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8" calcext:value-type="float">
            <text:p>2.938</text:p>
          </table:table-cell>
          <table:table-cell office:value-type="float" office:value="0.0000112969" calcext:value-type="float">
            <text:p>0.0000112969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56" calcext:value-type="float">
            <text:p>6.956</text:p>
          </table:table-cell>
          <table:table-cell office:value-type="float" office:value="0.0000867337" calcext:value-type="float">
            <text:p>0.0000867337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8" calcext:value-type="float">
            <text:p>2.158</text:p>
          </table:table-cell>
          <table:table-cell office:value-type="float" office:value="0.0000091088" calcext:value-type="float">
            <text:p>0.0000091088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64" calcext:value-type="float">
            <text:p>22.64</text:p>
          </table:table-cell>
          <table:table-cell office:value-type="float" office:value="0.0006388523" calcext:value-type="float">
            <text:p>0.0006388523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968" calcext:value-type="float">
            <text:p>16.968</text:p>
          </table:table-cell>
          <table:table-cell office:value-type="float" office:value="0.0004650665" calcext:value-type="float">
            <text:p>0.0004650665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84" calcext:value-type="float">
            <text:p>9.584</text:p>
          </table:table-cell>
          <table:table-cell office:value-type="float" office:value="0.000143732" calcext:value-type="float">
            <text:p>0.000143732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8" calcext:value-type="float">
            <text:p>2.968</text:p>
          </table:table-cell>
          <table:table-cell office:value-type="float" office:value="0.000014037" calcext:value-type="float">
            <text:p>0.000014037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52" calcext:value-type="float">
            <text:p>6.952</text:p>
          </table:table-cell>
          <table:table-cell office:value-type="float" office:value="0.0001136393" calcext:value-type="float">
            <text:p>0.0001136393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8" calcext:value-type="float">
            <text:p>2.158</text:p>
          </table:table-cell>
          <table:table-cell office:value-type="float" office:value="0.0000115311" calcext:value-type="float">
            <text:p>0.000011531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10731055" calcext:value-type="float">
            <text:p>0.0010731055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7657718" calcext:value-type="float">
            <text:p>0.0007657718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" calcext:value-type="float">
            <text:p>9.66</text:p>
          </table:table-cell>
          <table:table-cell office:value-type="float" office:value="0.0002677624" calcext:value-type="float">
            <text:p>0.0002677624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" calcext:value-type="float">
            <text:p>2.94</text:p>
          </table:table-cell>
          <table:table-cell office:value-type="float" office:value="0.000019731" calcext:value-type="float">
            <text:p>0.00001973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44" calcext:value-type="float">
            <text:p>6.944</text:p>
          </table:table-cell>
          <table:table-cell office:value-type="float" office:value="0.0002047996" calcext:value-type="float">
            <text:p>0.0002047996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" calcext:value-type="float">
            <text:p>2.15</text:p>
          </table:table-cell>
          <table:table-cell office:value-type="float" office:value="0.0000157235" calcext:value-type="float">
            <text:p>0.0000157235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06921691" calcext:value-type="float">
            <text:p>0.0006921691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5279576" calcext:value-type="float">
            <text:p>0.000527957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8" calcext:value-type="float">
            <text:p>9.628</text:p>
          </table:table-cell>
          <table:table-cell office:value-type="float" office:value="0.0001835846" calcext:value-type="float">
            <text:p>0.0001835846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" calcext:value-type="float">
            <text:p>2.94</text:p>
          </table:table-cell>
          <table:table-cell office:value-type="float" office:value="0.0000166404" calcext:value-type="float">
            <text:p>0.0000166404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36" calcext:value-type="float">
            <text:p>6.936</text:p>
          </table:table-cell>
          <table:table-cell office:value-type="float" office:value="0.0001419021" calcext:value-type="float">
            <text:p>0.0001419021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44" calcext:value-type="float">
            <text:p>2.144</text:p>
          </table:table-cell>
          <table:table-cell office:value-type="float" office:value="0.0000131485" calcext:value-type="float">
            <text:p>0.0000131485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504" calcext:value-type="float">
            <text:p>20.504</text:p>
          </table:table-cell>
          <table:table-cell office:value-type="float" office:value="0.0003233437" calcext:value-type="float">
            <text:p>0.0003233437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432" calcext:value-type="float">
            <text:p>17.432</text:p>
          </table:table-cell>
          <table:table-cell office:value-type="float" office:value="0.0003106486" calcext:value-type="float">
            <text:p>0.0003106486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604" calcext:value-type="float">
            <text:p>8.604</text:p>
          </table:table-cell>
          <table:table-cell office:value-type="float" office:value="0.0000828511" calcext:value-type="float">
            <text:p>0.0000828511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42" calcext:value-type="float">
            <text:p>2.642</text:p>
          </table:table-cell>
          <table:table-cell office:value-type="float" office:value="0.0000093991" calcext:value-type="float">
            <text:p>0.0000093991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98" calcext:value-type="float">
            <text:p>6.98</text:p>
          </table:table-cell>
          <table:table-cell office:value-type="float" office:value="0.0000846108" calcext:value-type="float">
            <text:p>0.0000846108</text:p>
          </table:table-cell>
        </table:table-row>
        <table:table-row table:style-name="ro1">
          <table:table-cell office:value-type="string" calcext:value-type="string">
            <text:p>math_no_diff_int_sep_div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42" calcext:value-type="float">
            <text:p>2.142</text:p>
          </table:table-cell>
          <table:table-cell office:value-type="float" office:value="0.000008347" calcext:value-type="float">
            <text:p>0.000008347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12" calcext:value-type="float">
            <text:p>22.312</text:p>
          </table:table-cell>
          <table:table-cell office:value-type="float" office:value="0.0004053149" calcext:value-type="float">
            <text:p>0.0004053149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384" calcext:value-type="float">
            <text:p>18.384</text:p>
          </table:table-cell>
          <table:table-cell office:value-type="float" office:value="0.0003805255" calcext:value-type="float">
            <text:p>0.0003805255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56" calcext:value-type="float">
            <text:p>9.356</text:p>
          </table:table-cell>
          <table:table-cell office:value-type="float" office:value="0.0000952758" calcext:value-type="float">
            <text:p>0.0000952758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89" calcext:value-type="float">
            <text:p>2.89</text:p>
          </table:table-cell>
          <table:table-cell office:value-type="float" office:value="0.0000107877" calcext:value-type="float">
            <text:p>0.0000107877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412" calcext:value-type="float">
            <text:p>7.412</text:p>
          </table:table-cell>
          <table:table-cell office:value-type="float" office:value="0.0000919352" calcext:value-type="float">
            <text:p>0.0000919352</text:p>
          </table:table-cell>
        </table:table-row>
        <table:table-row table:style-name="ro1">
          <table:table-cell office:value-type="string" calcext:value-type="string">
            <text:p>math_no_diff_int_sep_div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94" calcext:value-type="float">
            <text:p>2.294</text:p>
          </table:table-cell>
          <table:table-cell office:value-type="float" office:value="0.000009306" calcext:value-type="float">
            <text:p>0.000009306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32" calcext:value-type="float">
            <text:p>22.432</text:p>
          </table:table-cell>
          <table:table-cell office:value-type="float" office:value="0.0005571448" calcext:value-type="float">
            <text:p>0.0005571448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472" calcext:value-type="float">
            <text:p>18.472</text:p>
          </table:table-cell>
          <table:table-cell office:value-type="float" office:value="0.0004688113" calcext:value-type="float">
            <text:p>0.0004688113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24" calcext:value-type="float">
            <text:p>9.524</text:p>
          </table:table-cell>
          <table:table-cell office:value-type="float" office:value="0.0001255721" calcext:value-type="float">
            <text:p>0.0001255721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" calcext:value-type="float">
            <text:p>2.91</text:p>
          </table:table-cell>
          <table:table-cell office:value-type="float" office:value="0.0000130476" calcext:value-type="float">
            <text:p>0.0000130476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416" calcext:value-type="float">
            <text:p>7.416</text:p>
          </table:table-cell>
          <table:table-cell office:value-type="float" office:value="0.0001121696" calcext:value-type="float">
            <text:p>0.0001121696</text:p>
          </table:table-cell>
        </table:table-row>
        <table:table-row table:style-name="ro1">
          <table:table-cell office:value-type="string" calcext:value-type="string">
            <text:p>math_no_diff_int_sep_div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6" calcext:value-type="float">
            <text:p>2.316</text:p>
          </table:table-cell>
          <table:table-cell office:value-type="float" office:value="0.0000108414" calcext:value-type="float">
            <text:p>0.0000108414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88" calcext:value-type="float">
            <text:p>22.488</text:p>
          </table:table-cell>
          <table:table-cell office:value-type="float" office:value="0.0006107297" calcext:value-type="float">
            <text:p>0.0006107297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432" calcext:value-type="float">
            <text:p>18.432</text:p>
          </table:table-cell>
          <table:table-cell office:value-type="float" office:value="0.0005163347" calcext:value-type="float">
            <text:p>0.0005163347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32" calcext:value-type="float">
            <text:p>9.432</text:p>
          </table:table-cell>
          <table:table-cell office:value-type="float" office:value="0.0001419978" calcext:value-type="float">
            <text:p>0.0001419978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001424" calcext:value-type="float">
            <text:p>0.00001424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396" calcext:value-type="float">
            <text:p>7.396</text:p>
          </table:table-cell>
          <table:table-cell office:value-type="float" office:value="0.0001223783" calcext:value-type="float">
            <text:p>0.0001223783</text:p>
          </table:table-cell>
        </table:table-row>
        <table:table-row table:style-name="ro1">
          <table:table-cell office:value-type="string" calcext:value-type="string">
            <text:p>math_no_diff_int_sep_div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08" calcext:value-type="float">
            <text:p>2.308</text:p>
          </table:table-cell>
          <table:table-cell office:value-type="float" office:value="0.0000117635" calcext:value-type="float">
            <text:p>0.0000117635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56" calcext:value-type="float">
            <text:p>23.056</text:p>
          </table:table-cell>
          <table:table-cell office:value-type="float" office:value="0.0007735913" calcext:value-type="float">
            <text:p>0.0007735913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8.592" calcext:value-type="float">
            <text:p>18.592</text:p>
          </table:table-cell>
          <table:table-cell office:value-type="float" office:value="0.0006329297" calcext:value-type="float">
            <text:p>0.0006329297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48" calcext:value-type="float">
            <text:p>9.848</text:p>
          </table:table-cell>
          <table:table-cell office:value-type="float" office:value="0.0001714595" calcext:value-type="float">
            <text:p>0.0001714595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3" calcext:value-type="float">
            <text:p>3.03</text:p>
          </table:table-cell>
          <table:table-cell office:value-type="float" office:value="0.0000159104" calcext:value-type="float">
            <text:p>0.0000159104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7.532" calcext:value-type="float">
            <text:p>7.532</text:p>
          </table:table-cell>
          <table:table-cell office:value-type="float" office:value="0.0001470408" calcext:value-type="float">
            <text:p>0.0001470408</text:p>
          </table:table-cell>
        </table:table-row>
        <table:table-row table:style-name="ro1">
          <table:table-cell office:value-type="string" calcext:value-type="string">
            <text:p>math_no_diff_int_sep_div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46" calcext:value-type="float">
            <text:p>2.346</text:p>
          </table:table-cell>
          <table:table-cell office:value-type="float" office:value="0.0000137115" calcext:value-type="float">
            <text:p>0.0000137115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96" calcext:value-type="float">
            <text:p>23.096</text:p>
          </table:table-cell>
          <table:table-cell office:value-type="float" office:value="0.0009281825" calcext:value-type="float">
            <text:p>0.0009281825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20.8" calcext:value-type="float">
            <text:p>20.8</text:p>
          </table:table-cell>
          <table:table-cell office:value-type="float" office:value="0.0006781344" calcext:value-type="float">
            <text:p>0.0006781344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04" calcext:value-type="float">
            <text:p>9.804</text:p>
          </table:table-cell>
          <table:table-cell office:value-type="float" office:value="0.0002062578" calcext:value-type="float">
            <text:p>0.0002062578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28" calcext:value-type="float">
            <text:p>3.028</text:p>
          </table:table-cell>
          <table:table-cell office:value-type="float" office:value="0.0000178497" calcext:value-type="float">
            <text:p>0.0000178497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8.652" calcext:value-type="float">
            <text:p>8.652</text:p>
          </table:table-cell>
          <table:table-cell office:value-type="float" office:value="0.0001592695" calcext:value-type="float">
            <text:p>0.0001592695</text:p>
          </table:table-cell>
        </table:table-row>
        <table:table-row table:style-name="ro1">
          <table:table-cell office:value-type="string" calcext:value-type="string">
            <text:p>math_no_diff_int_sep_div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544" calcext:value-type="float">
            <text:p>2.544</text:p>
          </table:table-cell>
          <table:table-cell office:value-type="float" office:value="0.000014287" calcext:value-type="float">
            <text:p>0.000014287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32" calcext:value-type="float">
            <text:p>22.432</text:p>
          </table:table-cell>
          <table:table-cell office:value-type="float" office:value="0.0003767399" calcext:value-type="float">
            <text:p>0.0003767399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08" calcext:value-type="float">
            <text:p>11.608</text:p>
          </table:table-cell>
          <table:table-cell office:value-type="float" office:value="0.0002744442" calcext:value-type="float">
            <text:p>0.000274444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2" calcext:value-type="float">
            <text:p>9.52</text:p>
          </table:table-cell>
          <table:table-cell office:value-type="float" office:value="0.0000874222" calcext:value-type="float">
            <text:p>0.000087422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08" calcext:value-type="float">
            <text:p>2.908</text:p>
          </table:table-cell>
          <table:table-cell office:value-type="float" office:value="0.000009442" calcext:value-type="float">
            <text:p>0.000009442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48" calcext:value-type="float">
            <text:p>5.248</text:p>
          </table:table-cell>
          <table:table-cell office:value-type="float" office:value="0.000069227" calcext:value-type="float">
            <text:p>0.000069227</text:p>
          </table:table-cell>
        </table:table-row>
        <table:table-row table:style-name="ro1">
          <table:table-cell office:value-type="string" calcext:value-type="string">
            <text:p>math_no_diff_int_no_div_no_pow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596" calcext:value-type="float">
            <text:p>1.596</text:p>
          </table:table-cell>
          <table:table-cell office:value-type="float" office:value="0.0000070198" calcext:value-type="float">
            <text:p>0.0000070198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04" calcext:value-type="float">
            <text:p>22.904</text:p>
          </table:table-cell>
          <table:table-cell office:value-type="float" office:value="0.0004570407" calcext:value-type="float">
            <text:p>0.0004570407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3454906" calcext:value-type="float">
            <text:p>0.0003454906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" calcext:value-type="float">
            <text:p>9.8</text:p>
          </table:table-cell>
          <table:table-cell office:value-type="float" office:value="0.0001011887" calcext:value-type="float">
            <text:p>0.0001011887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26" calcext:value-type="float">
            <text:p>3.026</text:p>
          </table:table-cell>
          <table:table-cell office:value-type="float" office:value="0.0000103545" calcext:value-type="float">
            <text:p>0.0000103545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38" calcext:value-type="float">
            <text:p>5.38</text:p>
          </table:table-cell>
          <table:table-cell office:value-type="float" office:value="0.0000828473" calcext:value-type="float">
            <text:p>0.0000828473</text:p>
          </table:table-cell>
        </table:table-row>
        <table:table-row table:style-name="ro1">
          <table:table-cell office:value-type="string" calcext:value-type="string">
            <text:p>math_no_diff_int_no_div_no_pow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18" calcext:value-type="float">
            <text:p>1.618</text:p>
          </table:table-cell>
          <table:table-cell office:value-type="float" office:value="0.0000081606" calcext:value-type="float">
            <text:p>0.0000081606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48" calcext:value-type="float">
            <text:p>22.848</text:p>
          </table:table-cell>
          <table:table-cell office:value-type="float" office:value="0.0004368135" calcext:value-type="float">
            <text:p>0.0004368135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72" calcext:value-type="float">
            <text:p>11.672</text:p>
          </table:table-cell>
          <table:table-cell office:value-type="float" office:value="0.000336835" calcext:value-type="float">
            <text:p>0.000336835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08" calcext:value-type="float">
            <text:p>9.608</text:p>
          </table:table-cell>
          <table:table-cell office:value-type="float" office:value="0.0001133775" calcext:value-type="float">
            <text:p>0.0001133775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00116285" calcext:value-type="float">
            <text:p>0.0000116285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76" calcext:value-type="float">
            <text:p>5.276</text:p>
          </table:table-cell>
          <table:table-cell office:value-type="float" office:value="0.0000923453" calcext:value-type="float">
            <text:p>0.0000923453</text:p>
          </table:table-cell>
        </table:table-row>
        <table:table-row table:style-name="ro1">
          <table:table-cell office:value-type="string" calcext:value-type="string">
            <text:p>math_no_diff_int_no_div_no_pow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00085617" calcext:value-type="float">
            <text:p>0.0000085617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96" calcext:value-type="float">
            <text:p>22.896</text:p>
          </table:table-cell>
          <table:table-cell office:value-type="float" office:value="0.0005465583" calcext:value-type="float">
            <text:p>0.0005465583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72" calcext:value-type="float">
            <text:p>11.672</text:p>
          </table:table-cell>
          <table:table-cell office:value-type="float" office:value="0.0004179117" calcext:value-type="float">
            <text:p>0.0004179117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36" calcext:value-type="float">
            <text:p>9.636</text:p>
          </table:table-cell>
          <table:table-cell office:value-type="float" office:value="0.0001367861" calcext:value-type="float">
            <text:p>0.0001367861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00124965" calcext:value-type="float">
            <text:p>0.0000124965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84" calcext:value-type="float">
            <text:p>5.284</text:p>
          </table:table-cell>
          <table:table-cell office:value-type="float" office:value="0.0001114597" calcext:value-type="float">
            <text:p>0.0001114597</text:p>
          </table:table-cell>
        </table:table-row>
        <table:table-row table:style-name="ro1">
          <table:table-cell office:value-type="string" calcext:value-type="string">
            <text:p>math_no_diff_int_no_div_no_pow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596" calcext:value-type="float">
            <text:p>1.596</text:p>
          </table:table-cell>
          <table:table-cell office:value-type="float" office:value="0.0000101177" calcext:value-type="float">
            <text:p>0.0000101177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52" calcext:value-type="float">
            <text:p>22.952</text:p>
          </table:table-cell>
          <table:table-cell office:value-type="float" office:value="0.0008130338" calcext:value-type="float">
            <text:p>0.000813033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72" calcext:value-type="float">
            <text:p>11.672</text:p>
          </table:table-cell>
          <table:table-cell office:value-type="float" office:value="0.0006548876" calcext:value-type="float">
            <text:p>0.0006548876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04" calcext:value-type="float">
            <text:p>9.704</text:p>
          </table:table-cell>
          <table:table-cell office:value-type="float" office:value="0.000204788" calcext:value-type="float">
            <text:p>0.000204788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6" calcext:value-type="float">
            <text:p>2.956</text:p>
          </table:table-cell>
          <table:table-cell office:value-type="float" office:value="0.0000158625" calcext:value-type="float">
            <text:p>0.0000158625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288" calcext:value-type="float">
            <text:p>5.288</text:p>
          </table:table-cell>
          <table:table-cell office:value-type="float" office:value="0.0001713767" calcext:value-type="float">
            <text:p>0.0001713767</text:p>
          </table:table-cell>
        </table:table-row>
        <table:table-row table:style-name="ro1">
          <table:table-cell office:value-type="string" calcext:value-type="string">
            <text:p>math_no_diff_int_no_div_no_pow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128858" calcext:value-type="float">
            <text:p>0.0000128858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10322207" calcext:value-type="float">
            <text:p>0.0010322207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8613231" calcext:value-type="float">
            <text:p>0.0008613231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84" calcext:value-type="float">
            <text:p>9.784</text:p>
          </table:table-cell>
          <table:table-cell office:value-type="float" office:value="0.0002554948" calcext:value-type="float">
            <text:p>0.0002554948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187454" calcext:value-type="float">
            <text:p>0.000018745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3" calcext:value-type="float">
            <text:p>5.3</text:p>
          </table:table-cell>
          <table:table-cell office:value-type="float" office:value="0.0002133174" calcext:value-type="float">
            <text:p>0.0002133174</text:p>
          </table:table-cell>
        </table:table-row>
        <table:table-row table:style-name="ro1">
          <table:table-cell office:value-type="string" calcext:value-type="string">
            <text:p>math_no_diff_int_no_div_no_pow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1.608" calcext:value-type="float">
            <text:p>1.608</text:p>
          </table:table-cell>
          <table:table-cell office:value-type="float" office:value="0.0000152551" calcext:value-type="float">
            <text:p>0.0000152551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4" calcext:value-type="float">
            <text:p>22.44</text:p>
          </table:table-cell>
          <table:table-cell office:value-type="float" office:value="0.0003022899" calcext:value-type="float">
            <text:p>0.0003022899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08" calcext:value-type="float">
            <text:p>11.608</text:p>
          </table:table-cell>
          <table:table-cell office:value-type="float" office:value="0.0002185599" calcext:value-type="float">
            <text:p>0.0002185599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32" calcext:value-type="float">
            <text:p>9.532</text:p>
          </table:table-cell>
          <table:table-cell office:value-type="float" office:value="0.0000678016" calcext:value-type="float">
            <text:p>0.0000678016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26" calcext:value-type="float">
            <text:p>2.926</text:p>
          </table:table-cell>
          <table:table-cell office:value-type="float" office:value="0.0000079763" calcext:value-type="float">
            <text:p>0.0000079763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" calcext:value-type="float">
            <text:p>5.3</text:p>
          </table:table-cell>
          <table:table-cell office:value-type="float" office:value="0.0000545503" calcext:value-type="float">
            <text:p>0.0000545503</text:p>
          </table:table-cell>
        </table:table-row>
        <table:table-row table:style-name="ro1">
          <table:table-cell office:value-type="string" calcext:value-type="string">
            <text:p>math_no_diff_int_no_div_no_pow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057948" calcext:value-type="float">
            <text:p>0.0000057948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52" calcext:value-type="float">
            <text:p>22.952</text:p>
          </table:table-cell>
          <table:table-cell office:value-type="float" office:value="0.0003175998" calcext:value-type="float">
            <text:p>0.0003175998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2403017" calcext:value-type="float">
            <text:p>0.0002403017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16" calcext:value-type="float">
            <text:p>9.816</text:p>
          </table:table-cell>
          <table:table-cell office:value-type="float" office:value="0.0000723805" calcext:value-type="float">
            <text:p>0.0000723805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00083668" calcext:value-type="float">
            <text:p>0.0000083668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04" calcext:value-type="float">
            <text:p>5.404</text:p>
          </table:table-cell>
          <table:table-cell office:value-type="float" office:value="0.0000588421" calcext:value-type="float">
            <text:p>0.0000588421</text:p>
          </table:table-cell>
        </table:table-row>
        <table:table-row table:style-name="ro1">
          <table:table-cell office:value-type="string" calcext:value-type="string">
            <text:p>math_no_diff_int_no_div_no_pow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22" calcext:value-type="float">
            <text:p>1.622</text:p>
          </table:table-cell>
          <table:table-cell office:value-type="float" office:value="0.0000062186" calcext:value-type="float">
            <text:p>0.0000062186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64" calcext:value-type="float">
            <text:p>22.864</text:p>
          </table:table-cell>
          <table:table-cell office:value-type="float" office:value="0.0003008651" calcext:value-type="float">
            <text:p>0.0003008651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72" calcext:value-type="float">
            <text:p>11.672</text:p>
          </table:table-cell>
          <table:table-cell office:value-type="float" office:value="0.0002374506" calcext:value-type="float">
            <text:p>0.0002374506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16" calcext:value-type="float">
            <text:p>9.616</text:p>
          </table:table-cell>
          <table:table-cell office:value-type="float" office:value="0.0000807291" calcext:value-type="float">
            <text:p>0.0000807291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00086452" calcext:value-type="float">
            <text:p>0.0000086452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" calcext:value-type="float">
            <text:p>5.3</text:p>
          </table:table-cell>
          <table:table-cell office:value-type="float" office:value="0.0000646862" calcext:value-type="float">
            <text:p>0.0000646862</text:p>
          </table:table-cell>
        </table:table-row>
        <table:table-row table:style-name="ro1">
          <table:table-cell office:value-type="string" calcext:value-type="string">
            <text:p>math_no_diff_int_no_div_no_pow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00067254" calcext:value-type="float">
            <text:p>0.0000067254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0003207068" calcext:value-type="float">
            <text:p>0.0003207068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72" calcext:value-type="float">
            <text:p>11.672</text:p>
          </table:table-cell>
          <table:table-cell office:value-type="float" office:value="0.0002507842" calcext:value-type="float">
            <text:p>0.0002507842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8" calcext:value-type="float">
            <text:p>9.668</text:p>
          </table:table-cell>
          <table:table-cell office:value-type="float" office:value="0.0000854985" calcext:value-type="float">
            <text:p>0.0000854985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00092339" calcext:value-type="float">
            <text:p>0.0000092339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08" calcext:value-type="float">
            <text:p>5.308</text:p>
          </table:table-cell>
          <table:table-cell office:value-type="float" office:value="0.0000687943" calcext:value-type="float">
            <text:p>0.0000687943</text:p>
          </table:table-cell>
        </table:table-row>
        <table:table-row table:style-name="ro1">
          <table:table-cell office:value-type="string" calcext:value-type="string">
            <text:p>math_no_diff_int_no_div_no_pow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00073618" calcext:value-type="float">
            <text:p>0.0000073618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84" calcext:value-type="float">
            <text:p>22.984</text:p>
          </table:table-cell>
          <table:table-cell office:value-type="float" office:value="0.0003583378" calcext:value-type="float">
            <text:p>0.0003583378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72" calcext:value-type="float">
            <text:p>11.672</text:p>
          </table:table-cell>
          <table:table-cell office:value-type="float" office:value="0.000280292" calcext:value-type="float">
            <text:p>0.00028029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2" calcext:value-type="float">
            <text:p>9.72</text:p>
          </table:table-cell>
          <table:table-cell office:value-type="float" office:value="0.0000947169" calcext:value-type="float">
            <text:p>0.0000947169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8" calcext:value-type="float">
            <text:p>2.958</text:p>
          </table:table-cell>
          <table:table-cell office:value-type="float" office:value="0.0000093822" calcext:value-type="float">
            <text:p>0.0000093822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12" calcext:value-type="float">
            <text:p>5.312</text:p>
          </table:table-cell>
          <table:table-cell office:value-type="float" office:value="0.0000759745" calcext:value-type="float">
            <text:p>0.0000759745</text:p>
          </table:table-cell>
        </table:table-row>
        <table:table-row table:style-name="ro1">
          <table:table-cell office:value-type="string" calcext:value-type="string">
            <text:p>math_no_diff_int_no_div_no_pow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0007619" calcext:value-type="float">
            <text:p>0.000007619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04119969" calcext:value-type="float">
            <text:p>0.0004119969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96" calcext:value-type="float">
            <text:p>11.696</text:p>
          </table:table-cell>
          <table:table-cell office:value-type="float" office:value="0.0003287727" calcext:value-type="float">
            <text:p>0.0003287727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56" calcext:value-type="float">
            <text:p>9.756</text:p>
          </table:table-cell>
          <table:table-cell office:value-type="float" office:value="0.0001096678" calcext:value-type="float">
            <text:p>0.0001096678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8" calcext:value-type="float">
            <text:p>2.958</text:p>
          </table:table-cell>
          <table:table-cell office:value-type="float" office:value="0.0000103753" calcext:value-type="float">
            <text:p>0.0000103753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24" calcext:value-type="float">
            <text:p>5.324</text:p>
          </table:table-cell>
          <table:table-cell office:value-type="float" office:value="0.000089691" calcext:value-type="float">
            <text:p>0.000089691</text:p>
          </table:table-cell>
        </table:table-row>
        <table:table-row table:style-name="ro1">
          <table:table-cell office:value-type="string" calcext:value-type="string">
            <text:p>math_no_diff_int_no_div_no_pow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" calcext:value-type="float">
            <text:p>1.6</text:p>
          </table:table-cell>
          <table:table-cell office:value-type="float" office:value="0.0000084138" calcext:value-type="float">
            <text:p>0.000008413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504" calcext:value-type="float">
            <text:p>20.504</text:p>
          </table:table-cell>
          <table:table-cell office:value-type="float" office:value="0.0002865927" calcext:value-type="float">
            <text:p>0.0002865927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432" calcext:value-type="float">
            <text:p>17.432</text:p>
          </table:table-cell>
          <table:table-cell office:value-type="float" office:value="0.0002917637" calcext:value-type="float">
            <text:p>0.0002917637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604" calcext:value-type="float">
            <text:p>8.604</text:p>
          </table:table-cell>
          <table:table-cell office:value-type="float" office:value="0.000073298" calcext:value-type="float">
            <text:p>0.00007329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42" calcext:value-type="float">
            <text:p>2.642</text:p>
          </table:table-cell>
          <table:table-cell office:value-type="float" office:value="0.0000084813" calcext:value-type="float">
            <text:p>0.0000084813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8" calcext:value-type="float">
            <text:p>6.98</text:p>
          </table:table-cell>
          <table:table-cell office:value-type="float" office:value="0.0000744318" calcext:value-type="float">
            <text:p>0.0000744318</text:p>
          </table:table-cell>
        </table:table-row>
        <table:table-row table:style-name="ro1">
          <table:table-cell office:value-type="string" calcext:value-type="string">
            <text:p>math_no_diff_int_sep_div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42" calcext:value-type="float">
            <text:p>2.142</text:p>
          </table:table-cell>
          <table:table-cell office:value-type="float" office:value="0.0000078947" calcext:value-type="float">
            <text:p>0.0000078947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2" calcext:value-type="float">
            <text:p>22.32</text:p>
          </table:table-cell>
          <table:table-cell office:value-type="float" office:value="0.0003421021" calcext:value-type="float">
            <text:p>0.0003421021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384" calcext:value-type="float">
            <text:p>18.384</text:p>
          </table:table-cell>
          <table:table-cell office:value-type="float" office:value="0.0003389929" calcext:value-type="float">
            <text:p>0.0003389929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56" calcext:value-type="float">
            <text:p>9.356</text:p>
          </table:table-cell>
          <table:table-cell office:value-type="float" office:value="0.0000800007" calcext:value-type="float">
            <text:p>0.0000800007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02" calcext:value-type="float">
            <text:p>2.902</text:p>
          </table:table-cell>
          <table:table-cell office:value-type="float" office:value="0.0000092399" calcext:value-type="float">
            <text:p>0.0000092399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12" calcext:value-type="float">
            <text:p>7.412</text:p>
          </table:table-cell>
          <table:table-cell office:value-type="float" office:value="0.0000811289" calcext:value-type="float">
            <text:p>0.0000811289</text:p>
          </table:table-cell>
        </table:table-row>
        <table:table-row table:style-name="ro1">
          <table:table-cell office:value-type="string" calcext:value-type="string">
            <text:p>math_no_diff_int_sep_div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94" calcext:value-type="float">
            <text:p>2.294</text:p>
          </table:table-cell>
          <table:table-cell office:value-type="float" office:value="0.0000088017" calcext:value-type="float">
            <text:p>0.0000088017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4" calcext:value-type="float">
            <text:p>22.44</text:p>
          </table:table-cell>
          <table:table-cell office:value-type="float" office:value="0.0004055392" calcext:value-type="float">
            <text:p>0.0004055392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472" calcext:value-type="float">
            <text:p>18.472</text:p>
          </table:table-cell>
          <table:table-cell office:value-type="float" office:value="0.0003715829" calcext:value-type="float">
            <text:p>0.0003715829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36" calcext:value-type="float">
            <text:p>9.536</text:p>
          </table:table-cell>
          <table:table-cell office:value-type="float" office:value="0.000089999" calcext:value-type="float">
            <text:p>0.000089999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28" calcext:value-type="float">
            <text:p>2.928</text:p>
          </table:table-cell>
          <table:table-cell office:value-type="float" office:value="0.0000099371" calcext:value-type="float">
            <text:p>0.0000099371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6" calcext:value-type="float">
            <text:p>7.46</text:p>
          </table:table-cell>
          <table:table-cell office:value-type="float" office:value="0.0000878061" calcext:value-type="float">
            <text:p>0.0000878061</text:p>
          </table:table-cell>
        </table:table-row>
        <table:table-row table:style-name="ro1">
          <table:table-cell office:value-type="string" calcext:value-type="string">
            <text:p>math_no_diff_int_sep_div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2" calcext:value-type="float">
            <text:p>2.322</text:p>
          </table:table-cell>
          <table:table-cell office:value-type="float" office:value="0.0000089988" calcext:value-type="float">
            <text:p>0.0000089988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52" calcext:value-type="float">
            <text:p>22.52</text:p>
          </table:table-cell>
          <table:table-cell office:value-type="float" office:value="0.0003992615" calcext:value-type="float">
            <text:p>0.0003992615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432" calcext:value-type="float">
            <text:p>18.432</text:p>
          </table:table-cell>
          <table:table-cell office:value-type="float" office:value="0.0003801569" calcext:value-type="float">
            <text:p>0.0003801569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56" calcext:value-type="float">
            <text:p>9.456</text:p>
          </table:table-cell>
          <table:table-cell office:value-type="float" office:value="0.0000922557" calcext:value-type="float">
            <text:p>0.0000922557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8" calcext:value-type="float">
            <text:p>2.938</text:p>
          </table:table-cell>
          <table:table-cell office:value-type="float" office:value="0.0000100455" calcext:value-type="float">
            <text:p>0.0000100455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4" calcext:value-type="float">
            <text:p>7.44</text:p>
          </table:table-cell>
          <table:table-cell office:value-type="float" office:value="0.0000897697" calcext:value-type="float">
            <text:p>0.0000897697</text:p>
          </table:table-cell>
        </table:table-row>
        <table:table-row table:style-name="ro1">
          <table:table-cell office:value-type="string" calcext:value-type="string">
            <text:p>math_no_diff_int_sep_div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16" calcext:value-type="float">
            <text:p>2.316</text:p>
          </table:table-cell>
          <table:table-cell office:value-type="float" office:value="0.0000090917" calcext:value-type="float">
            <text:p>0.0000090917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88" calcext:value-type="float">
            <text:p>23.088</text:p>
          </table:table-cell>
          <table:table-cell office:value-type="float" office:value="0.0004585875" calcext:value-type="float">
            <text:p>0.0004585875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592" calcext:value-type="float">
            <text:p>18.592</text:p>
          </table:table-cell>
          <table:table-cell office:value-type="float" office:value="0.0004271566" calcext:value-type="float">
            <text:p>0.000427156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68" calcext:value-type="float">
            <text:p>9.868</text:p>
          </table:table-cell>
          <table:table-cell office:value-type="float" office:value="0.0001035624" calcext:value-type="float">
            <text:p>0.0001035624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52" calcext:value-type="float">
            <text:p>3.052</text:p>
          </table:table-cell>
          <table:table-cell office:value-type="float" office:value="0.0000114016" calcext:value-type="float">
            <text:p>0.0000114016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76" calcext:value-type="float">
            <text:p>7.576</text:p>
          </table:table-cell>
          <table:table-cell office:value-type="float" office:value="0.0001006135" calcext:value-type="float">
            <text:p>0.0001006135</text:p>
          </table:table-cell>
        </table:table-row>
        <table:table-row table:style-name="ro1">
          <table:table-cell office:value-type="string" calcext:value-type="string">
            <text:p>math_no_diff_int_sep_div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52" calcext:value-type="float">
            <text:p>2.352</text:p>
          </table:table-cell>
          <table:table-cell office:value-type="float" office:value="0.0000099896" calcext:value-type="float">
            <text:p>0.000009989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144" calcext:value-type="float">
            <text:p>23.144</text:p>
          </table:table-cell>
          <table:table-cell office:value-type="float" office:value="0.0004988906" calcext:value-type="float">
            <text:p>0.000498890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0.8" calcext:value-type="float">
            <text:p>20.8</text:p>
          </table:table-cell>
          <table:table-cell office:value-type="float" office:value="0.0004279909" calcext:value-type="float">
            <text:p>0.0004279909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4" calcext:value-type="float">
            <text:p>9.84</text:p>
          </table:table-cell>
          <table:table-cell office:value-type="float" office:value="0.0001126451" calcext:value-type="float">
            <text:p>0.0001126451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48" calcext:value-type="float">
            <text:p>3.048</text:p>
          </table:table-cell>
          <table:table-cell office:value-type="float" office:value="0.0000122298" calcext:value-type="float">
            <text:p>0.0000122298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684" calcext:value-type="float">
            <text:p>8.684</text:p>
          </table:table-cell>
          <table:table-cell office:value-type="float" office:value="0.0001011136" calcext:value-type="float">
            <text:p>0.0001011136</text:p>
          </table:table-cell>
        </table:table-row>
        <table:table-row table:style-name="ro1">
          <table:table-cell office:value-type="string" calcext:value-type="string">
            <text:p>math_no_diff_int_sep_div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5" calcext:value-type="float">
            <text:p>2.55</text:p>
          </table:table-cell>
          <table:table-cell office:value-type="float" office:value="0.0000101987" calcext:value-type="float">
            <text:p>0.0000101987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32" calcext:value-type="float">
            <text:p>22.32</text:p>
          </table:table-cell>
          <table:table-cell office:value-type="float" office:value="0.0002934694" calcext:value-type="float">
            <text:p>0.000293469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0002421725" calcext:value-type="float">
            <text:p>0.0002421725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6" calcext:value-type="float">
            <text:p>9.36</text:p>
          </table:table-cell>
          <table:table-cell office:value-type="float" office:value="0.0000696128" calcext:value-type="float">
            <text:p>0.0000696128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04" calcext:value-type="float">
            <text:p>2.904</text:p>
          </table:table-cell>
          <table:table-cell office:value-type="float" office:value="0.0000080697" calcext:value-type="float">
            <text:p>0.0000080697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44" calcext:value-type="float">
            <text:p>6.944</text:p>
          </table:table-cell>
          <table:table-cell office:value-type="float" office:value="0.0000625754" calcext:value-type="float">
            <text:p>0.0000625754</text:p>
          </table:table-cell>
        </table:table-row>
        <table:table-row table:style-name="ro1">
          <table:table-cell office:value-type="string" calcext:value-type="string">
            <text:p>math_no_diff_int_KBC_max_rules_4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24" calcext:value-type="float">
            <text:p>2.124</text:p>
          </table:table-cell>
          <table:table-cell office:value-type="float" office:value="0.000007895" calcext:value-type="float">
            <text:p>0.000007895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528" calcext:value-type="float">
            <text:p>22.528</text:p>
          </table:table-cell>
          <table:table-cell office:value-type="float" office:value="0.0003647934" calcext:value-type="float">
            <text:p>0.0003647934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92" calcext:value-type="float">
            <text:p>16.992</text:p>
          </table:table-cell>
          <table:table-cell office:value-type="float" office:value="0.0002651059" calcext:value-type="float">
            <text:p>0.0002651059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4" calcext:value-type="float">
            <text:p>9.644</text:p>
          </table:table-cell>
          <table:table-cell office:value-type="float" office:value="0.0000767186" calcext:value-type="float">
            <text:p>0.0000767186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56" calcext:value-type="float">
            <text:p>2.956</text:p>
          </table:table-cell>
          <table:table-cell office:value-type="float" office:value="0.0000091068" calcext:value-type="float">
            <text:p>0.0000091068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08" calcext:value-type="float">
            <text:p>7.008</text:p>
          </table:table-cell>
          <table:table-cell office:value-type="float" office:value="0.0000649051" calcext:value-type="float">
            <text:p>0.0000649051</text:p>
          </table:table-cell>
        </table:table-row>
        <table:table-row table:style-name="ro1">
          <table:table-cell office:value-type="string" calcext:value-type="string">
            <text:p>math_no_diff_int_KBC_max_rules_6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64" calcext:value-type="float">
            <text:p>2.164</text:p>
          </table:table-cell>
          <table:table-cell office:value-type="float" office:value="0.0000071839" calcext:value-type="float">
            <text:p>0.0000071839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52" calcext:value-type="float">
            <text:p>22.52</text:p>
          </table:table-cell>
          <table:table-cell office:value-type="float" office:value="0.0003472967" calcext:value-type="float">
            <text:p>0.0003472967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36" calcext:value-type="float">
            <text:p>16.936</text:p>
          </table:table-cell>
          <table:table-cell office:value-type="float" office:value="0.000277131" calcext:value-type="float">
            <text:p>0.000277131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56" calcext:value-type="float">
            <text:p>9.456</text:p>
          </table:table-cell>
          <table:table-cell office:value-type="float" office:value="0.0000799628" calcext:value-type="float">
            <text:p>0.0000799628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8" calcext:value-type="float">
            <text:p>2.938</text:p>
          </table:table-cell>
          <table:table-cell office:value-type="float" office:value="0.0000087886" calcext:value-type="float">
            <text:p>0.0000087886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72" calcext:value-type="float">
            <text:p>6.972</text:p>
          </table:table-cell>
          <table:table-cell office:value-type="float" office:value="0.0000674043" calcext:value-type="float">
            <text:p>0.0000674043</text:p>
          </table:table-cell>
        </table:table-row>
        <table:table-row table:style-name="ro1">
          <table:table-cell office:value-type="string" calcext:value-type="string">
            <text:p>math_no_diff_int_KBC_max_rules_8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44" calcext:value-type="float">
            <text:p>2.144</text:p>
          </table:table-cell>
          <table:table-cell office:value-type="float" office:value="0.0000073811" calcext:value-type="float">
            <text:p>0.0000073811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672" calcext:value-type="float">
            <text:p>22.672</text:p>
          </table:table-cell>
          <table:table-cell office:value-type="float" office:value="0.0003938433" calcext:value-type="float">
            <text:p>0.0003938433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68" calcext:value-type="float">
            <text:p>16.968</text:p>
          </table:table-cell>
          <table:table-cell office:value-type="float" office:value="0.0003109586" calcext:value-type="float">
            <text:p>0.000310958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08" calcext:value-type="float">
            <text:p>9.608</text:p>
          </table:table-cell>
          <table:table-cell office:value-type="float" office:value="0.0000898466" calcext:value-type="float">
            <text:p>0.000089846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" calcext:value-type="float">
            <text:p>2.99</text:p>
          </table:table-cell>
          <table:table-cell office:value-type="float" office:value="0.0000095806" calcext:value-type="float">
            <text:p>0.0000095806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04" calcext:value-type="float">
            <text:p>7.004</text:p>
          </table:table-cell>
          <table:table-cell office:value-type="float" office:value="0.000075115" calcext:value-type="float">
            <text:p>0.000075115</text:p>
          </table:table-cell>
        </table:table-row>
        <table:table-row table:style-name="ro1">
          <table:table-cell office:value-type="string" calcext:value-type="string">
            <text:p>math_no_diff_int_KBC_max_rules_1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66" calcext:value-type="float">
            <text:p>2.166</text:p>
          </table:table-cell>
          <table:table-cell office:value-type="float" office:value="0.0000080053" calcext:value-type="float">
            <text:p>0.0000080053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88" calcext:value-type="float">
            <text:p>22.888</text:p>
          </table:table-cell>
          <table:table-cell office:value-type="float" office:value="0.000389435" calcext:value-type="float">
            <text:p>0.000389435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3168635" calcext:value-type="float">
            <text:p>0.0003168635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8" calcext:value-type="float">
            <text:p>9.668</text:p>
          </table:table-cell>
          <table:table-cell office:value-type="float" office:value="0.0001022944" calcext:value-type="float">
            <text:p>0.0001022944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111906" calcext:value-type="float">
            <text:p>0.0000111906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88" calcext:value-type="float">
            <text:p>6.988</text:p>
          </table:table-cell>
          <table:table-cell office:value-type="float" office:value="0.0000853933" calcext:value-type="float">
            <text:p>0.0000853933</text:p>
          </table:table-cell>
        </table:table-row>
        <table:table-row table:style-name="ro1">
          <table:table-cell office:value-type="string" calcext:value-type="string">
            <text:p>math_no_diff_int_KBC_max_rules_15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5" calcext:value-type="float">
            <text:p>2.15</text:p>
          </table:table-cell>
          <table:table-cell office:value-type="float" office:value="0.0000092442" calcext:value-type="float">
            <text:p>0.000009244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88" calcext:value-type="float">
            <text:p>22.888</text:p>
          </table:table-cell>
          <table:table-cell office:value-type="float" office:value="0.0004247894" calcext:value-type="float">
            <text:p>0.0004247894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3321215" calcext:value-type="float">
            <text:p>0.0003321215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8" calcext:value-type="float">
            <text:p>9.688</text:p>
          </table:table-cell>
          <table:table-cell office:value-type="float" office:value="0.0001084362" calcext:value-type="float">
            <text:p>0.000108436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2" calcext:value-type="float">
            <text:p>2.962</text:p>
          </table:table-cell>
          <table:table-cell office:value-type="float" office:value="0.000011122" calcext:value-type="float">
            <text:p>0.000011122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96" calcext:value-type="float">
            <text:p>6.996</text:p>
          </table:table-cell>
          <table:table-cell office:value-type="float" office:value="0.0000897455" calcext:value-type="float">
            <text:p>0.0000897455</text:p>
          </table:table-cell>
        </table:table-row>
        <table:table-row table:style-name="ro1">
          <table:table-cell office:value-type="string" calcext:value-type="string">
            <text:p>math_no_diff_int_KBC_max_rules_200_extended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5" calcext:value-type="float">
            <text:p>2.15</text:p>
          </table:table-cell>
          <table:table-cell office:value-type="float" office:value="0.0000092313" calcext:value-type="float">
            <text:p>0.0000092313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288" calcext:value-type="float">
            <text:p>22.288</text:p>
          </table:table-cell>
          <table:table-cell office:value-type="float" office:value="0.0002824326" calcext:value-type="float">
            <text:p>0.000282432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0002391518" calcext:value-type="float">
            <text:p>0.000239151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72" calcext:value-type="float">
            <text:p>9.372</text:p>
          </table:table-cell>
          <table:table-cell office:value-type="float" office:value="0.0000703769" calcext:value-type="float">
            <text:p>0.0000703769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896" calcext:value-type="float">
            <text:p>2.896</text:p>
          </table:table-cell>
          <table:table-cell office:value-type="float" office:value="0.0000082056" calcext:value-type="float">
            <text:p>0.0000082056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6.956" calcext:value-type="float">
            <text:p>6.956</text:p>
          </table:table-cell>
          <table:table-cell office:value-type="float" office:value="0.0000589278" calcext:value-type="float">
            <text:p>0.0000589278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124" calcext:value-type="float">
            <text:p>2.124</text:p>
          </table:table-cell>
          <table:table-cell office:value-type="float" office:value="0.0000069389" calcext:value-type="float">
            <text:p>0.0000069389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504" calcext:value-type="float">
            <text:p>22.504</text:p>
          </table:table-cell>
          <table:table-cell office:value-type="float" office:value="0.0004272185" calcext:value-type="float">
            <text:p>0.0004272185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6.992" calcext:value-type="float">
            <text:p>16.992</text:p>
          </table:table-cell>
          <table:table-cell office:value-type="float" office:value="0.0003218707" calcext:value-type="float">
            <text:p>0.000321870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36" calcext:value-type="float">
            <text:p>9.636</text:p>
          </table:table-cell>
          <table:table-cell office:value-type="float" office:value="0.0001020019" calcext:value-type="float">
            <text:p>0.0001020019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2" calcext:value-type="float">
            <text:p>2.942</text:p>
          </table:table-cell>
          <table:table-cell office:value-type="float" office:value="0.0000110476" calcext:value-type="float">
            <text:p>0.0000110476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6.968" calcext:value-type="float">
            <text:p>6.968</text:p>
          </table:table-cell>
          <table:table-cell office:value-type="float" office:value="0.0000805962" calcext:value-type="float">
            <text:p>0.0000805962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162" calcext:value-type="float">
            <text:p>2.162</text:p>
          </table:table-cell>
          <table:table-cell office:value-type="float" office:value="0.0000088065" calcext:value-type="float">
            <text:p>0.0000088065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616" calcext:value-type="float">
            <text:p>22.616</text:p>
          </table:table-cell>
          <table:table-cell office:value-type="float" office:value="0.000562397" calcext:value-type="float">
            <text:p>0.000562397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6.968" calcext:value-type="float">
            <text:p>16.968</text:p>
          </table:table-cell>
          <table:table-cell office:value-type="float" office:value="0.0004303942" calcext:value-type="float">
            <text:p>0.0004303942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92" calcext:value-type="float">
            <text:p>9.592</text:p>
          </table:table-cell>
          <table:table-cell office:value-type="float" office:value="0.0001364474" calcext:value-type="float">
            <text:p>0.0001364474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72" calcext:value-type="float">
            <text:p>2.972</text:p>
          </table:table-cell>
          <table:table-cell office:value-type="float" office:value="0.0000133529" calcext:value-type="float">
            <text:p>0.0000133529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6.964" calcext:value-type="float">
            <text:p>6.964</text:p>
          </table:table-cell>
          <table:table-cell office:value-type="float" office:value="0.0001069447" calcext:value-type="float">
            <text:p>0.0001069447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162" calcext:value-type="float">
            <text:p>2.162</text:p>
          </table:table-cell>
          <table:table-cell office:value-type="float" office:value="0.0000106672" calcext:value-type="float">
            <text:p>0.0000106672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64" calcext:value-type="float">
            <text:p>22.464</text:p>
          </table:table-cell>
          <table:table-cell office:value-type="float" office:value="0.0004784154" calcext:value-type="float">
            <text:p>0.000478415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6.936" calcext:value-type="float">
            <text:p>16.936</text:p>
          </table:table-cell>
          <table:table-cell office:value-type="float" office:value="0.0003694976" calcext:value-type="float">
            <text:p>0.0003694976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4" calcext:value-type="float">
            <text:p>9.44</text:p>
          </table:table-cell>
          <table:table-cell office:value-type="float" office:value="0.0001194931" calcext:value-type="float">
            <text:p>0.0001194931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2" calcext:value-type="float">
            <text:p>2.92</text:p>
          </table:table-cell>
          <table:table-cell office:value-type="float" office:value="0.0000124894" calcext:value-type="float">
            <text:p>0.000012489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6.932" calcext:value-type="float">
            <text:p>6.932</text:p>
          </table:table-cell>
          <table:table-cell office:value-type="float" office:value="0.0000926049" calcext:value-type="float">
            <text:p>0.0000926049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14" calcext:value-type="float">
            <text:p>2.14</text:p>
          </table:table-cell>
          <table:table-cell office:value-type="float" office:value="0.0000093702" calcext:value-type="float">
            <text:p>0.000009370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32" calcext:value-type="float">
            <text:p>22.832</text:p>
          </table:table-cell>
          <table:table-cell office:value-type="float" office:value="0.0006348797" calcext:value-type="float">
            <text:p>0.0006348797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4943772" calcext:value-type="float">
            <text:p>0.0004943772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36" calcext:value-type="float">
            <text:p>9.636</text:p>
          </table:table-cell>
          <table:table-cell office:value-type="float" office:value="0.0001747204" calcext:value-type="float">
            <text:p>0.000174720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6" calcext:value-type="float">
            <text:p>2.946</text:p>
          </table:table-cell>
          <table:table-cell office:value-type="float" office:value="0.0000154585" calcext:value-type="float">
            <text:p>0.0000154585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6.948" calcext:value-type="float">
            <text:p>6.948</text:p>
          </table:table-cell>
          <table:table-cell office:value-type="float" office:value="0.0001348714" calcext:value-type="float">
            <text:p>0.0001348714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148" calcext:value-type="float">
            <text:p>2.148</text:p>
          </table:table-cell>
          <table:table-cell office:value-type="float" office:value="0.0000121771" calcext:value-type="float">
            <text:p>0.0000121771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4" calcext:value-type="float">
            <text:p>22.84</text:p>
          </table:table-cell>
          <table:table-cell office:value-type="float" office:value="0.0009483736" calcext:value-type="float">
            <text:p>0.0009483736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720389" calcext:value-type="float">
            <text:p>0.000720389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68" calcext:value-type="float">
            <text:p>9.668</text:p>
          </table:table-cell>
          <table:table-cell office:value-type="float" office:value="0.0002598385" calcext:value-type="float">
            <text:p>0.0002598385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6" calcext:value-type="float">
            <text:p>2.946</text:p>
          </table:table-cell>
          <table:table-cell office:value-type="float" office:value="0.0000199128" calcext:value-type="float">
            <text:p>0.0000199128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6.956" calcext:value-type="float">
            <text:p>6.956</text:p>
          </table:table-cell>
          <table:table-cell office:value-type="float" office:value="0.0001987888" calcext:value-type="float">
            <text:p>0.0001987888</text:p>
          </table:table-cell>
        </table:table-row>
        <table:table-row table:style-name="ro1">
          <table:table-cell office:value-type="string" calcext:value-type="string">
            <text:p>math_no_diff_int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154" calcext:value-type="float">
            <text:p>2.154</text:p>
          </table:table-cell>
          <table:table-cell office:value-type="float" office:value="0.0000155878" calcext:value-type="float">
            <text:p>0.0000155878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16" calcext:value-type="float">
            <text:p>22.416</text:p>
          </table:table-cell>
          <table:table-cell office:value-type="float" office:value="0.0003274737" calcext:value-type="float">
            <text:p>0.0003274737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1.624" calcext:value-type="float">
            <text:p>11.624</text:p>
          </table:table-cell>
          <table:table-cell office:value-type="float" office:value="0.0002485021" calcext:value-type="float">
            <text:p>0.0002485021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24" calcext:value-type="float">
            <text:p>9.524</text:p>
          </table:table-cell>
          <table:table-cell office:value-type="float" office:value="0.000079383" calcext:value-type="float">
            <text:p>0.000079383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2" calcext:value-type="float">
            <text:p>2.912</text:p>
          </table:table-cell>
          <table:table-cell office:value-type="float" office:value="0.0000089598" calcext:value-type="float">
            <text:p>0.0000089598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26" calcext:value-type="float">
            <text:p>5.26</text:p>
          </table:table-cell>
          <table:table-cell office:value-type="float" office:value="0.0000645665" calcext:value-type="float">
            <text:p>0.0000645665</text:p>
          </table:table-cell>
        </table:table-row>
        <table:table-row table:style-name="ro1">
          <table:table-cell office:value-type="string" calcext:value-type="string">
            <text:p>math_no_diff_int_no_div_no_pow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6" calcext:value-type="float">
            <text:p>1.6</text:p>
          </table:table-cell>
          <table:table-cell office:value-type="float" office:value="0.0000067419" calcext:value-type="float">
            <text:p>0.0000067419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04" calcext:value-type="float">
            <text:p>22.904</text:p>
          </table:table-cell>
          <table:table-cell office:value-type="float" office:value="0.0004093156" calcext:value-type="float">
            <text:p>0.0004093156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1.696" calcext:value-type="float">
            <text:p>11.696</text:p>
          </table:table-cell>
          <table:table-cell office:value-type="float" office:value="0.0003185339" calcext:value-type="float">
            <text:p>0.0003185339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08" calcext:value-type="float">
            <text:p>9.808</text:p>
          </table:table-cell>
          <table:table-cell office:value-type="float" office:value="0.0000950324" calcext:value-type="float">
            <text:p>0.0000950324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3" calcext:value-type="float">
            <text:p>3.03</text:p>
          </table:table-cell>
          <table:table-cell office:value-type="float" office:value="0.0000097884" calcext:value-type="float">
            <text:p>0.0000097884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392" calcext:value-type="float">
            <text:p>5.392</text:p>
          </table:table-cell>
          <table:table-cell office:value-type="float" office:value="0.0000790306" calcext:value-type="float">
            <text:p>0.0000790306</text:p>
          </table:table-cell>
        </table:table-row>
        <table:table-row table:style-name="ro1">
          <table:table-cell office:value-type="string" calcext:value-type="string">
            <text:p>math_no_diff_int_no_div_no_pow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622" calcext:value-type="float">
            <text:p>1.622</text:p>
          </table:table-cell>
          <table:table-cell office:value-type="float" office:value="0.0000076081" calcext:value-type="float">
            <text:p>0.0000076081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04861564" calcext:value-type="float">
            <text:p>0.0004861564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3849977" calcext:value-type="float">
            <text:p>0.0003849977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48" calcext:value-type="float">
            <text:p>9.648</text:p>
          </table:table-cell>
          <table:table-cell office:value-type="float" office:value="0.0001336852" calcext:value-type="float">
            <text:p>0.0001336852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179605" calcext:value-type="float">
            <text:p>0.0000179605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296" calcext:value-type="float">
            <text:p>5.296</text:p>
          </table:table-cell>
          <table:table-cell office:value-type="float" office:value="0.0001069276" calcext:value-type="float">
            <text:p>0.0001069276</text:p>
          </table:table-cell>
        </table:table-row>
        <table:table-row table:style-name="ro1">
          <table:table-cell office:value-type="string" calcext:value-type="string">
            <text:p>math_no_diff_int_no_div_no_pow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6" calcext:value-type="float">
            <text:p>1.6</text:p>
          </table:table-cell>
          <table:table-cell office:value-type="float" office:value="0.0000093191" calcext:value-type="float">
            <text:p>0.0000093191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08" calcext:value-type="float">
            <text:p>22.808</text:p>
          </table:table-cell>
          <table:table-cell office:value-type="float" office:value="0.000402608" calcext:value-type="float">
            <text:p>0.000402608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3151128" calcext:value-type="float">
            <text:p>0.0003151128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" calcext:value-type="float">
            <text:p>9.62</text:p>
          </table:table-cell>
          <table:table-cell office:value-type="float" office:value="0.0001078688" calcext:value-type="float">
            <text:p>0.0001078688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108738" calcext:value-type="float">
            <text:p>0.0000108738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288" calcext:value-type="float">
            <text:p>5.288</text:p>
          </table:table-cell>
          <table:table-cell office:value-type="float" office:value="0.000086567" calcext:value-type="float">
            <text:p>0.000086567</text:p>
          </table:table-cell>
        </table:table-row>
        <table:table-row table:style-name="ro1">
          <table:table-cell office:value-type="string" calcext:value-type="string">
            <text:p>math_no_diff_int_no_div_no_pow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08625" calcext:value-type="float">
            <text:p>0.000008625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2" calcext:value-type="float">
            <text:p>22.92</text:p>
          </table:table-cell>
          <table:table-cell office:value-type="float" office:value="0.0007469883" calcext:value-type="float">
            <text:p>0.0007469883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6124766" calcext:value-type="float">
            <text:p>0.0006124766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16" calcext:value-type="float">
            <text:p>9.716</text:p>
          </table:table-cell>
          <table:table-cell office:value-type="float" office:value="0.0001969122" calcext:value-type="float">
            <text:p>0.0001969122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2" calcext:value-type="float">
            <text:p>2.962</text:p>
          </table:table-cell>
          <table:table-cell office:value-type="float" office:value="0.0000157824" calcext:value-type="float">
            <text:p>0.0000157824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5.3" calcext:value-type="float">
            <text:p>5.3</text:p>
          </table:table-cell>
          <table:table-cell office:value-type="float" office:value="0.0001663996" calcext:value-type="float">
            <text:p>0.0001663996</text:p>
          </table:table-cell>
        </table:table-row>
        <table:table-row table:style-name="ro1">
          <table:table-cell office:value-type="string" calcext:value-type="string">
            <text:p>math_no_diff_int_no_div_no_pow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606" calcext:value-type="float">
            <text:p>1.606</text:p>
          </table:table-cell>
          <table:table-cell office:value-type="float" office:value="0.0000125817" calcext:value-type="float">
            <text:p>0.0000125817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08" calcext:value-type="float">
            <text:p>23.008</text:p>
          </table:table-cell>
          <table:table-cell office:value-type="float" office:value="0.0009538486" calcext:value-type="float">
            <text:p>0.0009538486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1.704" calcext:value-type="float">
            <text:p>11.704</text:p>
          </table:table-cell>
          <table:table-cell office:value-type="float" office:value="0.0007879733" calcext:value-type="float">
            <text:p>0.0007879733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96" calcext:value-type="float">
            <text:p>9.796</text:p>
          </table:table-cell>
          <table:table-cell office:value-type="float" office:value="0.0002485441" calcext:value-type="float">
            <text:p>0.0002485441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6" calcext:value-type="float">
            <text:p>2.966</text:p>
          </table:table-cell>
          <table:table-cell office:value-type="float" office:value="0.000016967" calcext:value-type="float">
            <text:p>0.000016967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312" calcext:value-type="float">
            <text:p>5.312</text:p>
          </table:table-cell>
          <table:table-cell office:value-type="float" office:value="0.0002087669" calcext:value-type="float">
            <text:p>0.0002087669</text:p>
          </table:table-cell>
        </table:table-row>
        <table:table-row table:style-name="ro1">
          <table:table-cell office:value-type="string" calcext:value-type="string">
            <text:p>math_no_diff_int_no_div_no_pow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612" calcext:value-type="float">
            <text:p>1.612</text:p>
          </table:table-cell>
          <table:table-cell office:value-type="float" office:value="0.0000150071" calcext:value-type="float">
            <text:p>0.0000150071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0002197781" calcext:value-type="float">
            <text:p>0.0002197781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7.408" calcext:value-type="float">
            <text:p>17.408</text:p>
          </table:table-cell>
          <table:table-cell office:value-type="float" office:value="0.0002348494" calcext:value-type="float">
            <text:p>0.000234849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62" calcext:value-type="float">
            <text:p>8.62</text:p>
          </table:table-cell>
          <table:table-cell office:value-type="float" office:value="0.0000628181" calcext:value-type="float">
            <text:p>0.0000628181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48" calcext:value-type="float">
            <text:p>2.648</text:p>
          </table:table-cell>
          <table:table-cell office:value-type="float" office:value="0.0000077037" calcext:value-type="float">
            <text:p>0.0000077037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6.992" calcext:value-type="float">
            <text:p>6.992</text:p>
          </table:table-cell>
          <table:table-cell office:value-type="float" office:value="0.0000611476" calcext:value-type="float">
            <text:p>0.0000611476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144" calcext:value-type="float">
            <text:p>2.144</text:p>
          </table:table-cell>
          <table:table-cell office:value-type="float" office:value="0.0000070296" calcext:value-type="float">
            <text:p>0.0000070296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288" calcext:value-type="float">
            <text:p>22.288</text:p>
          </table:table-cell>
          <table:table-cell office:value-type="float" office:value="0.0003277566" calcext:value-type="float">
            <text:p>0.0003277566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8.352" calcext:value-type="float">
            <text:p>18.352</text:p>
          </table:table-cell>
          <table:table-cell office:value-type="float" office:value="0.0003099485" calcext:value-type="float">
            <text:p>0.000309948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68" calcext:value-type="float">
            <text:p>9.368</text:p>
          </table:table-cell>
          <table:table-cell office:value-type="float" office:value="0.0000807879" calcext:value-type="float">
            <text:p>0.0000807879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896" calcext:value-type="float">
            <text:p>2.896</text:p>
          </table:table-cell>
          <table:table-cell office:value-type="float" office:value="0.000009261" calcext:value-type="float">
            <text:p>0.000009261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7.42" calcext:value-type="float">
            <text:p>7.42</text:p>
          </table:table-cell>
          <table:table-cell office:value-type="float" office:value="0.0000750929" calcext:value-type="float">
            <text:p>0.0000750929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296" calcext:value-type="float">
            <text:p>2.296</text:p>
          </table:table-cell>
          <table:table-cell office:value-type="float" office:value="0.0000084288" calcext:value-type="float">
            <text:p>0.0000084288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16" calcext:value-type="float">
            <text:p>22.416</text:p>
          </table:table-cell>
          <table:table-cell office:value-type="float" office:value="0.0004700592" calcext:value-type="float">
            <text:p>0.0004700592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8.44" calcext:value-type="float">
            <text:p>18.44</text:p>
          </table:table-cell>
          <table:table-cell office:value-type="float" office:value="0.0003979912" calcext:value-type="float">
            <text:p>0.0003979912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28" calcext:value-type="float">
            <text:p>9.528</text:p>
          </table:table-cell>
          <table:table-cell office:value-type="float" office:value="0.0001122126" calcext:value-type="float">
            <text:p>0.0001122126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14" calcext:value-type="float">
            <text:p>2.914</text:p>
          </table:table-cell>
          <table:table-cell office:value-type="float" office:value="0.0000119542" calcext:value-type="float">
            <text:p>0.0000119542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7.424" calcext:value-type="float">
            <text:p>7.424</text:p>
          </table:table-cell>
          <table:table-cell office:value-type="float" office:value="0.0000962769" calcext:value-type="float">
            <text:p>0.0000962769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318" calcext:value-type="float">
            <text:p>2.318</text:p>
          </table:table-cell>
          <table:table-cell office:value-type="float" office:value="0.0000098981" calcext:value-type="float">
            <text:p>0.0000098981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64" calcext:value-type="float">
            <text:p>22.464</text:p>
          </table:table-cell>
          <table:table-cell office:value-type="float" office:value="0.0005135647" calcext:value-type="float">
            <text:p>0.0005135647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8.4" calcext:value-type="float">
            <text:p>18.4</text:p>
          </table:table-cell>
          <table:table-cell office:value-type="float" office:value="0.0004458584" calcext:value-type="float">
            <text:p>0.0004458584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4" calcext:value-type="float">
            <text:p>9.44</text:p>
          </table:table-cell>
          <table:table-cell office:value-type="float" office:value="0.0001279563" calcext:value-type="float">
            <text:p>0.0001279563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2" calcext:value-type="float">
            <text:p>2.92</text:p>
          </table:table-cell>
          <table:table-cell office:value-type="float" office:value="0.0000133005" calcext:value-type="float">
            <text:p>0.0000133005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7.404" calcext:value-type="float">
            <text:p>7.404</text:p>
          </table:table-cell>
          <table:table-cell office:value-type="float" office:value="0.0001067187" calcext:value-type="float">
            <text:p>0.0001067187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31" calcext:value-type="float">
            <text:p>2.31</text:p>
          </table:table-cell>
          <table:table-cell office:value-type="float" office:value="0.0000105618" calcext:value-type="float">
            <text:p>0.0000105618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32" calcext:value-type="float">
            <text:p>23.032</text:p>
          </table:table-cell>
          <table:table-cell office:value-type="float" office:value="0.000659306" calcext:value-type="float">
            <text:p>0.00065930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8.56" calcext:value-type="float">
            <text:p>18.56</text:p>
          </table:table-cell>
          <table:table-cell office:value-type="float" office:value="0.0005514858" calcext:value-type="float">
            <text:p>0.0005514858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56" calcext:value-type="float">
            <text:p>9.856</text:p>
          </table:table-cell>
          <table:table-cell office:value-type="float" office:value="0.00015785" calcext:value-type="float">
            <text:p>0.00015785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0015261" calcext:value-type="float">
            <text:p>0.000015261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7.54" calcext:value-type="float">
            <text:p>7.54</text:p>
          </table:table-cell>
          <table:table-cell office:value-type="float" office:value="0.0001328234" calcext:value-type="float">
            <text:p>0.000132823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348" calcext:value-type="float">
            <text:p>2.348</text:p>
          </table:table-cell>
          <table:table-cell office:value-type="float" office:value="0.0000123635" calcext:value-type="float">
            <text:p>0.0000123635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72" calcext:value-type="float">
            <text:p>23.072</text:p>
          </table:table-cell>
          <table:table-cell office:value-type="float" office:value="0.0008104981" calcext:value-type="float">
            <text:p>0.0008104981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20.744" calcext:value-type="float">
            <text:p>20.744</text:p>
          </table:table-cell>
          <table:table-cell office:value-type="float" office:value="0.0006119871" calcext:value-type="float">
            <text:p>0.0006119871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12" calcext:value-type="float">
            <text:p>9.812</text:p>
          </table:table-cell>
          <table:table-cell office:value-type="float" office:value="0.0001935439" calcext:value-type="float">
            <text:p>0.0001935439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32" calcext:value-type="float">
            <text:p>3.032</text:p>
          </table:table-cell>
          <table:table-cell office:value-type="float" office:value="0.0000174313" calcext:value-type="float">
            <text:p>0.0000174313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8.66" calcext:value-type="float">
            <text:p>8.66</text:p>
          </table:table-cell>
          <table:table-cell office:value-type="float" office:value="0.0001473602" calcext:value-type="float">
            <text:p>0.000147360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544" calcext:value-type="float">
            <text:p>2.544</text:p>
          </table:table-cell>
          <table:table-cell office:value-type="float" office:value="0.0000133222" calcext:value-type="float">
            <text:p>0.0000133222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24" calcext:value-type="float">
            <text:p>22.424</text:p>
          </table:table-cell>
          <table:table-cell office:value-type="float" office:value="0.0002616653" calcext:value-type="float">
            <text:p>0.0002616653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24" calcext:value-type="float">
            <text:p>11.624</text:p>
          </table:table-cell>
          <table:table-cell office:value-type="float" office:value="0.0001954984" calcext:value-type="float">
            <text:p>0.0001954984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4" calcext:value-type="float">
            <text:p>9.54</text:p>
          </table:table-cell>
          <table:table-cell office:value-type="float" office:value="0.0000614487" calcext:value-type="float">
            <text:p>0.0000614487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" calcext:value-type="float">
            <text:p>2.93</text:p>
          </table:table-cell>
          <table:table-cell office:value-type="float" office:value="0.0000072911" calcext:value-type="float">
            <text:p>0.0000072911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12" calcext:value-type="float">
            <text:p>5.312</text:p>
          </table:table-cell>
          <table:table-cell office:value-type="float" office:value="0.0000503002" calcext:value-type="float">
            <text:p>0.0000503002</text:p>
          </table:table-cell>
        </table:table-row>
        <table:table-row table:style-name="ro1">
          <table:table-cell office:value-type="string" calcext:value-type="string">
            <text:p>math_no_diff_int_no_div_no_pow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06" calcext:value-type="float">
            <text:p>1.606</text:p>
          </table:table-cell>
          <table:table-cell office:value-type="float" office:value="0.0000056397" calcext:value-type="float">
            <text:p>0.0000056397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44" calcext:value-type="float">
            <text:p>22.944</text:p>
          </table:table-cell>
          <table:table-cell office:value-type="float" office:value="0.0002839877" calcext:value-type="float">
            <text:p>0.0002839877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96" calcext:value-type="float">
            <text:p>11.696</text:p>
          </table:table-cell>
          <table:table-cell office:value-type="float" office:value="0.0002198194" calcext:value-type="float">
            <text:p>0.0002198194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24" calcext:value-type="float">
            <text:p>9.824</text:p>
          </table:table-cell>
          <table:table-cell office:value-type="float" office:value="0.0000662807" calcext:value-type="float">
            <text:p>0.0000662807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38" calcext:value-type="float">
            <text:p>3.038</text:p>
          </table:table-cell>
          <table:table-cell office:value-type="float" office:value="0.0000080759" calcext:value-type="float">
            <text:p>0.0000080759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416" calcext:value-type="float">
            <text:p>5.416</text:p>
          </table:table-cell>
          <table:table-cell office:value-type="float" office:value="0.0000544705" calcext:value-type="float">
            <text:p>0.0000544705</text:p>
          </table:table-cell>
        </table:table-row>
        <table:table-row table:style-name="ro1">
          <table:table-cell office:value-type="string" calcext:value-type="string">
            <text:p>math_no_diff_int_no_div_no_pow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26" calcext:value-type="float">
            <text:p>1.626</text:p>
          </table:table-cell>
          <table:table-cell office:value-type="float" office:value="0.0000063124" calcext:value-type="float">
            <text:p>0.0000063124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24" calcext:value-type="float">
            <text:p>22.824</text:p>
          </table:table-cell>
          <table:table-cell office:value-type="float" office:value="0.0002769892" calcext:value-type="float">
            <text:p>0.0002769892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2151825" calcext:value-type="float">
            <text:p>0.0002151825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28" calcext:value-type="float">
            <text:p>9.628</text:p>
          </table:table-cell>
          <table:table-cell office:value-type="float" office:value="0.0000755489" calcext:value-type="float">
            <text:p>0.0000755489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082152" calcext:value-type="float">
            <text:p>0.0000082152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12" calcext:value-type="float">
            <text:p>5.312</text:p>
          </table:table-cell>
          <table:table-cell office:value-type="float" office:value="0.0000600513" calcext:value-type="float">
            <text:p>0.0000600513</text:p>
          </table:table-cell>
        </table:table-row>
        <table:table-row table:style-name="ro1">
          <table:table-cell office:value-type="string" calcext:value-type="string">
            <text:p>math_no_diff_int_no_div_no_pow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064508" calcext:value-type="float">
            <text:p>0.000006450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72" calcext:value-type="float">
            <text:p>22.872</text:p>
          </table:table-cell>
          <table:table-cell office:value-type="float" office:value="0.0002880196" calcext:value-type="float">
            <text:p>0.000288019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2287628" calcext:value-type="float">
            <text:p>0.0002287628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" calcext:value-type="float">
            <text:p>9.68</text:p>
          </table:table-cell>
          <table:table-cell office:value-type="float" office:value="0.0000796086" calcext:value-type="float">
            <text:p>0.000079608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084963" calcext:value-type="float">
            <text:p>0.0000084963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2" calcext:value-type="float">
            <text:p>5.32</text:p>
          </table:table-cell>
          <table:table-cell office:value-type="float" office:value="0.0000644066" calcext:value-type="float">
            <text:p>0.0000644066</text:p>
          </table:table-cell>
        </table:table-row>
        <table:table-row table:style-name="ro1">
          <table:table-cell office:value-type="string" calcext:value-type="string">
            <text:p>math_no_diff_int_no_div_no_pow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068299" calcext:value-type="float">
            <text:p>0.0000068299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952" calcext:value-type="float">
            <text:p>22.952</text:p>
          </table:table-cell>
          <table:table-cell office:value-type="float" office:value="0.0003255334" calcext:value-type="float">
            <text:p>0.0003255334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688" calcext:value-type="float">
            <text:p>11.688</text:p>
          </table:table-cell>
          <table:table-cell office:value-type="float" office:value="0.0002560709" calcext:value-type="float">
            <text:p>0.0002560709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32" calcext:value-type="float">
            <text:p>9.732</text:p>
          </table:table-cell>
          <table:table-cell office:value-type="float" office:value="0.0000883706" calcext:value-type="float">
            <text:p>0.0000883706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4" calcext:value-type="float">
            <text:p>2.964</text:p>
          </table:table-cell>
          <table:table-cell office:value-type="float" office:value="0.0000095608" calcext:value-type="float">
            <text:p>0.0000095608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24" calcext:value-type="float">
            <text:p>5.324</text:p>
          </table:table-cell>
          <table:table-cell office:value-type="float" office:value="0.0000741141" calcext:value-type="float">
            <text:p>0.0000741141</text:p>
          </table:table-cell>
        </table:table-row>
        <table:table-row table:style-name="ro1">
          <table:table-cell office:value-type="string" calcext:value-type="string">
            <text:p>math_no_diff_int_no_div_no_pow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02" calcext:value-type="float">
            <text:p>1.602</text:p>
          </table:table-cell>
          <table:table-cell office:value-type="float" office:value="0.0000074572" calcext:value-type="float">
            <text:p>0.0000074572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08" calcext:value-type="float">
            <text:p>23.008</text:p>
          </table:table-cell>
          <table:table-cell office:value-type="float" office:value="0.0003762033" calcext:value-type="float">
            <text:p>0.0003762033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0003063606" calcext:value-type="float">
            <text:p>0.0003063606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68" calcext:value-type="float">
            <text:p>9.768</text:p>
          </table:table-cell>
          <table:table-cell office:value-type="float" office:value="0.0001035265" calcext:value-type="float">
            <text:p>0.0001035265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4" calcext:value-type="float">
            <text:p>2.964</text:p>
          </table:table-cell>
          <table:table-cell office:value-type="float" office:value="0.0000102287" calcext:value-type="float">
            <text:p>0.0000102287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5.336" calcext:value-type="float">
            <text:p>5.336</text:p>
          </table:table-cell>
          <table:table-cell office:value-type="float" office:value="0.0000871779" calcext:value-type="float">
            <text:p>0.0000871779</text:p>
          </table:table-cell>
        </table:table-row>
        <table:table-row table:style-name="ro1">
          <table:table-cell office:value-type="string" calcext:value-type="string">
            <text:p>math_no_diff_int_no_div_no_pow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1.604" calcext:value-type="float">
            <text:p>1.604</text:p>
          </table:table-cell>
          <table:table-cell office:value-type="float" office:value="0.0000083152" calcext:value-type="float">
            <text:p>0.0000083152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0001958677" calcext:value-type="float">
            <text:p>0.0001958677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408" calcext:value-type="float">
            <text:p>17.408</text:p>
          </table:table-cell>
          <table:table-cell office:value-type="float" office:value="0.0002189498" calcext:value-type="float">
            <text:p>0.000218949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8.62" calcext:value-type="float">
            <text:p>8.62</text:p>
          </table:table-cell>
          <table:table-cell office:value-type="float" office:value="0.0000556501" calcext:value-type="float">
            <text:p>0.0000556501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648" calcext:value-type="float">
            <text:p>2.648</text:p>
          </table:table-cell>
          <table:table-cell office:value-type="float" office:value="0.0000076818" calcext:value-type="float">
            <text:p>0.0000076818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92" calcext:value-type="float">
            <text:p>6.992</text:p>
          </table:table-cell>
          <table:table-cell office:value-type="float" office:value="0.0000569086" calcext:value-type="float">
            <text:p>0.0000569086</text:p>
          </table:table-cell>
        </table:table-row>
        <table:table-row table:style-name="ro1">
          <table:table-cell office:value-type="string" calcext:value-type="string">
            <text:p>math_no_diff_int_sep_div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44" calcext:value-type="float">
            <text:p>2.144</text:p>
          </table:table-cell>
          <table:table-cell office:value-type="float" office:value="0.0000069221" calcext:value-type="float">
            <text:p>0.0000069221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002687975" calcext:value-type="float">
            <text:p>0.0002687975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352" calcext:value-type="float">
            <text:p>18.352</text:p>
          </table:table-cell>
          <table:table-cell office:value-type="float" office:value="0.0002681924" calcext:value-type="float">
            <text:p>0.0002681924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68" calcext:value-type="float">
            <text:p>9.368</text:p>
          </table:table-cell>
          <table:table-cell office:value-type="float" office:value="0.0000664525" calcext:value-type="float">
            <text:p>0.0000664525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08" calcext:value-type="float">
            <text:p>2.908</text:p>
          </table:table-cell>
          <table:table-cell office:value-type="float" office:value="0.0000088786" calcext:value-type="float">
            <text:p>0.0000088786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2" calcext:value-type="float">
            <text:p>7.42</text:p>
          </table:table-cell>
          <table:table-cell office:value-type="float" office:value="0.0000650919" calcext:value-type="float">
            <text:p>0.0000650919</text:p>
          </table:table-cell>
        </table:table-row>
        <table:table-row table:style-name="ro1">
          <table:table-cell office:value-type="string" calcext:value-type="string">
            <text:p>math_no_diff_int_sep_div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296" calcext:value-type="float">
            <text:p>2.296</text:p>
          </table:table-cell>
          <table:table-cell office:value-type="float" office:value="0.0000075337" calcext:value-type="float">
            <text:p>0.0000075337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24" calcext:value-type="float">
            <text:p>22.424</text:p>
          </table:table-cell>
          <table:table-cell office:value-type="float" office:value="0.0003275254" calcext:value-type="float">
            <text:p>0.0003275254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44" calcext:value-type="float">
            <text:p>18.44</text:p>
          </table:table-cell>
          <table:table-cell office:value-type="float" office:value="0.0003023061" calcext:value-type="float">
            <text:p>0.0003023061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544" calcext:value-type="float">
            <text:p>9.544</text:p>
          </table:table-cell>
          <table:table-cell office:value-type="float" office:value="0.0000774472" calcext:value-type="float">
            <text:p>0.0000774472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32" calcext:value-type="float">
            <text:p>2.932</text:p>
          </table:table-cell>
          <table:table-cell office:value-type="float" office:value="0.000008952" calcext:value-type="float">
            <text:p>0.000008952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68" calcext:value-type="float">
            <text:p>7.468</text:p>
          </table:table-cell>
          <table:table-cell office:value-type="float" office:value="0.0000729259" calcext:value-type="float">
            <text:p>0.0000729259</text:p>
          </table:table-cell>
        </table:table-row>
        <table:table-row table:style-name="ro1">
          <table:table-cell office:value-type="string" calcext:value-type="string">
            <text:p>math_no_diff_int_sep_div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24" calcext:value-type="float">
            <text:p>2.324</text:p>
          </table:table-cell>
          <table:table-cell office:value-type="float" office:value="0.00000849" calcext:value-type="float">
            <text:p>0.00000849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96" calcext:value-type="float">
            <text:p>22.496</text:p>
          </table:table-cell>
          <table:table-cell office:value-type="float" office:value="0.0003250769" calcext:value-type="float">
            <text:p>0.0003250769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4" calcext:value-type="float">
            <text:p>18.4</text:p>
          </table:table-cell>
          <table:table-cell office:value-type="float" office:value="0.0003089238" calcext:value-type="float">
            <text:p>0.000308923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64" calcext:value-type="float">
            <text:p>9.464</text:p>
          </table:table-cell>
          <table:table-cell office:value-type="float" office:value="0.0000797068" calcext:value-type="float">
            <text:p>0.0000797068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2" calcext:value-type="float">
            <text:p>2.942</text:p>
          </table:table-cell>
          <table:table-cell office:value-type="float" office:value="0.0000089929" calcext:value-type="float">
            <text:p>0.0000089929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448" calcext:value-type="float">
            <text:p>7.448</text:p>
          </table:table-cell>
          <table:table-cell office:value-type="float" office:value="0.0000741567" calcext:value-type="float">
            <text:p>0.0000741567</text:p>
          </table:table-cell>
        </table:table-row>
        <table:table-row table:style-name="ro1">
          <table:table-cell office:value-type="string" calcext:value-type="string">
            <text:p>math_no_diff_int_sep_div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18" calcext:value-type="float">
            <text:p>2.318</text:p>
          </table:table-cell>
          <table:table-cell office:value-type="float" office:value="0.0000085349" calcext:value-type="float">
            <text:p>0.0000085349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064" calcext:value-type="float">
            <text:p>23.064</text:p>
          </table:table-cell>
          <table:table-cell office:value-type="float" office:value="0.0003802022" calcext:value-type="float">
            <text:p>0.000380202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8.56" calcext:value-type="float">
            <text:p>18.56</text:p>
          </table:table-cell>
          <table:table-cell office:value-type="float" office:value="0.000353331" calcext:value-type="float">
            <text:p>0.000353331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76" calcext:value-type="float">
            <text:p>9.876</text:p>
          </table:table-cell>
          <table:table-cell office:value-type="float" office:value="0.0000901526" calcext:value-type="float">
            <text:p>0.0000901526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56" calcext:value-type="float">
            <text:p>3.056</text:p>
          </table:table-cell>
          <table:table-cell office:value-type="float" office:value="0.0000100184" calcext:value-type="float">
            <text:p>0.0000100184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584" calcext:value-type="float">
            <text:p>7.584</text:p>
          </table:table-cell>
          <table:table-cell office:value-type="float" office:value="0.0000845932" calcext:value-type="float">
            <text:p>0.0000845932</text:p>
          </table:table-cell>
        </table:table-row>
        <table:table-row table:style-name="ro1">
          <table:table-cell office:value-type="string" calcext:value-type="string">
            <text:p>math_no_diff_int_sep_div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354" calcext:value-type="float">
            <text:p>2.354</text:p>
          </table:table-cell>
          <table:table-cell office:value-type="float" office:value="0.000009096" calcext:value-type="float">
            <text:p>0.000009096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04184251" calcext:value-type="float">
            <text:p>0.0004184251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20.744" calcext:value-type="float">
            <text:p>20.744</text:p>
          </table:table-cell>
          <table:table-cell office:value-type="float" office:value="0.0003656721" calcext:value-type="float">
            <text:p>0.0003656721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848" calcext:value-type="float">
            <text:p>9.848</text:p>
          </table:table-cell>
          <table:table-cell office:value-type="float" office:value="0.0000995894" calcext:value-type="float">
            <text:p>0.0000995894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3.052" calcext:value-type="float">
            <text:p>3.052</text:p>
          </table:table-cell>
          <table:table-cell office:value-type="float" office:value="0.0000111091" calcext:value-type="float">
            <text:p>0.0000111091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8.692" calcext:value-type="float">
            <text:p>8.692</text:p>
          </table:table-cell>
          <table:table-cell office:value-type="float" office:value="0.0000868084" calcext:value-type="float">
            <text:p>0.0000868084</text:p>
          </table:table-cell>
        </table:table-row>
        <table:table-row table:style-name="ro1">
          <table:table-cell office:value-type="string" calcext:value-type="string">
            <text:p>math_no_diff_int_sep_div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55" calcext:value-type="float">
            <text:p>2.55</text:p>
          </table:table-cell>
          <table:table-cell office:value-type="float" office:value="0.0000096196" calcext:value-type="float">
            <text:p>0.0000096196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002527624" calcext:value-type="float">
            <text:p>0.0002527624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0002143682" calcext:value-type="float">
            <text:p>0.0002143682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372" calcext:value-type="float">
            <text:p>9.372</text:p>
          </table:table-cell>
          <table:table-cell office:value-type="float" office:value="0.0000626705" calcext:value-type="float">
            <text:p>0.0000626705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08" calcext:value-type="float">
            <text:p>2.908</text:p>
          </table:table-cell>
          <table:table-cell office:value-type="float" office:value="0.0000077339" calcext:value-type="float">
            <text:p>0.0000077339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56" calcext:value-type="float">
            <text:p>6.956</text:p>
          </table:table-cell>
          <table:table-cell office:value-type="float" office:value="0.0000542897" calcext:value-type="float">
            <text:p>0.0000542897</text:p>
          </table:table-cell>
        </table:table-row>
        <table:table-row table:style-name="ro1">
          <table:table-cell office:value-type="string" calcext:value-type="string">
            <text:p>math_no_diff_int_KBC_max_rules_4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28" calcext:value-type="float">
            <text:p>2.128</text:p>
          </table:table-cell>
          <table:table-cell office:value-type="float" office:value="0.0000065079" calcext:value-type="float">
            <text:p>0.0000065079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512" calcext:value-type="float">
            <text:p>22.512</text:p>
          </table:table-cell>
          <table:table-cell office:value-type="float" office:value="0.0003033313" calcext:value-type="float">
            <text:p>0.0003033313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92" calcext:value-type="float">
            <text:p>16.992</text:p>
          </table:table-cell>
          <table:table-cell office:value-type="float" office:value="0.0002381312" calcext:value-type="float">
            <text:p>0.0002381312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52" calcext:value-type="float">
            <text:p>9.652</text:p>
          </table:table-cell>
          <table:table-cell office:value-type="float" office:value="0.0000702487" calcext:value-type="float">
            <text:p>0.0000702487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" calcext:value-type="float">
            <text:p>2.96</text:p>
          </table:table-cell>
          <table:table-cell office:value-type="float" office:value="0.0000083469" calcext:value-type="float">
            <text:p>0.0000083469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2" calcext:value-type="float">
            <text:p>7.02</text:p>
          </table:table-cell>
          <table:table-cell office:value-type="float" office:value="0.0000589093" calcext:value-type="float">
            <text:p>0.0000589093</text:p>
          </table:table-cell>
        </table:table-row>
        <table:table-row table:style-name="ro1">
          <table:table-cell office:value-type="string" calcext:value-type="string">
            <text:p>math_no_diff_int_KBC_max_rules_6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68" calcext:value-type="float">
            <text:p>2.168</text:p>
          </table:table-cell>
          <table:table-cell office:value-type="float" office:value="0.0000069467" calcext:value-type="float">
            <text:p>0.0000069467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496" calcext:value-type="float">
            <text:p>22.496</text:p>
          </table:table-cell>
          <table:table-cell office:value-type="float" office:value="0.0003022924" calcext:value-type="float">
            <text:p>0.0003022924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36" calcext:value-type="float">
            <text:p>16.936</text:p>
          </table:table-cell>
          <table:table-cell office:value-type="float" office:value="0.000249073" calcext:value-type="float">
            <text:p>0.000249073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464" calcext:value-type="float">
            <text:p>9.464</text:p>
          </table:table-cell>
          <table:table-cell office:value-type="float" office:value="0.0000748521" calcext:value-type="float">
            <text:p>0.0000748521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42" calcext:value-type="float">
            <text:p>2.942</text:p>
          </table:table-cell>
          <table:table-cell office:value-type="float" office:value="0.0000087187" calcext:value-type="float">
            <text:p>0.0000087187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6.984" calcext:value-type="float">
            <text:p>6.984</text:p>
          </table:table-cell>
          <table:table-cell office:value-type="float" office:value="0.0000610928" calcext:value-type="float">
            <text:p>0.0000610928</text:p>
          </table:table-cell>
        </table:table-row>
        <table:table-row table:style-name="ro1">
          <table:table-cell office:value-type="string" calcext:value-type="string">
            <text:p>math_no_diff_int_KBC_max_rules_8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48" calcext:value-type="float">
            <text:p>2.148</text:p>
          </table:table-cell>
          <table:table-cell office:value-type="float" office:value="0.0000072906" calcext:value-type="float">
            <text:p>0.0000072906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648" calcext:value-type="float">
            <text:p>22.648</text:p>
          </table:table-cell>
          <table:table-cell office:value-type="float" office:value="0.000345332" calcext:value-type="float">
            <text:p>0.000345332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6.968" calcext:value-type="float">
            <text:p>16.968</text:p>
          </table:table-cell>
          <table:table-cell office:value-type="float" office:value="0.0002801482" calcext:value-type="float">
            <text:p>0.0002801482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16" calcext:value-type="float">
            <text:p>9.616</text:p>
          </table:table-cell>
          <table:table-cell office:value-type="float" office:value="0.0000831653" calcext:value-type="float">
            <text:p>0.0000831653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94" calcext:value-type="float">
            <text:p>2.994</text:p>
          </table:table-cell>
          <table:table-cell office:value-type="float" office:value="0.0000091804" calcext:value-type="float">
            <text:p>0.0000091804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16" calcext:value-type="float">
            <text:p>7.016</text:p>
          </table:table-cell>
          <table:table-cell office:value-type="float" office:value="0.0000698043" calcext:value-type="float">
            <text:p>0.0000698043</text:p>
          </table:table-cell>
        </table:table-row>
        <table:table-row table:style-name="ro1">
          <table:table-cell office:value-type="string" calcext:value-type="string">
            <text:p>math_no_diff_int_KBC_max_rules_1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7" calcext:value-type="float">
            <text:p>2.17</text:p>
          </table:table-cell>
          <table:table-cell office:value-type="float" office:value="0.0000078074" calcext:value-type="float">
            <text:p>0.0000078074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03574282" calcext:value-type="float">
            <text:p>0.0003574282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2929293" calcext:value-type="float">
            <text:p>0.0002929293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68" calcext:value-type="float">
            <text:p>9.68</text:p>
          </table:table-cell>
          <table:table-cell office:value-type="float" office:value="0.0000948799" calcext:value-type="float">
            <text:p>0.0000948799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6" calcext:value-type="float">
            <text:p>2.966</text:p>
          </table:table-cell>
          <table:table-cell office:value-type="float" office:value="0.0000099088" calcext:value-type="float">
            <text:p>0.0000099088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" calcext:value-type="float">
            <text:p>7</text:p>
          </table:table-cell>
          <table:table-cell office:value-type="float" office:value="0.0000774032" calcext:value-type="float">
            <text:p>0.0000774032</text:p>
          </table:table-cell>
        </table:table-row>
        <table:table-row table:style-name="ro1">
          <table:table-cell office:value-type="string" calcext:value-type="string">
            <text:p>math_no_diff_int_KBC_max_rules_15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54" calcext:value-type="float">
            <text:p>2.154</text:p>
          </table:table-cell>
          <table:table-cell office:value-type="float" office:value="0.0000080753" calcext:value-type="float">
            <text:p>0.0000080753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huge</text:p>
          </table:table-cell>
          <table:table-cell office:value-type="float" office:value="22.864" calcext:value-type="float">
            <text:p>22.864</text:p>
          </table:table-cell>
          <table:table-cell office:value-type="float" office:value="0.0003805926" calcext:value-type="float">
            <text:p>0.0003805926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huge</text:p>
          </table:table-cell>
          <table:table-cell office:value-type="float" office:value="17.04" calcext:value-type="float">
            <text:p>17.04</text:p>
          </table:table-cell>
          <table:table-cell office:value-type="float" office:value="0.0003073071" calcext:value-type="float">
            <text:p>0.0003073071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large</text:p>
          </table:table-cell>
          <table:table-cell office:value-type="float" office:value="9.7" calcext:value-type="float">
            <text:p>9.7</text:p>
          </table:table-cell>
          <table:table-cell office:value-type="float" office:value="0.0001024295" calcext:value-type="float">
            <text:p>0.0001024295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no_div_no_pow_random_terms_small</text:p>
          </table:table-cell>
          <table:table-cell office:value-type="float" office:value="2.968" calcext:value-type="float">
            <text:p>2.968</text:p>
          </table:table-cell>
          <table:table-cell office:value-type="float" office:value="0.0000106924" calcext:value-type="float">
            <text:p>0.0000106924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large</text:p>
          </table:table-cell>
          <table:table-cell office:value-type="float" office:value="7.008" calcext:value-type="float">
            <text:p>7.008</text:p>
          </table:table-cell>
          <table:table-cell office:value-type="float" office:value="0.0000838602" calcext:value-type="float">
            <text:p>0.0000838602</text:p>
          </table:table-cell>
        </table:table-row>
        <table:table-row table:style-name="ro1">
          <table:table-cell office:value-type="string" calcext:value-type="string">
            <text:p>math_no_diff_int_KBC_max_rules_200_no_unorderable</text:p>
          </table:table-cell>
          <table:table-cell office:value-type="string" calcext:value-type="string">
            <text:p>random_terms_small</text:p>
          </table:table-cell>
          <table:table-cell office:value-type="float" office:value="2.154" calcext:value-type="float">
            <text:p>2.154</text:p>
          </table:table-cell>
          <table:table-cell office:value-type="float" office:value="0.000008575" calcext:value-type="float">
            <text:p>0.000008575</text:p>
          </table:table-cell>
        </table:table-row>
      </table:table>
      <table:table table:name="Pivot Table_results_1" table:style-name="ta1">
        <table:table-column table:style-name="co6" table:default-cell-style-name="ce4"/>
        <table:table-column table:style-name="co1" table:default-cell-style-name="ce10"/>
        <table:table-column table:style-name="co7" table:default-cell-style-name="ce16"/>
        <table:table-column table:style-name="co4" table:default-cell-style-name="ce37"/>
        <table:table-column table:style-name="co5" table:number-columns-repeated="3" table:default-cell-style-name="Default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2" office:value-type="string" calcext:value-type="string">
            <text:p>testSet</text:p>
          </table:table-cell>
          <table:table-cell table:style-name="ce8" office:value-type="string" calcext:value-type="string">
            <text:p>ruleSet</text:p>
          </table:table-cell>
          <table:table-cell table:style-name="ce14" office:value-type="string" calcext:value-type="string">
            <text:p>Sum - delta</text:p>
          </table:table-cell>
          <table:table-cell table:style-name="ce35" office:value-type="string" calcext:value-type="string">
            <text:p>Sum - tim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_div_no_pow_random_terms_huge</text:p>
          </table:table-cell>
          <table:table-cell table:style-name="ce9" office:value-type="string" calcext:value-type="string">
            <text:p>math_no_diff_int</text:p>
          </table:table-cell>
          <table:table-cell table:style-name="ce15" office:value-type="float" office:value="20.4" calcext:value-type="float">
            <text:p>20.4</text:p>
          </table:table-cell>
          <table:table-cell table:style-name="ce36" office:value-type="float" office:value="0.00017099" calcext:value-type="float">
            <text:p>0.000170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office:value-type="float" office:value="22.616" calcext:value-type="float">
            <text:p>22.616</text:p>
          </table:table-cell>
          <table:table-cell office:value-type="float" office:value="0.000562397" calcext:value-type="float">
            <text:p>0.0005623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office:value-type="float" office:value="22.64" calcext:value-type="float">
            <text:p>22.64</text:p>
          </table:table-cell>
          <table:table-cell office:value-type="float" office:value="0.0006388523" calcext:value-type="float">
            <text:p>0.00063885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office:value-type="float" office:value="22.672" calcext:value-type="float">
            <text:p>22.672</text:p>
          </table:table-cell>
          <table:table-cell office:value-type="float" office:value="0.0003938433" calcext:value-type="float">
            <text:p>0.00039384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office:value-type="float" office:value="22.648" calcext:value-type="float">
            <text:p>22.648</text:p>
          </table:table-cell>
          <table:table-cell office:value-type="float" office:value="0.000345332" calcext:value-type="float">
            <text:p>0.0003453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</text:p>
          </table:table-cell>
          <table:table-cell office:value-type="float" office:value="22.744" calcext:value-type="float">
            <text:p>22.744</text:p>
          </table:table-cell>
          <table:table-cell office:value-type="float" office:value="0.0033542581" calcext:value-type="float">
            <text:p>0.00335425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_no_unorderable</text:p>
          </table:table-cell>
          <table:table-cell office:value-type="float" office:value="22.72" calcext:value-type="float">
            <text:p>22.72</text:p>
          </table:table-cell>
          <table:table-cell office:value-type="float" office:value="0.000712504" calcext:value-type="float">
            <text:p>0.0007125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office:value-type="float" office:value="22.832" calcext:value-type="float">
            <text:p>22.832</text:p>
          </table:table-cell>
          <table:table-cell office:value-type="float" office:value="0.0006348797" calcext:value-type="float">
            <text:p>0.00063487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06921691" calcext:value-type="float">
            <text:p>0.00069216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office:value-type="float" office:value="22.888" calcext:value-type="float">
            <text:p>22.888</text:p>
          </table:table-cell>
          <table:table-cell office:value-type="float" office:value="0.000389435" calcext:value-type="float">
            <text:p>0.0003894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03574282" calcext:value-type="float">
            <text:p>0.00035742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office:value-type="float" office:value="22.84" calcext:value-type="float">
            <text:p>22.84</text:p>
          </table:table-cell>
          <table:table-cell office:value-type="float" office:value="0.0009483736" calcext:value-type="float">
            <text:p>0.00094837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10731055" calcext:value-type="float">
            <text:p>0.00107310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office:value-type="float" office:value="22.888" calcext:value-type="float">
            <text:p>22.888</text:p>
          </table:table-cell>
          <table:table-cell office:value-type="float" office:value="0.0004247894" calcext:value-type="float">
            <text:p>0.0004247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office:value-type="float" office:value="22.864" calcext:value-type="float">
            <text:p>22.864</text:p>
          </table:table-cell>
          <table:table-cell office:value-type="float" office:value="0.0003805926" calcext:value-type="float">
            <text:p>0.00038059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</text:p>
          </table:table-cell>
          <table:table-cell office:value-type="float" office:value="22.8" calcext:value-type="float">
            <text:p>22.8</text:p>
          </table:table-cell>
          <table:table-cell office:value-type="float" office:value="0.0089432158" calcext:value-type="float">
            <text:p>0.0089432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_no_unorderable</text:p>
          </table:table-cell>
          <table:table-cell office:value-type="float" office:value="22.76" calcext:value-type="float">
            <text:p>22.76</text:p>
          </table:table-cell>
          <table:table-cell office:value-type="float" office:value="0.0011034313" calcext:value-type="float">
            <text:p>0.00110343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office:value-type="float" office:value="22.288" calcext:value-type="float">
            <text:p>22.288</text:p>
          </table:table-cell>
          <table:table-cell office:value-type="float" office:value="0.0002824326" calcext:value-type="float">
            <text:p>0.00028243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office:value-type="float" office:value="22.312" calcext:value-type="float">
            <text:p>22.312</text:p>
          </table:table-cell>
          <table:table-cell office:value-type="float" office:value="0.0003326033" calcext:value-type="float">
            <text:p>0.0003326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office:value-type="float" office:value="22.32" calcext:value-type="float">
            <text:p>22.32</text:p>
          </table:table-cell>
          <table:table-cell office:value-type="float" office:value="0.0002934694" calcext:value-type="float">
            <text:p>0.00029346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002527624" calcext:value-type="float">
            <text:p>0.0002527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</text:p>
          </table:table-cell>
          <table:table-cell office:value-type="float" office:value="22.504" calcext:value-type="float">
            <text:p>22.504</text:p>
          </table:table-cell>
          <table:table-cell office:value-type="float" office:value="0.0004272185" calcext:value-type="float">
            <text:p>0.00042721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</text:p>
          </table:table-cell>
          <table:table-cell office:value-type="float" office:value="22.52" calcext:value-type="float">
            <text:p>22.52</text:p>
          </table:table-cell>
          <table:table-cell office:value-type="float" office:value="0.000484665" calcext:value-type="float">
            <text:p>0.0004846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_no_unorderable</text:p>
          </table:table-cell>
          <table:table-cell office:value-type="float" office:value="22.528" calcext:value-type="float">
            <text:p>22.528</text:p>
          </table:table-cell>
          <table:table-cell office:value-type="float" office:value="0.0003647934" calcext:value-type="float">
            <text:p>0.00036479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no_unorderable</text:p>
          </table:table-cell>
          <table:table-cell office:value-type="float" office:value="22.512" calcext:value-type="float">
            <text:p>22.512</text:p>
          </table:table-cell>
          <table:table-cell office:value-type="float" office:value="0.0003033313" calcext:value-type="float">
            <text:p>0.00030333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</text:p>
          </table:table-cell>
          <table:table-cell office:value-type="float" office:value="22.464" calcext:value-type="float">
            <text:p>22.464</text:p>
          </table:table-cell>
          <table:table-cell office:value-type="float" office:value="0.0004784154" calcext:value-type="float">
            <text:p>0.00047841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</text:p>
          </table:table-cell>
          <table:table-cell office:value-type="float" office:value="22.488" calcext:value-type="float">
            <text:p>22.488</text:p>
          </table:table-cell>
          <table:table-cell office:value-type="float" office:value="0.0005433227" calcext:value-type="float">
            <text:p>0.00054332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_no_unorderable</text:p>
          </table:table-cell>
          <table:table-cell office:value-type="float" office:value="22.52" calcext:value-type="float">
            <text:p>22.52</text:p>
          </table:table-cell>
          <table:table-cell office:value-type="float" office:value="0.0003472967" calcext:value-type="float">
            <text:p>0.00034729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no_unorderable</text:p>
          </table:table-cell>
          <table:table-cell office:value-type="float" office:value="22.496" calcext:value-type="float">
            <text:p>22.496</text:p>
          </table:table-cell>
          <table:table-cell office:value-type="float" office:value="0.0003022924" calcext:value-type="float">
            <text:p>0.00030229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</text:p>
          </table:table-cell>
          <table:table-cell office:value-type="float" office:value="20.4" calcext:value-type="float">
            <text:p>20.4</text:p>
          </table:table-cell>
          <table:table-cell office:value-type="float" office:value="0.0001613329" calcext:value-type="float">
            <text:p>0.00016133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office:value-type="float" office:value="22.856" calcext:value-type="float">
            <text:p>22.856</text:p>
          </table:table-cell>
          <table:table-cell office:value-type="float" office:value="0.0004861564" calcext:value-type="float">
            <text:p>0.00048615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office:value-type="float" office:value="22.896" calcext:value-type="float">
            <text:p>22.896</text:p>
          </table:table-cell>
          <table:table-cell office:value-type="float" office:value="0.0005465583" calcext:value-type="float">
            <text:p>0.00054655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0003207068" calcext:value-type="float">
            <text:p>0.00032070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office:value-type="float" office:value="22.872" calcext:value-type="float">
            <text:p>22.872</text:p>
          </table:table-cell>
          <table:table-cell office:value-type="float" office:value="0.0002880196" calcext:value-type="float">
            <text:p>0.0002880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3731541" calcext:value-type="float">
            <text:p>0.0037315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_no_unorderable</text:p>
          </table:table-cell>
          <table:table-cell office:value-type="float" office:value="22.768" calcext:value-type="float">
            <text:p>22.768</text:p>
          </table:table-cell>
          <table:table-cell office:value-type="float" office:value="0.0005919517" calcext:value-type="float">
            <text:p>0.0005919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office:value-type="float" office:value="22.92" calcext:value-type="float">
            <text:p>22.92</text:p>
          </table:table-cell>
          <table:table-cell office:value-type="float" office:value="0.0007469883" calcext:value-type="float">
            <text:p>0.0007469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office:value-type="float" office:value="22.952" calcext:value-type="float">
            <text:p>22.952</text:p>
          </table:table-cell>
          <table:table-cell office:value-type="float" office:value="0.0008130338" calcext:value-type="float">
            <text:p>0.00081303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office:value-type="float" office:value="22.984" calcext:value-type="float">
            <text:p>22.984</text:p>
          </table:table-cell>
          <table:table-cell office:value-type="float" office:value="0.0003583378" calcext:value-type="float">
            <text:p>0.00035833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office:value-type="float" office:value="22.952" calcext:value-type="float">
            <text:p>22.952</text:p>
          </table:table-cell>
          <table:table-cell office:value-type="float" office:value="0.0003255334" calcext:value-type="float">
            <text:p>0.0003255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office:value-type="float" office:value="23.008" calcext:value-type="float">
            <text:p>23.008</text:p>
          </table:table-cell>
          <table:table-cell office:value-type="float" office:value="0.0009538486" calcext:value-type="float">
            <text:p>0.00095384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10322207" calcext:value-type="float">
            <text:p>0.00103222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office:value-type="float" office:value="23.04" calcext:value-type="float">
            <text:p>23.04</text:p>
          </table:table-cell>
          <table:table-cell office:value-type="float" office:value="0.0004119969" calcext:value-type="float">
            <text:p>0.00041199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office:value-type="float" office:value="23.008" calcext:value-type="float">
            <text:p>23.008</text:p>
          </table:table-cell>
          <table:table-cell office:value-type="float" office:value="0.0003762033" calcext:value-type="float">
            <text:p>0.0003762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</text:p>
          </table:table-cell>
          <table:table-cell office:value-type="float" office:value="22.8" calcext:value-type="float">
            <text:p>22.8</text:p>
          </table:table-cell>
          <table:table-cell office:value-type="float" office:value="0.0078559947" calcext:value-type="float">
            <text:p>0.00785599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_no_unorderable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07694474" calcext:value-type="float">
            <text:p>0.0007694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office:value-type="float" office:value="22.416" calcext:value-type="float">
            <text:p>22.416</text:p>
          </table:table-cell>
          <table:table-cell office:value-type="float" office:value="0.0003274737" calcext:value-type="float">
            <text:p>0.00032747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office:value-type="float" office:value="22.432" calcext:value-type="float">
            <text:p>22.432</text:p>
          </table:table-cell>
          <table:table-cell office:value-type="float" office:value="0.0003767399" calcext:value-type="float">
            <text:p>0.00037673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office:value-type="float" office:value="22.44" calcext:value-type="float">
            <text:p>22.44</text:p>
          </table:table-cell>
          <table:table-cell office:value-type="float" office:value="0.0003022899" calcext:value-type="float">
            <text:p>0.00030228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office:value-type="float" office:value="22.424" calcext:value-type="float">
            <text:p>22.424</text:p>
          </table:table-cell>
          <table:table-cell office:value-type="float" office:value="0.0002616653" calcext:value-type="float">
            <text:p>0.00026166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</text:p>
          </table:table-cell>
          <table:table-cell office:value-type="float" office:value="22.904" calcext:value-type="float">
            <text:p>22.904</text:p>
          </table:table-cell>
          <table:table-cell office:value-type="float" office:value="0.0004093156" calcext:value-type="float">
            <text:p>0.00040931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</text:p>
          </table:table-cell>
          <table:table-cell office:value-type="float" office:value="22.904" calcext:value-type="float">
            <text:p>22.904</text:p>
          </table:table-cell>
          <table:table-cell office:value-type="float" office:value="0.0004570407" calcext:value-type="float">
            <text:p>0.00045704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_no_unorderable</text:p>
          </table:table-cell>
          <table:table-cell office:value-type="float" office:value="22.952" calcext:value-type="float">
            <text:p>22.952</text:p>
          </table:table-cell>
          <table:table-cell office:value-type="float" office:value="0.0003175998" calcext:value-type="float">
            <text:p>0.00031759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no_unorderable</text:p>
          </table:table-cell>
          <table:table-cell office:value-type="float" office:value="22.944" calcext:value-type="float">
            <text:p>22.944</text:p>
          </table:table-cell>
          <table:table-cell office:value-type="float" office:value="0.0002839877" calcext:value-type="float">
            <text:p>0.0002839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</text:p>
          </table:table-cell>
          <table:table-cell office:value-type="float" office:value="22.808" calcext:value-type="float">
            <text:p>22.808</text:p>
          </table:table-cell>
          <table:table-cell office:value-type="float" office:value="0.000402608" calcext:value-type="float">
            <text:p>0.0004026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</text:p>
          </table:table-cell>
          <table:table-cell office:value-type="float" office:value="22.848" calcext:value-type="float">
            <text:p>22.848</text:p>
          </table:table-cell>
          <table:table-cell office:value-type="float" office:value="0.0004368135" calcext:value-type="float">
            <text:p>0.0004368135</text:p>
          </table:table-cell>
          <table:table-cell/>
          <table:table-cell table:style-name="ce40"/>
          <table:table-cell/>
        </table:table-row>
        <table:table-row table:style-name="ro1">
          <table:table-cell/>
          <table:table-cell office:value-type="string" calcext:value-type="string">
            <text:p>math_no_diff_int_no_div_no_pow_KBC_max_rules_80_extended_no_unorderable</text:p>
          </table:table-cell>
          <table:table-cell office:value-type="float" office:value="22.864" calcext:value-type="float">
            <text:p>22.864</text:p>
          </table:table-cell>
          <table:table-cell office:value-type="float" office:value="0.0003008651" calcext:value-type="float">
            <text:p>0.000300865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no_div_no_pow_KBC_max_rules_80_no_unorderable</text:p>
          </table:table-cell>
          <table:table-cell office:value-type="float" office:value="22.824" calcext:value-type="float">
            <text:p>22.824</text:p>
          </table:table-cell>
          <table:table-cell office:value-type="float" office:value="0.0002769892" calcext:value-type="float">
            <text:p>0.000276989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office:value-type="float" office:value="22.464" calcext:value-type="float">
            <text:p>22.464</text:p>
          </table:table-cell>
          <table:table-cell office:value-type="float" office:value="0.0005135647" calcext:value-type="float">
            <text:p>0.0005135647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office:value-type="float" office:value="22.488" calcext:value-type="float">
            <text:p>22.488</text:p>
          </table:table-cell>
          <table:table-cell office:value-type="float" office:value="0.0006107297" calcext:value-type="float">
            <text:p>0.0006107297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office:value-type="float" office:value="22.52" calcext:value-type="float">
            <text:p>22.52</text:p>
          </table:table-cell>
          <table:table-cell office:value-type="float" office:value="0.0003992615" calcext:value-type="float">
            <text:p>0.000399261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office:value-type="float" office:value="22.496" calcext:value-type="float">
            <text:p>22.496</text:p>
          </table:table-cell>
          <table:table-cell office:value-type="float" office:value="0.0003250769" calcext:value-type="float">
            <text:p>0.0003250769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000</text:p>
          </table:table-cell>
          <table:table-cell office:value-type="float" office:value="22.744" calcext:value-type="float">
            <text:p>22.744</text:p>
          </table:table-cell>
          <table:table-cell office:value-type="float" office:value="0.0034337851" calcext:value-type="float">
            <text:p>0.003433785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000_no_unorderable</text:p>
          </table:table-cell>
          <table:table-cell office:value-type="float" office:value="22.704" calcext:value-type="float">
            <text:p>22.704</text:p>
          </table:table-cell>
          <table:table-cell office:value-type="float" office:value="0.0007026667" calcext:value-type="float">
            <text:p>0.0007026667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office:value-type="float" office:value="23.032" calcext:value-type="float">
            <text:p>23.032</text:p>
          </table:table-cell>
          <table:table-cell office:value-type="float" office:value="0.000659306" calcext:value-type="float">
            <text:p>0.000659306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office:value-type="float" office:value="23.056" calcext:value-type="float">
            <text:p>23.056</text:p>
          </table:table-cell>
          <table:table-cell office:value-type="float" office:value="0.0007735913" calcext:value-type="float">
            <text:p>0.0007735913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office:value-type="float" office:value="23.088" calcext:value-type="float">
            <text:p>23.088</text:p>
          </table:table-cell>
          <table:table-cell office:value-type="float" office:value="0.0004585875" calcext:value-type="float">
            <text:p>0.0004585875</text:p>
          </table:table-cell>
          <table:table-cell/>
          <table:table-cell table:style-name="ce41"/>
          <table:table-cell table:style-name="ce43"/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office:value-type="float" office:value="23.064" calcext:value-type="float">
            <text:p>23.064</text:p>
          </table:table-cell>
          <table:table-cell office:value-type="float" office:value="0.0003802022" calcext:value-type="float">
            <text:p>0.000380202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office:value-type="float" office:value="23.072" calcext:value-type="float">
            <text:p>23.072</text:p>
          </table:table-cell>
          <table:table-cell office:value-type="float" office:value="0.0008104981" calcext:value-type="float">
            <text:p>0.000810498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office:value-type="float" office:value="23.096" calcext:value-type="float">
            <text:p>23.096</text:p>
          </table:table-cell>
          <table:table-cell office:value-type="float" office:value="0.0009281825" calcext:value-type="float">
            <text:p>0.000928182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office:value-type="float" office:value="23.144" calcext:value-type="float">
            <text:p>23.144</text:p>
          </table:table-cell>
          <table:table-cell office:value-type="float" office:value="0.0004988906" calcext:value-type="float">
            <text:p>0.000498890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office:value-type="float" office:value="23.12" calcext:value-type="float">
            <text:p>23.12</text:p>
          </table:table-cell>
          <table:table-cell office:value-type="float" office:value="0.0004184251" calcext:value-type="float">
            <text:p>0.000418425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2500</text:p>
          </table:table-cell>
          <table:table-cell office:value-type="float" office:value="22.792" calcext:value-type="float">
            <text:p>22.792</text:p>
          </table:table-cell>
          <table:table-cell office:value-type="float" office:value="0.0083116183" calcext:value-type="float">
            <text:p>0.0083116183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2500_no_unorderable</text:p>
          </table:table-cell>
          <table:table-cell office:value-type="float" office:value="22.76" calcext:value-type="float">
            <text:p>22.76</text:p>
          </table:table-cell>
          <table:table-cell office:value-type="float" office:value="0.0010368357" calcext:value-type="float">
            <text:p>0.001036835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0002197781" calcext:value-type="float">
            <text:p>0.000219778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office:value-type="float" office:value="20.504" calcext:value-type="float">
            <text:p>20.504</text:p>
          </table:table-cell>
          <table:table-cell office:value-type="float" office:value="0.0003233437" calcext:value-type="float">
            <text:p>0.000323343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office:value-type="float" office:value="20.504" calcext:value-type="float">
            <text:p>20.504</text:p>
          </table:table-cell>
          <table:table-cell office:value-type="float" office:value="0.0002865927" calcext:value-type="float">
            <text:p>0.000286592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40_no_unorderable</text:p>
          </table:table-cell>
          <table:table-cell office:value-type="float" office:value="20.472" calcext:value-type="float">
            <text:p>20.472</text:p>
          </table:table-cell>
          <table:table-cell office:value-type="float" office:value="0.0001958677" calcext:value-type="float">
            <text:p>0.000195867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60</text:p>
          </table:table-cell>
          <table:table-cell office:value-type="float" office:value="22.288" calcext:value-type="float">
            <text:p>22.288</text:p>
          </table:table-cell>
          <table:table-cell office:value-type="float" office:value="0.0003277566" calcext:value-type="float">
            <text:p>0.000327756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60_extended</text:p>
          </table:table-cell>
          <table:table-cell office:value-type="float" office:value="22.312" calcext:value-type="float">
            <text:p>22.312</text:p>
          </table:table-cell>
          <table:table-cell office:value-type="float" office:value="0.0004053149" calcext:value-type="float">
            <text:p>0.000405314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60_extended_no_unorderable</text:p>
          </table:table-cell>
          <table:table-cell office:value-type="float" office:value="22.32" calcext:value-type="float">
            <text:p>22.32</text:p>
          </table:table-cell>
          <table:table-cell office:value-type="float" office:value="0.0003421021" calcext:value-type="float">
            <text:p>0.000342102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60_no_unorderable</text:p>
          </table:table-cell>
          <table:table-cell office:value-type="float" office:value="22.296" calcext:value-type="float">
            <text:p>22.296</text:p>
          </table:table-cell>
          <table:table-cell office:value-type="float" office:value="0.0002687975" calcext:value-type="float">
            <text:p>0.000268797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80</text:p>
          </table:table-cell>
          <table:table-cell office:value-type="float" office:value="22.416" calcext:value-type="float">
            <text:p>22.416</text:p>
          </table:table-cell>
          <table:table-cell office:value-type="float" office:value="0.0004700592" calcext:value-type="float">
            <text:p>0.000470059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80_extended</text:p>
          </table:table-cell>
          <table:table-cell office:value-type="float" office:value="22.432" calcext:value-type="float">
            <text:p>22.432</text:p>
          </table:table-cell>
          <table:table-cell office:value-type="float" office:value="0.0005571448" calcext:value-type="float">
            <text:p>0.000557144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80_extended_no_unorderable</text:p>
          </table:table-cell>
          <table:table-cell office:value-type="float" office:value="22.44" calcext:value-type="float">
            <text:p>22.44</text:p>
          </table:table-cell>
          <table:table-cell office:value-type="float" office:value="0.0004055392" calcext:value-type="float">
            <text:p>0.000405539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80_no_unorderable</text:p>
          </table:table-cell>
          <table:table-cell table:style-name="ce17" office:value-type="float" office:value="22.424" calcext:value-type="float">
            <text:p>22.424</text:p>
          </table:table-cell>
          <table:table-cell table:style-name="ce38" office:value-type="float" office:value="0.0003275254" calcext:value-type="float">
            <text:p>0.000327525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 table:style-name="ce3" office:value-type="string" calcext:value-type="string">
            <text:p>no_div_no_pow_random_terms_large</text:p>
          </table:table-cell>
          <table:table-cell table:style-name="ce9" office:value-type="string" calcext:value-type="string">
            <text:p>math_no_diff_int</text:p>
          </table:table-cell>
          <table:table-cell table:style-name="ce18" office:value-type="float" office:value="8.544" calcext:value-type="float">
            <text:p>8.544</text:p>
          </table:table-cell>
          <table:table-cell table:style-name="ce36" office:value-type="float" office:value="0.0000467331" calcext:value-type="float">
            <text:p>0.000046733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19" office:value-type="float" office:value="9.592" calcext:value-type="float">
            <text:p>9.592</text:p>
          </table:table-cell>
          <table:table-cell office:value-type="float" office:value="0.0001364474" calcext:value-type="float">
            <text:p>0.000136447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19" office:value-type="float" office:value="9.584" calcext:value-type="float">
            <text:p>9.584</text:p>
          </table:table-cell>
          <table:table-cell office:value-type="float" office:value="0.000143732" calcext:value-type="float">
            <text:p>0.00014373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19" office:value-type="float" office:value="9.608" calcext:value-type="float">
            <text:p>9.608</text:p>
          </table:table-cell>
          <table:table-cell office:value-type="float" office:value="0.0000898466" calcext:value-type="float">
            <text:p>0.000089846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19" office:value-type="float" office:value="9.616" calcext:value-type="float">
            <text:p>9.616</text:p>
          </table:table-cell>
          <table:table-cell office:value-type="float" office:value="0.0000831653" calcext:value-type="float">
            <text:p>0.0000831653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000</text:p>
          </table:table-cell>
          <table:table-cell table:style-name="ce19" office:value-type="float" office:value="9.604" calcext:value-type="float">
            <text:p>9.604</text:p>
          </table:table-cell>
          <table:table-cell office:value-type="float" office:value="0.0008588162" calcext:value-type="float">
            <text:p>0.000858816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000_no_unorderable</text:p>
          </table:table-cell>
          <table:table-cell table:style-name="ce19" office:value-type="float" office:value="9.596" calcext:value-type="float">
            <text:p>9.596</text:p>
          </table:table-cell>
          <table:table-cell office:value-type="float" office:value="0.0001797529" calcext:value-type="float">
            <text:p>0.000179752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19" office:value-type="float" office:value="9.636" calcext:value-type="float">
            <text:p>9.636</text:p>
          </table:table-cell>
          <table:table-cell office:value-type="float" office:value="0.0001747204" calcext:value-type="float">
            <text:p>0.000174720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19" office:value-type="float" office:value="9.628" calcext:value-type="float">
            <text:p>9.628</text:p>
          </table:table-cell>
          <table:table-cell office:value-type="float" office:value="0.0001835846" calcext:value-type="float">
            <text:p>0.000183584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19" office:value-type="float" office:value="9.668" calcext:value-type="float">
            <text:p>9.668</text:p>
          </table:table-cell>
          <table:table-cell office:value-type="float" office:value="0.0001022944" calcext:value-type="float">
            <text:p>0.000102294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19" office:value-type="float" office:value="9.68" calcext:value-type="float">
            <text:p>9.68</text:p>
          </table:table-cell>
          <table:table-cell office:value-type="float" office:value="0.0000948799" calcext:value-type="float">
            <text:p>0.000094879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19" office:value-type="float" office:value="9.668" calcext:value-type="float">
            <text:p>9.668</text:p>
          </table:table-cell>
          <table:table-cell office:value-type="float" office:value="0.0002598385" calcext:value-type="float">
            <text:p>0.000259838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19" office:value-type="float" office:value="9.66" calcext:value-type="float">
            <text:p>9.66</text:p>
          </table:table-cell>
          <table:table-cell office:value-type="float" office:value="0.0002677624" calcext:value-type="float">
            <text:p>0.000267762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19" office:value-type="float" office:value="9.688" calcext:value-type="float">
            <text:p>9.688</text:p>
          </table:table-cell>
          <table:table-cell office:value-type="float" office:value="0.0001084362" calcext:value-type="float">
            <text:p>0.000108436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19" office:value-type="float" office:value="9.7" calcext:value-type="float">
            <text:p>9.7</text:p>
          </table:table-cell>
          <table:table-cell office:value-type="float" office:value="0.0001024295" calcext:value-type="float">
            <text:p>0.000102429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2500</text:p>
          </table:table-cell>
          <table:table-cell table:style-name="ce19" office:value-type="float" office:value="9.632" calcext:value-type="float">
            <text:p>9.632</text:p>
          </table:table-cell>
          <table:table-cell office:value-type="float" office:value="0.0021925087" calcext:value-type="float">
            <text:p>0.002192508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2500_no_unorderable</text:p>
          </table:table-cell>
          <table:table-cell table:style-name="ce19" office:value-type="float" office:value="9.624" calcext:value-type="float">
            <text:p>9.624</text:p>
          </table:table-cell>
          <table:table-cell office:value-type="float" office:value="0.0002531071" calcext:value-type="float">
            <text:p>0.000253107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19" office:value-type="float" office:value="9.372" calcext:value-type="float">
            <text:p>9.372</text:p>
          </table:table-cell>
          <table:table-cell office:value-type="float" office:value="0.0000703769" calcext:value-type="float">
            <text:p>0.000070376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19" office:value-type="float" office:value="9.36" calcext:value-type="float">
            <text:p>9.36</text:p>
          </table:table-cell>
          <table:table-cell office:value-type="float" office:value="0.0000774191" calcext:value-type="float">
            <text:p>0.000077419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19" office:value-type="float" office:value="9.36" calcext:value-type="float">
            <text:p>9.36</text:p>
          </table:table-cell>
          <table:table-cell office:value-type="float" office:value="0.0000696128" calcext:value-type="float">
            <text:p>0.000069612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19" office:value-type="float" office:value="9.372" calcext:value-type="float">
            <text:p>9.372</text:p>
          </table:table-cell>
          <table:table-cell office:value-type="float" office:value="0.0000626705" calcext:value-type="float">
            <text:p>0.000062670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60</text:p>
          </table:table-cell>
          <table:table-cell table:style-name="ce19" office:value-type="float" office:value="9.636" calcext:value-type="float">
            <text:p>9.636</text:p>
          </table:table-cell>
          <table:table-cell office:value-type="float" office:value="0.0001020019" calcext:value-type="float">
            <text:p>0.000102001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60_extended</text:p>
          </table:table-cell>
          <table:table-cell table:style-name="ce19" office:value-type="float" office:value="9.632" calcext:value-type="float">
            <text:p>9.632</text:p>
          </table:table-cell>
          <table:table-cell office:value-type="float" office:value="0.0001082153" calcext:value-type="float">
            <text:p>0.0001082153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60_extended_no_unorderable</text:p>
          </table:table-cell>
          <table:table-cell table:style-name="ce19" office:value-type="float" office:value="9.644" calcext:value-type="float">
            <text:p>9.644</text:p>
          </table:table-cell>
          <table:table-cell office:value-type="float" office:value="0.0000767186" calcext:value-type="float">
            <text:p>0.000076718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60_no_unorderable</text:p>
          </table:table-cell>
          <table:table-cell table:style-name="ce19" office:value-type="float" office:value="9.652" calcext:value-type="float">
            <text:p>9.652</text:p>
          </table:table-cell>
          <table:table-cell office:value-type="float" office:value="0.0000702487" calcext:value-type="float">
            <text:p>0.000070248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80</text:p>
          </table:table-cell>
          <table:table-cell table:style-name="ce19" office:value-type="float" office:value="9.44" calcext:value-type="float">
            <text:p>9.44</text:p>
          </table:table-cell>
          <table:table-cell office:value-type="float" office:value="0.0001194931" calcext:value-type="float">
            <text:p>0.000119493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80_extended</text:p>
          </table:table-cell>
          <table:table-cell table:style-name="ce19" office:value-type="float" office:value="9.432" calcext:value-type="float">
            <text:p>9.432</text:p>
          </table:table-cell>
          <table:table-cell office:value-type="float" office:value="0.0001278333" calcext:value-type="float">
            <text:p>0.0001278333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80_extended_no_unorderable</text:p>
          </table:table-cell>
          <table:table-cell table:style-name="ce19" office:value-type="float" office:value="9.456" calcext:value-type="float">
            <text:p>9.456</text:p>
          </table:table-cell>
          <table:table-cell office:value-type="float" office:value="0.0000799628" calcext:value-type="float">
            <text:p>0.000079962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KBC_max_rules_80_no_unorderable</text:p>
          </table:table-cell>
          <table:table-cell table:style-name="ce19" office:value-type="float" office:value="9.464" calcext:value-type="float">
            <text:p>9.464</text:p>
          </table:table-cell>
          <table:table-cell office:value-type="float" office:value="0.0000748521" calcext:value-type="float">
            <text:p>0.000074852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</text:p>
          </table:table-cell>
          <table:table-cell table:style-name="ce19" office:value-type="float" office:value="8.544" calcext:value-type="float">
            <text:p>8.544</text:p>
          </table:table-cell>
          <table:table-cell office:value-type="float" office:value="0.0000440468" calcext:value-type="float">
            <text:p>0.000044046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19" office:value-type="float" office:value="9.648" calcext:value-type="float">
            <text:p>9.648</text:p>
          </table:table-cell>
          <table:table-cell office:value-type="float" office:value="0.0001336852" calcext:value-type="float">
            <text:p>0.000133685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19" office:value-type="float" office:value="9.636" calcext:value-type="float">
            <text:p>9.636</text:p>
          </table:table-cell>
          <table:table-cell office:value-type="float" office:value="0.0001367861" calcext:value-type="float">
            <text:p>0.000136786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19" office:value-type="float" office:value="9.668" calcext:value-type="float">
            <text:p>9.668</text:p>
          </table:table-cell>
          <table:table-cell office:value-type="float" office:value="0.0000854985" calcext:value-type="float">
            <text:p>0.000085498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19" office:value-type="float" office:value="9.68" calcext:value-type="float">
            <text:p>9.68</text:p>
          </table:table-cell>
          <table:table-cell office:value-type="float" office:value="0.0000796086" calcext:value-type="float">
            <text:p>0.000079608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000</text:p>
          </table:table-cell>
          <table:table-cell table:style-name="ce19" office:value-type="float" office:value="9.66" calcext:value-type="float">
            <text:p>9.66</text:p>
          </table:table-cell>
          <table:table-cell office:value-type="float" office:value="0.0009019524" calcext:value-type="float">
            <text:p>0.000901952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000_no_unorderable</text:p>
          </table:table-cell>
          <table:table-cell table:style-name="ce19" office:value-type="float" office:value="9.66" calcext:value-type="float">
            <text:p>9.66</text:p>
          </table:table-cell>
          <table:table-cell office:value-type="float" office:value="0.0001521557" calcext:value-type="float">
            <text:p>0.000152155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19" office:value-type="float" office:value="9.716" calcext:value-type="float">
            <text:p>9.716</text:p>
          </table:table-cell>
          <table:table-cell office:value-type="float" office:value="0.0001969122" calcext:value-type="float">
            <text:p>0.000196912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19" office:value-type="float" office:value="9.704" calcext:value-type="float">
            <text:p>9.704</text:p>
          </table:table-cell>
          <table:table-cell office:value-type="float" office:value="0.000204788" calcext:value-type="float">
            <text:p>0.00020478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19" office:value-type="float" office:value="9.72" calcext:value-type="float">
            <text:p>9.72</text:p>
          </table:table-cell>
          <table:table-cell office:value-type="float" office:value="0.0000947169" calcext:value-type="float">
            <text:p>0.000094716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19" office:value-type="float" office:value="9.732" calcext:value-type="float">
            <text:p>9.732</text:p>
          </table:table-cell>
          <table:table-cell office:value-type="float" office:value="0.0000883706" calcext:value-type="float">
            <text:p>0.000088370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19" office:value-type="float" office:value="9.796" calcext:value-type="float">
            <text:p>9.796</text:p>
          </table:table-cell>
          <table:table-cell office:value-type="float" office:value="0.0002485441" calcext:value-type="float">
            <text:p>0.0002485441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19" office:value-type="float" office:value="9.784" calcext:value-type="float">
            <text:p>9.784</text:p>
          </table:table-cell>
          <table:table-cell office:value-type="float" office:value="0.0002554948" calcext:value-type="float">
            <text:p>0.000255494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19" office:value-type="float" office:value="9.756" calcext:value-type="float">
            <text:p>9.756</text:p>
          </table:table-cell>
          <table:table-cell office:value-type="float" office:value="0.0001096678" calcext:value-type="float">
            <text:p>0.0001096678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19" office:value-type="float" office:value="9.768" calcext:value-type="float">
            <text:p>9.768</text:p>
          </table:table-cell>
          <table:table-cell office:value-type="float" office:value="0.0001035265" calcext:value-type="float">
            <text:p>0.000103526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2500</text:p>
          </table:table-cell>
          <table:table-cell table:style-name="ce19" office:value-type="float" office:value="9.668" calcext:value-type="float">
            <text:p>9.668</text:p>
          </table:table-cell>
          <table:table-cell office:value-type="float" office:value="0.0018480185" calcext:value-type="float">
            <text:p>0.001848018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2500_no_unorderable</text:p>
          </table:table-cell>
          <table:table-cell table:style-name="ce19" office:value-type="float" office:value="9.664" calcext:value-type="float">
            <text:p>9.664</text:p>
          </table:table-cell>
          <table:table-cell office:value-type="float" office:value="0.0001942969" calcext:value-type="float">
            <text:p>0.0001942969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19" office:value-type="float" office:value="9.524" calcext:value-type="float">
            <text:p>9.524</text:p>
          </table:table-cell>
          <table:table-cell office:value-type="float" office:value="0.000079383" calcext:value-type="float">
            <text:p>0.000079383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19" office:value-type="float" office:value="9.52" calcext:value-type="float">
            <text:p>9.52</text:p>
          </table:table-cell>
          <table:table-cell office:value-type="float" office:value="0.0000874222" calcext:value-type="float">
            <text:p>0.0000874222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19" office:value-type="float" office:value="9.532" calcext:value-type="float">
            <text:p>9.532</text:p>
          </table:table-cell>
          <table:table-cell office:value-type="float" office:value="0.0000678016" calcext:value-type="float">
            <text:p>0.0000678016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19" office:value-type="float" office:value="9.54" calcext:value-type="float">
            <text:p>9.54</text:p>
          </table:table-cell>
          <table:table-cell office:value-type="float" office:value="0.0000614487" calcext:value-type="float">
            <text:p>0.000061448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60</text:p>
          </table:table-cell>
          <table:table-cell table:style-name="ce19" office:value-type="float" office:value="9.808" calcext:value-type="float">
            <text:p>9.808</text:p>
          </table:table-cell>
          <table:table-cell office:value-type="float" office:value="0.0000950324" calcext:value-type="float">
            <text:p>0.0000950324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60_extended</text:p>
          </table:table-cell>
          <table:table-cell table:style-name="ce19" office:value-type="float" office:value="9.8" calcext:value-type="float">
            <text:p>9.8</text:p>
          </table:table-cell>
          <table:table-cell office:value-type="float" office:value="0.0001011887" calcext:value-type="float">
            <text:p>0.000101188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60_extended_no_unorderable</text:p>
          </table:table-cell>
          <table:table-cell table:style-name="ce19" office:value-type="float" office:value="9.816" calcext:value-type="float">
            <text:p>9.816</text:p>
          </table:table-cell>
          <table:table-cell office:value-type="float" office:value="0.0000723805" calcext:value-type="float">
            <text:p>0.0000723805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60_no_unorderable</text:p>
          </table:table-cell>
          <table:table-cell table:style-name="ce19" office:value-type="float" office:value="9.824" calcext:value-type="float">
            <text:p>9.824</text:p>
          </table:table-cell>
          <table:table-cell office:value-type="float" office:value="0.0000662807" calcext:value-type="float">
            <text:p>0.0000662807</text:p>
          </table:table-cell>
          <table:table-cell/>
          <table:table-cell table:style-name="ce41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80</text:p>
          </table:table-cell>
          <table:table-cell table:style-name="ce19" office:value-type="float" office:value="9.62" calcext:value-type="float">
            <text:p>9.62</text:p>
          </table:table-cell>
          <table:table-cell office:value-type="float" office:value="0.0001078688" calcext:value-type="float">
            <text:p>0.0001078688</text:p>
          </table:table-cell>
          <table:table-cell/>
          <table:table-cell table:style-name="ce4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80_extended</text:p>
          </table:table-cell>
          <table:table-cell table:style-name="ce19" office:value-type="float" office:value="9.608" calcext:value-type="float">
            <text:p>9.608</text:p>
          </table:table-cell>
          <table:table-cell office:value-type="float" office:value="0.0001133775" calcext:value-type="float">
            <text:p>0.0001133775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80_extended_no_unorderable</text:p>
          </table:table-cell>
          <table:table-cell table:style-name="ce19" office:value-type="float" office:value="9.616" calcext:value-type="float">
            <text:p>9.616</text:p>
          </table:table-cell>
          <table:table-cell office:value-type="float" office:value="0.0000807291" calcext:value-type="float">
            <text:p>0.0000807291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no_div_no_pow_KBC_max_rules_80_no_unorderable</text:p>
          </table:table-cell>
          <table:table-cell table:style-name="ce19" office:value-type="float" office:value="9.628" calcext:value-type="float">
            <text:p>9.628</text:p>
          </table:table-cell>
          <table:table-cell office:value-type="float" office:value="0.0000755489" calcext:value-type="float">
            <text:p>0.0000755489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19" office:value-type="float" office:value="9.44" calcext:value-type="float">
            <text:p>9.44</text:p>
          </table:table-cell>
          <table:table-cell office:value-type="float" office:value="0.0001279563" calcext:value-type="float">
            <text:p>0.0001279563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19" office:value-type="float" office:value="9.432" calcext:value-type="float">
            <text:p>9.432</text:p>
          </table:table-cell>
          <table:table-cell office:value-type="float" office:value="0.0001419978" calcext:value-type="float">
            <text:p>0.0001419978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19" office:value-type="float" office:value="9.456" calcext:value-type="float">
            <text:p>9.456</text:p>
          </table:table-cell>
          <table:table-cell office:value-type="float" office:value="0.0000922557" calcext:value-type="float">
            <text:p>0.0000922557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19" office:value-type="float" office:value="9.464" calcext:value-type="float">
            <text:p>9.464</text:p>
          </table:table-cell>
          <table:table-cell office:value-type="float" office:value="0.0000797068" calcext:value-type="float">
            <text:p>0.0000797068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000</text:p>
          </table:table-cell>
          <table:table-cell table:style-name="ce19" office:value-type="float" office:value="9.604" calcext:value-type="float">
            <text:p>9.604</text:p>
          </table:table-cell>
          <table:table-cell office:value-type="float" office:value="0.0008898047" calcext:value-type="float">
            <text:p>0.0008898047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000_no_unorderable</text:p>
          </table:table-cell>
          <table:table-cell table:style-name="ce19" office:value-type="float" office:value="9.588" calcext:value-type="float">
            <text:p>9.588</text:p>
          </table:table-cell>
          <table:table-cell office:value-type="float" office:value="0.0001795015" calcext:value-type="float">
            <text:p>0.0001795015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19" office:value-type="float" office:value="9.856" calcext:value-type="float">
            <text:p>9.856</text:p>
          </table:table-cell>
          <table:table-cell office:value-type="float" office:value="0.00015785" calcext:value-type="float">
            <text:p>0.00015785</text:p>
          </table:table-cell>
          <table:table-cell table:number-columns-repeated="2"/>
          <table:table-cell table:style-name="ce44"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19" office:value-type="float" office:value="9.848" calcext:value-type="float">
            <text:p>9.848</text:p>
          </table:table-cell>
          <table:table-cell office:value-type="float" office:value="0.0001714595" calcext:value-type="float">
            <text:p>0.0001714595</text:p>
          </table:table-cell>
          <table:table-cell table:number-columns-repeated="2"/>
          <table:table-cell table:style-name="ce45"/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19" office:value-type="float" office:value="9.868" calcext:value-type="float">
            <text:p>9.868</text:p>
          </table:table-cell>
          <table:table-cell office:value-type="float" office:value="0.0001035624" calcext:value-type="float">
            <text:p>0.0001035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19" office:value-type="float" office:value="9.876" calcext:value-type="float">
            <text:p>9.876</text:p>
          </table:table-cell>
          <table:table-cell office:value-type="float" office:value="0.0000901526" calcext:value-type="float">
            <text:p>0.00009015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19" office:value-type="float" office:value="9.812" calcext:value-type="float">
            <text:p>9.812</text:p>
          </table:table-cell>
          <table:table-cell office:value-type="float" office:value="0.0001935439" calcext:value-type="float">
            <text:p>0.00019354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19" office:value-type="float" office:value="9.804" calcext:value-type="float">
            <text:p>9.804</text:p>
          </table:table-cell>
          <table:table-cell office:value-type="float" office:value="0.0002062578" calcext:value-type="float">
            <text:p>0.00020625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19" office:value-type="float" office:value="9.84" calcext:value-type="float">
            <text:p>9.84</text:p>
          </table:table-cell>
          <table:table-cell office:value-type="float" office:value="0.0001126451" calcext:value-type="float">
            <text:p>0.00011264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19" office:value-type="float" office:value="9.848" calcext:value-type="float">
            <text:p>9.848</text:p>
          </table:table-cell>
          <table:table-cell office:value-type="float" office:value="0.0000995894" calcext:value-type="float">
            <text:p>0.0000995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</text:p>
          </table:table-cell>
          <table:table-cell table:style-name="ce19" office:value-type="float" office:value="9.628" calcext:value-type="float">
            <text:p>9.628</text:p>
          </table:table-cell>
          <table:table-cell office:value-type="float" office:value="0.0021219867" calcext:value-type="float">
            <text:p>0.00212198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_no_unorderable</text:p>
          </table:table-cell>
          <table:table-cell table:style-name="ce19" office:value-type="float" office:value="9.632" calcext:value-type="float">
            <text:p>9.632</text:p>
          </table:table-cell>
          <table:table-cell office:value-type="float" office:value="0.0002635941" calcext:value-type="float">
            <text:p>0.00026359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19" office:value-type="float" office:value="8.62" calcext:value-type="float">
            <text:p>8.62</text:p>
          </table:table-cell>
          <table:table-cell office:value-type="float" office:value="0.0000628181" calcext:value-type="float">
            <text:p>0.00006281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19" office:value-type="float" office:value="8.604" calcext:value-type="float">
            <text:p>8.604</text:p>
          </table:table-cell>
          <table:table-cell office:value-type="float" office:value="0.0000828511" calcext:value-type="float">
            <text:p>0.00008285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19" office:value-type="float" office:value="8.604" calcext:value-type="float">
            <text:p>8.604</text:p>
          </table:table-cell>
          <table:table-cell office:value-type="float" office:value="0.000073298" calcext:value-type="float">
            <text:p>0.000073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no_unorderable</text:p>
          </table:table-cell>
          <table:table-cell table:style-name="ce19" office:value-type="float" office:value="8.62" calcext:value-type="float">
            <text:p>8.62</text:p>
          </table:table-cell>
          <table:table-cell office:value-type="float" office:value="0.0000556501" calcext:value-type="float">
            <text:p>0.00005565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</text:p>
          </table:table-cell>
          <table:table-cell table:style-name="ce19" office:value-type="float" office:value="9.368" calcext:value-type="float">
            <text:p>9.368</text:p>
          </table:table-cell>
          <table:table-cell office:value-type="float" office:value="0.0000807879" calcext:value-type="float">
            <text:p>0.00008078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</text:p>
          </table:table-cell>
          <table:table-cell table:style-name="ce19" office:value-type="float" office:value="9.356" calcext:value-type="float">
            <text:p>9.356</text:p>
          </table:table-cell>
          <table:table-cell office:value-type="float" office:value="0.0000952758" calcext:value-type="float">
            <text:p>0.00009527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_no_unorderable</text:p>
          </table:table-cell>
          <table:table-cell table:style-name="ce19" office:value-type="float" office:value="9.356" calcext:value-type="float">
            <text:p>9.356</text:p>
          </table:table-cell>
          <table:table-cell office:value-type="float" office:value="0.0000800007" calcext:value-type="float">
            <text:p>0.00008000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no_unorderable</text:p>
          </table:table-cell>
          <table:table-cell table:style-name="ce19" office:value-type="float" office:value="9.368" calcext:value-type="float">
            <text:p>9.368</text:p>
          </table:table-cell>
          <table:table-cell office:value-type="float" office:value="0.0000664525" calcext:value-type="float">
            <text:p>0.00006645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</text:p>
          </table:table-cell>
          <table:table-cell table:style-name="ce19" office:value-type="float" office:value="9.528" calcext:value-type="float">
            <text:p>9.528</text:p>
          </table:table-cell>
          <table:table-cell office:value-type="float" office:value="0.0001122126" calcext:value-type="float">
            <text:p>0.00011221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</text:p>
          </table:table-cell>
          <table:table-cell table:style-name="ce19" office:value-type="float" office:value="9.524" calcext:value-type="float">
            <text:p>9.524</text:p>
          </table:table-cell>
          <table:table-cell office:value-type="float" office:value="0.0001255721" calcext:value-type="float">
            <text:p>0.0001255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_no_unorderable</text:p>
          </table:table-cell>
          <table:table-cell table:style-name="ce19" office:value-type="float" office:value="9.536" calcext:value-type="float">
            <text:p>9.536</text:p>
          </table:table-cell>
          <table:table-cell office:value-type="float" office:value="0.000089999" calcext:value-type="float">
            <text:p>0.000089999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80_no_unorderable</text:p>
          </table:table-cell>
          <table:table-cell table:style-name="ce20" office:value-type="float" office:value="9.544" calcext:value-type="float">
            <text:p>9.544</text:p>
          </table:table-cell>
          <table:table-cell table:style-name="ce38" office:value-type="float" office:value="0.0000774472" calcext:value-type="float">
            <text:p>0.000077447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o_div_no_pow_random_terms_small</text:p>
          </table:table-cell>
          <table:table-cell table:style-name="ce9" office:value-type="string" calcext:value-type="string">
            <text:p>math_no_diff_int</text:p>
          </table:table-cell>
          <table:table-cell table:style-name="ce21" office:value-type="float" office:value="2.634" calcext:value-type="float">
            <text:p>2.634</text:p>
          </table:table-cell>
          <table:table-cell table:style-name="ce36" office:value-type="float" office:value="0.0000058665" calcext:value-type="float">
            <text:p>0.00000586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22" office:value-type="float" office:value="2.972" calcext:value-type="float">
            <text:p>2.972</text:p>
          </table:table-cell>
          <table:table-cell office:value-type="float" office:value="0.0000133529" calcext:value-type="float">
            <text:p>0.00001335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22" office:value-type="float" office:value="2.968" calcext:value-type="float">
            <text:p>2.968</text:p>
          </table:table-cell>
          <table:table-cell office:value-type="float" office:value="0.000014037" calcext:value-type="float">
            <text:p>0.0000140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22" office:value-type="float" office:value="2.99" calcext:value-type="float">
            <text:p>2.99</text:p>
          </table:table-cell>
          <table:table-cell office:value-type="float" office:value="0.0000095806" calcext:value-type="float">
            <text:p>0.0000095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22" office:value-type="float" office:value="2.994" calcext:value-type="float">
            <text:p>2.994</text:p>
          </table:table-cell>
          <table:table-cell office:value-type="float" office:value="0.0000091804" calcext:value-type="float">
            <text:p>0.00000918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</text:p>
          </table:table-cell>
          <table:table-cell table:style-name="ce22" office:value-type="float" office:value="2.91" calcext:value-type="float">
            <text:p>2.91</text:p>
          </table:table-cell>
          <table:table-cell office:value-type="float" office:value="0.0000460409" calcext:value-type="float">
            <text:p>0.0000460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_no_unorderable</text:p>
          </table:table-cell>
          <table:table-cell table:style-name="ce22" office:value-type="float" office:value="2.936" calcext:value-type="float">
            <text:p>2.936</text:p>
          </table:table-cell>
          <table:table-cell office:value-type="float" office:value="0.0000137365" calcext:value-type="float">
            <text:p>0.00001373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22" office:value-type="float" office:value="2.946" calcext:value-type="float">
            <text:p>2.946</text:p>
          </table:table-cell>
          <table:table-cell office:value-type="float" office:value="0.0000154585" calcext:value-type="float">
            <text:p>0.00001545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22" office:value-type="float" office:value="2.94" calcext:value-type="float">
            <text:p>2.94</text:p>
          </table:table-cell>
          <table:table-cell office:value-type="float" office:value="0.0000166404" calcext:value-type="float">
            <text:p>0.00001664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111906" calcext:value-type="float">
            <text:p>0.0000111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22" office:value-type="float" office:value="2.966" calcext:value-type="float">
            <text:p>2.966</text:p>
          </table:table-cell>
          <table:table-cell office:value-type="float" office:value="0.0000099088" calcext:value-type="float">
            <text:p>0.00000990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22" office:value-type="float" office:value="2.946" calcext:value-type="float">
            <text:p>2.946</text:p>
          </table:table-cell>
          <table:table-cell office:value-type="float" office:value="0.0000199128" calcext:value-type="float">
            <text:p>0.00001991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22" office:value-type="float" office:value="2.94" calcext:value-type="float">
            <text:p>2.94</text:p>
          </table:table-cell>
          <table:table-cell office:value-type="float" office:value="0.000019731" calcext:value-type="float">
            <text:p>0.0000197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22" office:value-type="float" office:value="2.962" calcext:value-type="float">
            <text:p>2.962</text:p>
          </table:table-cell>
          <table:table-cell office:value-type="float" office:value="0.000011122" calcext:value-type="float">
            <text:p>0.0000111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22" office:value-type="float" office:value="2.968" calcext:value-type="float">
            <text:p>2.968</text:p>
          </table:table-cell>
          <table:table-cell office:value-type="float" office:value="0.0000106924" calcext:value-type="float">
            <text:p>0.00001069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</text:p>
          </table:table-cell>
          <table:table-cell table:style-name="ce22" office:value-type="float" office:value="2.908" calcext:value-type="float">
            <text:p>2.908</text:p>
          </table:table-cell>
          <table:table-cell office:value-type="float" office:value="0.0000894434" calcext:value-type="float">
            <text:p>0.00008944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_no_unorderable</text:p>
          </table:table-cell>
          <table:table-cell table:style-name="ce22" office:value-type="float" office:value="2.934" calcext:value-type="float">
            <text:p>2.934</text:p>
          </table:table-cell>
          <table:table-cell office:value-type="float" office:value="0.0000163375" calcext:value-type="float">
            <text:p>0.0000163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22" office:value-type="float" office:value="2.896" calcext:value-type="float">
            <text:p>2.896</text:p>
          </table:table-cell>
          <table:table-cell office:value-type="float" office:value="0.0000082056" calcext:value-type="float">
            <text:p>0.00000820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22" office:value-type="float" office:value="2.892" calcext:value-type="float">
            <text:p>2.892</text:p>
          </table:table-cell>
          <table:table-cell office:value-type="float" office:value="0.0000088221" calcext:value-type="float">
            <text:p>0.00000882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22" office:value-type="float" office:value="2.904" calcext:value-type="float">
            <text:p>2.904</text:p>
          </table:table-cell>
          <table:table-cell office:value-type="float" office:value="0.0000080697" calcext:value-type="float">
            <text:p>0.0000080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22" office:value-type="float" office:value="2.908" calcext:value-type="float">
            <text:p>2.908</text:p>
          </table:table-cell>
          <table:table-cell office:value-type="float" office:value="0.0000077339" calcext:value-type="float">
            <text:p>0.00000773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</text:p>
          </table:table-cell>
          <table:table-cell table:style-name="ce22" office:value-type="float" office:value="2.942" calcext:value-type="float">
            <text:p>2.942</text:p>
          </table:table-cell>
          <table:table-cell office:value-type="float" office:value="0.0000110476" calcext:value-type="float">
            <text:p>0.00001104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</text:p>
          </table:table-cell>
          <table:table-cell table:style-name="ce22" office:value-type="float" office:value="2.938" calcext:value-type="float">
            <text:p>2.938</text:p>
          </table:table-cell>
          <table:table-cell office:value-type="float" office:value="0.0000112969" calcext:value-type="float">
            <text:p>0.00001129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_no_unorderable</text:p>
          </table:table-cell>
          <table:table-cell table:style-name="ce22" office:value-type="float" office:value="2.956" calcext:value-type="float">
            <text:p>2.956</text:p>
          </table:table-cell>
          <table:table-cell office:value-type="float" office:value="0.0000091068" calcext:value-type="float">
            <text:p>0.00000910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no_unorderable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083469" calcext:value-type="float">
            <text:p>0.00000834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</text:p>
          </table:table-cell>
          <table:table-cell table:style-name="ce22" office:value-type="float" office:value="2.92" calcext:value-type="float">
            <text:p>2.92</text:p>
          </table:table-cell>
          <table:table-cell office:value-type="float" office:value="0.0000124894" calcext:value-type="float">
            <text:p>0.00001248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</text:p>
          </table:table-cell>
          <table:table-cell table:style-name="ce22" office:value-type="float" office:value="2.916" calcext:value-type="float">
            <text:p>2.916</text:p>
          </table:table-cell>
          <table:table-cell office:value-type="float" office:value="0.0000125671" calcext:value-type="float">
            <text:p>0.00001256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_no_unorderable</text:p>
          </table:table-cell>
          <table:table-cell table:style-name="ce22" office:value-type="float" office:value="2.938" calcext:value-type="float">
            <text:p>2.938</text:p>
          </table:table-cell>
          <table:table-cell office:value-type="float" office:value="0.0000087886" calcext:value-type="float">
            <text:p>0.00000878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no_unorderable</text:p>
          </table:table-cell>
          <table:table-cell table:style-name="ce22" office:value-type="float" office:value="2.942" calcext:value-type="float">
            <text:p>2.942</text:p>
          </table:table-cell>
          <table:table-cell office:value-type="float" office:value="0.0000087187" calcext:value-type="float">
            <text:p>0.00000871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</text:p>
          </table:table-cell>
          <table:table-cell table:style-name="ce22" office:value-type="float" office:value="2.634" calcext:value-type="float">
            <text:p>2.634</text:p>
          </table:table-cell>
          <table:table-cell office:value-type="float" office:value="0.0000057457" calcext:value-type="float">
            <text:p>0.00000574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179605" calcext:value-type="float">
            <text:p>0.00001796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22" office:value-type="float" office:value="2.954" calcext:value-type="float">
            <text:p>2.954</text:p>
          </table:table-cell>
          <table:table-cell office:value-type="float" office:value="0.0000124965" calcext:value-type="float">
            <text:p>0.00001249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22" office:value-type="float" office:value="2.954" calcext:value-type="float">
            <text:p>2.954</text:p>
          </table:table-cell>
          <table:table-cell office:value-type="float" office:value="0.0000092339" calcext:value-type="float">
            <text:p>0.00000923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084963" calcext:value-type="float">
            <text:p>0.00000849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</text:p>
          </table:table-cell>
          <table:table-cell table:style-name="ce22" office:value-type="float" office:value="2.932" calcext:value-type="float">
            <text:p>2.932</text:p>
          </table:table-cell>
          <table:table-cell office:value-type="float" office:value="0.0000427855" calcext:value-type="float">
            <text:p>0.00004278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_no_unorderable</text:p>
          </table:table-cell>
          <table:table-cell table:style-name="ce22" office:value-type="float" office:value="2.934" calcext:value-type="float">
            <text:p>2.934</text:p>
          </table:table-cell>
          <table:table-cell office:value-type="float" office:value="0.0000114307" calcext:value-type="float">
            <text:p>0.00001143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22" office:value-type="float" office:value="2.962" calcext:value-type="float">
            <text:p>2.962</text:p>
          </table:table-cell>
          <table:table-cell office:value-type="float" office:value="0.0000157824" calcext:value-type="float">
            <text:p>0.00001578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22" office:value-type="float" office:value="2.956" calcext:value-type="float">
            <text:p>2.956</text:p>
          </table:table-cell>
          <table:table-cell office:value-type="float" office:value="0.0000158625" calcext:value-type="float">
            <text:p>0.0000158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22" office:value-type="float" office:value="2.958" calcext:value-type="float">
            <text:p>2.958</text:p>
          </table:table-cell>
          <table:table-cell office:value-type="float" office:value="0.0000093822" calcext:value-type="float">
            <text:p>0.00000938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22" office:value-type="float" office:value="2.964" calcext:value-type="float">
            <text:p>2.964</text:p>
          </table:table-cell>
          <table:table-cell office:value-type="float" office:value="0.0000095608" calcext:value-type="float">
            <text:p>0.00000956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22" office:value-type="float" office:value="2.966" calcext:value-type="float">
            <text:p>2.966</text:p>
          </table:table-cell>
          <table:table-cell office:value-type="float" office:value="0.000016967" calcext:value-type="float">
            <text:p>0.0000169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187454" calcext:value-type="float">
            <text:p>0.0000187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22" office:value-type="float" office:value="2.958" calcext:value-type="float">
            <text:p>2.958</text:p>
          </table:table-cell>
          <table:table-cell office:value-type="float" office:value="0.0000103753" calcext:value-type="float">
            <text:p>0.00001037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22" office:value-type="float" office:value="2.964" calcext:value-type="float">
            <text:p>2.964</text:p>
          </table:table-cell>
          <table:table-cell office:value-type="float" office:value="0.0000102287" calcext:value-type="float">
            <text:p>0.00001022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</text:p>
          </table:table-cell>
          <table:table-cell table:style-name="ce22" office:value-type="float" office:value="2.932" calcext:value-type="float">
            <text:p>2.932</text:p>
          </table:table-cell>
          <table:table-cell office:value-type="float" office:value="0.0000795845" calcext:value-type="float">
            <text:p>0.00007958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_no_unorderable</text:p>
          </table:table-cell>
          <table:table-cell table:style-name="ce22" office:value-type="float" office:value="2.934" calcext:value-type="float">
            <text:p>2.934</text:p>
          </table:table-cell>
          <table:table-cell office:value-type="float" office:value="0.0000131696" calcext:value-type="float">
            <text:p>0.00001316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22" office:value-type="float" office:value="2.912" calcext:value-type="float">
            <text:p>2.912</text:p>
          </table:table-cell>
          <table:table-cell office:value-type="float" office:value="0.0000089598" calcext:value-type="float">
            <text:p>0.00000895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22" office:value-type="float" office:value="2.908" calcext:value-type="float">
            <text:p>2.908</text:p>
          </table:table-cell>
          <table:table-cell office:value-type="float" office:value="0.000009442" calcext:value-type="float">
            <text:p>0.000009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22" office:value-type="float" office:value="2.926" calcext:value-type="float">
            <text:p>2.926</text:p>
          </table:table-cell>
          <table:table-cell office:value-type="float" office:value="0.0000079763" calcext:value-type="float">
            <text:p>0.00000797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22" office:value-type="float" office:value="2.93" calcext:value-type="float">
            <text:p>2.93</text:p>
          </table:table-cell>
          <table:table-cell office:value-type="float" office:value="0.0000072911" calcext:value-type="float">
            <text:p>0.0000072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</text:p>
          </table:table-cell>
          <table:table-cell table:style-name="ce22" office:value-type="float" office:value="3.03" calcext:value-type="float">
            <text:p>3.03</text:p>
          </table:table-cell>
          <table:table-cell office:value-type="float" office:value="0.0000097884" calcext:value-type="float">
            <text:p>0.00000978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</text:p>
          </table:table-cell>
          <table:table-cell table:style-name="ce22" office:value-type="float" office:value="3.026" calcext:value-type="float">
            <text:p>3.026</text:p>
          </table:table-cell>
          <table:table-cell office:value-type="float" office:value="0.0000103545" calcext:value-type="float">
            <text:p>0.00001035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_no_unorderable</text:p>
          </table:table-cell>
          <table:table-cell table:style-name="ce22" office:value-type="float" office:value="3.034" calcext:value-type="float">
            <text:p>3.034</text:p>
          </table:table-cell>
          <table:table-cell office:value-type="float" office:value="0.0000083668" calcext:value-type="float">
            <text:p>0.00000836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no_unorderable</text:p>
          </table:table-cell>
          <table:table-cell table:style-name="ce22" office:value-type="float" office:value="3.038" calcext:value-type="float">
            <text:p>3.038</text:p>
          </table:table-cell>
          <table:table-cell office:value-type="float" office:value="0.0000080759" calcext:value-type="float">
            <text:p>0.00000807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108738" calcext:value-type="float">
            <text:p>0.00001087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</text:p>
          </table:table-cell>
          <table:table-cell table:style-name="ce22" office:value-type="float" office:value="2.954" calcext:value-type="float">
            <text:p>2.954</text:p>
          </table:table-cell>
          <table:table-cell office:value-type="float" office:value="0.0000116285" calcext:value-type="float">
            <text:p>0.00001162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_no_unorderable</text:p>
          </table:table-cell>
          <table:table-cell table:style-name="ce22" office:value-type="float" office:value="2.954" calcext:value-type="float">
            <text:p>2.954</text:p>
          </table:table-cell>
          <table:table-cell office:value-type="float" office:value="0.0000086452" calcext:value-type="float">
            <text:p>0.00000864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no_unorderable</text:p>
          </table:table-cell>
          <table:table-cell table:style-name="ce22" office:value-type="float" office:value="2.96" calcext:value-type="float">
            <text:p>2.96</text:p>
          </table:table-cell>
          <table:table-cell office:value-type="float" office:value="0.0000082152" calcext:value-type="float">
            <text:p>0.00000821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22" office:value-type="float" office:value="2.92" calcext:value-type="float">
            <text:p>2.92</text:p>
          </table:table-cell>
          <table:table-cell office:value-type="float" office:value="0.0000133005" calcext:value-type="float">
            <text:p>0.0000133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22" office:value-type="float" office:value="2.916" calcext:value-type="float">
            <text:p>2.916</text:p>
          </table:table-cell>
          <table:table-cell office:value-type="float" office:value="0.00001424" calcext:value-type="float">
            <text:p>0.00001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22" office:value-type="float" office:value="2.938" calcext:value-type="float">
            <text:p>2.938</text:p>
          </table:table-cell>
          <table:table-cell office:value-type="float" office:value="0.0000100455" calcext:value-type="float">
            <text:p>0.00001004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22" office:value-type="float" office:value="2.942" calcext:value-type="float">
            <text:p>2.942</text:p>
          </table:table-cell>
          <table:table-cell office:value-type="float" office:value="0.0000089929" calcext:value-type="float">
            <text:p>0.000008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</text:p>
          </table:table-cell>
          <table:table-cell table:style-name="ce22" office:value-type="float" office:value="2.91" calcext:value-type="float">
            <text:p>2.91</text:p>
          </table:table-cell>
          <table:table-cell office:value-type="float" office:value="0.0000490924" calcext:value-type="float">
            <text:p>0.00004909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_no_unorderable</text:p>
          </table:table-cell>
          <table:table-cell table:style-name="ce22" office:value-type="float" office:value="2.936" calcext:value-type="float">
            <text:p>2.936</text:p>
          </table:table-cell>
          <table:table-cell office:value-type="float" office:value="0.0000148228" calcext:value-type="float">
            <text:p>0.00001482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22" office:value-type="float" office:value="3.034" calcext:value-type="float">
            <text:p>3.034</text:p>
          </table:table-cell>
          <table:table-cell office:value-type="float" office:value="0.000015261" calcext:value-type="float">
            <text:p>0.0000152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22" office:value-type="float" office:value="3.03" calcext:value-type="float">
            <text:p>3.03</text:p>
          </table:table-cell>
          <table:table-cell office:value-type="float" office:value="0.0000159104" calcext:value-type="float">
            <text:p>0.0000159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22" office:value-type="float" office:value="3.052" calcext:value-type="float">
            <text:p>3.052</text:p>
          </table:table-cell>
          <table:table-cell office:value-type="float" office:value="0.0000114016" calcext:value-type="float">
            <text:p>0.00001140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22" office:value-type="float" office:value="3.056" calcext:value-type="float">
            <text:p>3.056</text:p>
          </table:table-cell>
          <table:table-cell office:value-type="float" office:value="0.0000100184" calcext:value-type="float">
            <text:p>0.0000100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22" office:value-type="float" office:value="3.032" calcext:value-type="float">
            <text:p>3.032</text:p>
          </table:table-cell>
          <table:table-cell office:value-type="float" office:value="0.0000174313" calcext:value-type="float">
            <text:p>0.00001743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22" office:value-type="float" office:value="3.028" calcext:value-type="float">
            <text:p>3.028</text:p>
          </table:table-cell>
          <table:table-cell office:value-type="float" office:value="0.0000178497" calcext:value-type="float">
            <text:p>0.0000178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22" office:value-type="float" office:value="3.048" calcext:value-type="float">
            <text:p>3.048</text:p>
          </table:table-cell>
          <table:table-cell office:value-type="float" office:value="0.0000122298" calcext:value-type="float">
            <text:p>0.0000122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22" office:value-type="float" office:value="3.052" calcext:value-type="float">
            <text:p>3.052</text:p>
          </table:table-cell>
          <table:table-cell office:value-type="float" office:value="0.0000111091" calcext:value-type="float">
            <text:p>0.0000111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</text:p>
          </table:table-cell>
          <table:table-cell table:style-name="ce22" office:value-type="float" office:value="2.91" calcext:value-type="float">
            <text:p>2.91</text:p>
          </table:table-cell>
          <table:table-cell office:value-type="float" office:value="0.0000892824" calcext:value-type="float">
            <text:p>0.00008928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_no_unorderable</text:p>
          </table:table-cell>
          <table:table-cell table:style-name="ce22" office:value-type="float" office:value="2.936" calcext:value-type="float">
            <text:p>2.936</text:p>
          </table:table-cell>
          <table:table-cell office:value-type="float" office:value="0.0000183989" calcext:value-type="float">
            <text:p>0.00001839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22" office:value-type="float" office:value="2.648" calcext:value-type="float">
            <text:p>2.648</text:p>
          </table:table-cell>
          <table:table-cell office:value-type="float" office:value="0.0000077037" calcext:value-type="float">
            <text:p>0.00000770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22" office:value-type="float" office:value="2.642" calcext:value-type="float">
            <text:p>2.642</text:p>
          </table:table-cell>
          <table:table-cell office:value-type="float" office:value="0.0000093991" calcext:value-type="float">
            <text:p>0.0000093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22" office:value-type="float" office:value="2.642" calcext:value-type="float">
            <text:p>2.642</text:p>
          </table:table-cell>
          <table:table-cell office:value-type="float" office:value="0.0000084813" calcext:value-type="float">
            <text:p>0.00000848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no_unorderable</text:p>
          </table:table-cell>
          <table:table-cell table:style-name="ce22" office:value-type="float" office:value="2.648" calcext:value-type="float">
            <text:p>2.648</text:p>
          </table:table-cell>
          <table:table-cell office:value-type="float" office:value="0.0000076818" calcext:value-type="float">
            <text:p>0.00000768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</text:p>
          </table:table-cell>
          <table:table-cell table:style-name="ce22" office:value-type="float" office:value="2.896" calcext:value-type="float">
            <text:p>2.896</text:p>
          </table:table-cell>
          <table:table-cell office:value-type="float" office:value="0.000009261" calcext:value-type="float">
            <text:p>0.0000092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</text:p>
          </table:table-cell>
          <table:table-cell table:style-name="ce22" office:value-type="float" office:value="2.89" calcext:value-type="float">
            <text:p>2.89</text:p>
          </table:table-cell>
          <table:table-cell office:value-type="float" office:value="0.0000107877" calcext:value-type="float">
            <text:p>0.00001078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_no_unorderable</text:p>
          </table:table-cell>
          <table:table-cell table:style-name="ce22" office:value-type="float" office:value="2.902" calcext:value-type="float">
            <text:p>2.902</text:p>
          </table:table-cell>
          <table:table-cell office:value-type="float" office:value="0.0000092399" calcext:value-type="float">
            <text:p>0.00000923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no_unorderable</text:p>
          </table:table-cell>
          <table:table-cell table:style-name="ce22" office:value-type="float" office:value="2.908" calcext:value-type="float">
            <text:p>2.908</text:p>
          </table:table-cell>
          <table:table-cell office:value-type="float" office:value="0.0000088786" calcext:value-type="float">
            <text:p>0.00000887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</text:p>
          </table:table-cell>
          <table:table-cell table:style-name="ce22" office:value-type="float" office:value="2.914" calcext:value-type="float">
            <text:p>2.914</text:p>
          </table:table-cell>
          <table:table-cell office:value-type="float" office:value="0.0000119542" calcext:value-type="float">
            <text:p>0.00001195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</text:p>
          </table:table-cell>
          <table:table-cell table:style-name="ce22" office:value-type="float" office:value="2.91" calcext:value-type="float">
            <text:p>2.91</text:p>
          </table:table-cell>
          <table:table-cell office:value-type="float" office:value="0.0000130476" calcext:value-type="float">
            <text:p>0.00001304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_no_unorderable</text:p>
          </table:table-cell>
          <table:table-cell table:style-name="ce22" office:value-type="float" office:value="2.928" calcext:value-type="float">
            <text:p>2.928</text:p>
          </table:table-cell>
          <table:table-cell office:value-type="float" office:value="0.0000099371" calcext:value-type="float">
            <text:p>0.000009937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80_no_unorderable</text:p>
          </table:table-cell>
          <table:table-cell table:style-name="ce23" office:value-type="float" office:value="2.932" calcext:value-type="float">
            <text:p>2.932</text:p>
          </table:table-cell>
          <table:table-cell table:style-name="ce38" office:value-type="float" office:value="0.000008952" calcext:value-type="float">
            <text:p>0.00000895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ndom_terms_huge</text:p>
          </table:table-cell>
          <table:table-cell table:style-name="ce9" office:value-type="string" calcext:value-type="string">
            <text:p>math_no_diff_int</text:p>
          </table:table-cell>
          <table:table-cell table:style-name="ce24" office:value-type="float" office:value="15.904" calcext:value-type="float">
            <text:p>15.904</text:p>
          </table:table-cell>
          <table:table-cell table:style-name="ce36" office:value-type="float" office:value="0.0001495417" calcext:value-type="float">
            <text:p>0.00014954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25" office:value-type="float" office:value="16.968" calcext:value-type="float">
            <text:p>16.968</text:p>
          </table:table-cell>
          <table:table-cell office:value-type="float" office:value="0.0004303942" calcext:value-type="float">
            <text:p>0.00043039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25" office:value-type="float" office:value="16.968" calcext:value-type="float">
            <text:p>16.968</text:p>
          </table:table-cell>
          <table:table-cell office:value-type="float" office:value="0.0004650665" calcext:value-type="float">
            <text:p>0.00046506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25" office:value-type="float" office:value="16.968" calcext:value-type="float">
            <text:p>16.968</text:p>
          </table:table-cell>
          <table:table-cell office:value-type="float" office:value="0.0003109586" calcext:value-type="float">
            <text:p>0.00031095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25" office:value-type="float" office:value="16.968" calcext:value-type="float">
            <text:p>16.968</text:p>
          </table:table-cell>
          <table:table-cell office:value-type="float" office:value="0.0002801482" calcext:value-type="float">
            <text:p>0.00028014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</text:p>
          </table:table-cell>
          <table:table-cell table:style-name="ce25" office:value-type="float" office:value="16.936" calcext:value-type="float">
            <text:p>16.936</text:p>
          </table:table-cell>
          <table:table-cell office:value-type="float" office:value="0.0024825465" calcext:value-type="float">
            <text:p>0.00248254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_no_unorderable</text:p>
          </table:table-cell>
          <table:table-cell table:style-name="ce25" office:value-type="float" office:value="16.944" calcext:value-type="float">
            <text:p>16.944</text:p>
          </table:table-cell>
          <table:table-cell office:value-type="float" office:value="0.0005422238" calcext:value-type="float">
            <text:p>0.00054222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4943772" calcext:value-type="float">
            <text:p>0.00049437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5279576" calcext:value-type="float">
            <text:p>0.00052795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3168635" calcext:value-type="float">
            <text:p>0.0003168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2929293" calcext:value-type="float">
            <text:p>0.00029292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720389" calcext:value-type="float">
            <text:p>0.0007203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7657718" calcext:value-type="float">
            <text:p>0.00076577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3321215" calcext:value-type="float">
            <text:p>0.00033212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25" office:value-type="float" office:value="17.04" calcext:value-type="float">
            <text:p>17.04</text:p>
          </table:table-cell>
          <table:table-cell office:value-type="float" office:value="0.0003073071" calcext:value-type="float">
            <text:p>0.00030730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</text:p>
          </table:table-cell>
          <table:table-cell table:style-name="ce25" office:value-type="float" office:value="16.912" calcext:value-type="float">
            <text:p>16.912</text:p>
          </table:table-cell>
          <table:table-cell office:value-type="float" office:value="0.0064517171" calcext:value-type="float">
            <text:p>0.0064517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_no_unorderable</text:p>
          </table:table-cell>
          <table:table-cell table:style-name="ce25" office:value-type="float" office:value="16.952" calcext:value-type="float">
            <text:p>16.952</text:p>
          </table:table-cell>
          <table:table-cell office:value-type="float" office:value="0.0007866853" calcext:value-type="float">
            <text:p>0.0007866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25" office:value-type="float" office:value="16.888" calcext:value-type="float">
            <text:p>16.888</text:p>
          </table:table-cell>
          <table:table-cell office:value-type="float" office:value="0.0002391518" calcext:value-type="float">
            <text:p>0.0002391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25" office:value-type="float" office:value="16.888" calcext:value-type="float">
            <text:p>16.888</text:p>
          </table:table-cell>
          <table:table-cell office:value-type="float" office:value="0.0002661295" calcext:value-type="float">
            <text:p>0.00026612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25" office:value-type="float" office:value="16.888" calcext:value-type="float">
            <text:p>16.888</text:p>
          </table:table-cell>
          <table:table-cell office:value-type="float" office:value="0.0002421725" calcext:value-type="float">
            <text:p>0.00024217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25" office:value-type="float" office:value="16.888" calcext:value-type="float">
            <text:p>16.888</text:p>
          </table:table-cell>
          <table:table-cell office:value-type="float" office:value="0.0002143682" calcext:value-type="float">
            <text:p>0.00021436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</text:p>
          </table:table-cell>
          <table:table-cell table:style-name="ce25" office:value-type="float" office:value="16.992" calcext:value-type="float">
            <text:p>16.992</text:p>
          </table:table-cell>
          <table:table-cell office:value-type="float" office:value="0.0003218707" calcext:value-type="float">
            <text:p>0.00032187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</text:p>
          </table:table-cell>
          <table:table-cell table:style-name="ce25" office:value-type="float" office:value="16.992" calcext:value-type="float">
            <text:p>16.992</text:p>
          </table:table-cell>
          <table:table-cell office:value-type="float" office:value="0.0003513263" calcext:value-type="float">
            <text:p>0.00035132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_no_unorderable</text:p>
          </table:table-cell>
          <table:table-cell table:style-name="ce25" office:value-type="float" office:value="16.992" calcext:value-type="float">
            <text:p>16.992</text:p>
          </table:table-cell>
          <table:table-cell office:value-type="float" office:value="0.0002651059" calcext:value-type="float">
            <text:p>0.00026510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no_unorderable</text:p>
          </table:table-cell>
          <table:table-cell table:style-name="ce25" office:value-type="float" office:value="16.992" calcext:value-type="float">
            <text:p>16.992</text:p>
          </table:table-cell>
          <table:table-cell office:value-type="float" office:value="0.0002381312" calcext:value-type="float">
            <text:p>0.00023813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</text:p>
          </table:table-cell>
          <table:table-cell table:style-name="ce25" office:value-type="float" office:value="16.936" calcext:value-type="float">
            <text:p>16.936</text:p>
          </table:table-cell>
          <table:table-cell office:value-type="float" office:value="0.0003694976" calcext:value-type="float">
            <text:p>0.0003694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</text:p>
          </table:table-cell>
          <table:table-cell table:style-name="ce25" office:value-type="float" office:value="16.936" calcext:value-type="float">
            <text:p>16.936</text:p>
          </table:table-cell>
          <table:table-cell office:value-type="float" office:value="0.0004149213" calcext:value-type="float">
            <text:p>0.0004149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_no_unorderable</text:p>
          </table:table-cell>
          <table:table-cell table:style-name="ce25" office:value-type="float" office:value="16.936" calcext:value-type="float">
            <text:p>16.936</text:p>
          </table:table-cell>
          <table:table-cell office:value-type="float" office:value="0.000277131" calcext:value-type="float">
            <text:p>0.0002771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no_unorderable</text:p>
          </table:table-cell>
          <table:table-cell table:style-name="ce25" office:value-type="float" office:value="16.936" calcext:value-type="float">
            <text:p>16.936</text:p>
          </table:table-cell>
          <table:table-cell office:value-type="float" office:value="0.000249073" calcext:value-type="float">
            <text:p>0.0002490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</text:p>
          </table:table-cell>
          <table:table-cell table:style-name="ce25" office:value-type="float" office:value="10.6" calcext:value-type="float">
            <text:p>10.6</text:p>
          </table:table-cell>
          <table:table-cell office:value-type="float" office:value="0.0001215972" calcext:value-type="float">
            <text:p>0.00012159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3849977" calcext:value-type="float">
            <text:p>0.00038499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25" office:value-type="float" office:value="11.672" calcext:value-type="float">
            <text:p>11.672</text:p>
          </table:table-cell>
          <table:table-cell office:value-type="float" office:value="0.0004179117" calcext:value-type="float">
            <text:p>0.00041791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25" office:value-type="float" office:value="11.672" calcext:value-type="float">
            <text:p>11.672</text:p>
          </table:table-cell>
          <table:table-cell office:value-type="float" office:value="0.0002507842" calcext:value-type="float">
            <text:p>0.00025078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2287628" calcext:value-type="float">
            <text:p>0.0002287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</text:p>
          </table:table-cell>
          <table:table-cell table:style-name="ce25" office:value-type="float" office:value="11.568" calcext:value-type="float">
            <text:p>11.568</text:p>
          </table:table-cell>
          <table:table-cell office:value-type="float" office:value="0.0032353454" calcext:value-type="float">
            <text:p>0.0032353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_no_unorderable</text:p>
          </table:table-cell>
          <table:table-cell table:style-name="ce25" office:value-type="float" office:value="11.616" calcext:value-type="float">
            <text:p>11.616</text:p>
          </table:table-cell>
          <table:table-cell office:value-type="float" office:value="0.0004797075" calcext:value-type="float">
            <text:p>0.00047970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6124766" calcext:value-type="float">
            <text:p>0.00061247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25" office:value-type="float" office:value="11.672" calcext:value-type="float">
            <text:p>11.672</text:p>
          </table:table-cell>
          <table:table-cell office:value-type="float" office:value="0.0006548876" calcext:value-type="float">
            <text:p>0.00065488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25" office:value-type="float" office:value="11.672" calcext:value-type="float">
            <text:p>11.672</text:p>
          </table:table-cell>
          <table:table-cell office:value-type="float" office:value="0.000280292" calcext:value-type="float">
            <text:p>0.000280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2560709" calcext:value-type="float">
            <text:p>0.00025607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25" office:value-type="float" office:value="11.704" calcext:value-type="float">
            <text:p>11.704</text:p>
          </table:table-cell>
          <table:table-cell office:value-type="float" office:value="0.0007879733" calcext:value-type="float">
            <text:p>0.00078797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8613231" calcext:value-type="float">
            <text:p>0.00086132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25" office:value-type="float" office:value="11.696" calcext:value-type="float">
            <text:p>11.696</text:p>
          </table:table-cell>
          <table:table-cell office:value-type="float" office:value="0.0003287727" calcext:value-type="float">
            <text:p>0.0003287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25" office:value-type="float" office:value="11.712" calcext:value-type="float">
            <text:p>11.712</text:p>
          </table:table-cell>
          <table:table-cell office:value-type="float" office:value="0.0003063606" calcext:value-type="float">
            <text:p>0.00030636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</text:p>
          </table:table-cell>
          <table:table-cell table:style-name="ce25" office:value-type="float" office:value="11.576" calcext:value-type="float">
            <text:p>11.576</text:p>
          </table:table-cell>
          <table:table-cell office:value-type="float" office:value="0.0071043249" calcext:value-type="float">
            <text:p>0.00710432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_no_unorderable</text:p>
          </table:table-cell>
          <table:table-cell table:style-name="ce25" office:value-type="float" office:value="11.624" calcext:value-type="float">
            <text:p>11.624</text:p>
          </table:table-cell>
          <table:table-cell office:value-type="float" office:value="0.0006332153" calcext:value-type="float">
            <text:p>0.00063321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25" office:value-type="float" office:value="11.624" calcext:value-type="float">
            <text:p>11.624</text:p>
          </table:table-cell>
          <table:table-cell office:value-type="float" office:value="0.0002485021" calcext:value-type="float">
            <text:p>0.0002485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25" office:value-type="float" office:value="11.608" calcext:value-type="float">
            <text:p>11.608</text:p>
          </table:table-cell>
          <table:table-cell office:value-type="float" office:value="0.0002744442" calcext:value-type="float">
            <text:p>0.0002744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25" office:value-type="float" office:value="11.608" calcext:value-type="float">
            <text:p>11.608</text:p>
          </table:table-cell>
          <table:table-cell office:value-type="float" office:value="0.0002185599" calcext:value-type="float">
            <text:p>0.00021855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25" office:value-type="float" office:value="11.624" calcext:value-type="float">
            <text:p>11.624</text:p>
          </table:table-cell>
          <table:table-cell office:value-type="float" office:value="0.0001954984" calcext:value-type="float">
            <text:p>0.00019549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</text:p>
          </table:table-cell>
          <table:table-cell table:style-name="ce25" office:value-type="float" office:value="11.696" calcext:value-type="float">
            <text:p>11.696</text:p>
          </table:table-cell>
          <table:table-cell office:value-type="float" office:value="0.0003185339" calcext:value-type="float">
            <text:p>0.00031853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</text:p>
          </table:table-cell>
          <table:table-cell table:style-name="ce25" office:value-type="float" office:value="11.68" calcext:value-type="float">
            <text:p>11.68</text:p>
          </table:table-cell>
          <table:table-cell office:value-type="float" office:value="0.0003454906" calcext:value-type="float">
            <text:p>0.0003454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_no_unorderable</text:p>
          </table:table-cell>
          <table:table-cell table:style-name="ce25" office:value-type="float" office:value="11.68" calcext:value-type="float">
            <text:p>11.68</text:p>
          </table:table-cell>
          <table:table-cell office:value-type="float" office:value="0.0002403017" calcext:value-type="float">
            <text:p>0.00024030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no_unorderable</text:p>
          </table:table-cell>
          <table:table-cell table:style-name="ce25" office:value-type="float" office:value="11.696" calcext:value-type="float">
            <text:p>11.696</text:p>
          </table:table-cell>
          <table:table-cell office:value-type="float" office:value="0.0002198194" calcext:value-type="float">
            <text:p>0.00021981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3151128" calcext:value-type="float">
            <text:p>0.00031511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</text:p>
          </table:table-cell>
          <table:table-cell table:style-name="ce25" office:value-type="float" office:value="11.672" calcext:value-type="float">
            <text:p>11.672</text:p>
          </table:table-cell>
          <table:table-cell office:value-type="float" office:value="0.000336835" calcext:value-type="float">
            <text:p>0.000336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_no_unorderable</text:p>
          </table:table-cell>
          <table:table-cell table:style-name="ce25" office:value-type="float" office:value="11.672" calcext:value-type="float">
            <text:p>11.672</text:p>
          </table:table-cell>
          <table:table-cell office:value-type="float" office:value="0.0002374506" calcext:value-type="float">
            <text:p>0.0002374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no_unorderable</text:p>
          </table:table-cell>
          <table:table-cell table:style-name="ce25" office:value-type="float" office:value="11.688" calcext:value-type="float">
            <text:p>11.688</text:p>
          </table:table-cell>
          <table:table-cell office:value-type="float" office:value="0.0002151825" calcext:value-type="float">
            <text:p>0.00021518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25" office:value-type="float" office:value="18.4" calcext:value-type="float">
            <text:p>18.4</text:p>
          </table:table-cell>
          <table:table-cell office:value-type="float" office:value="0.0004458584" calcext:value-type="float">
            <text:p>0.00044585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25" office:value-type="float" office:value="18.432" calcext:value-type="float">
            <text:p>18.432</text:p>
          </table:table-cell>
          <table:table-cell office:value-type="float" office:value="0.0005163347" calcext:value-type="float">
            <text:p>0.00051633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25" office:value-type="float" office:value="18.432" calcext:value-type="float">
            <text:p>18.432</text:p>
          </table:table-cell>
          <table:table-cell office:value-type="float" office:value="0.0003801569" calcext:value-type="float">
            <text:p>0.00038015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25" office:value-type="float" office:value="18.4" calcext:value-type="float">
            <text:p>18.4</text:p>
          </table:table-cell>
          <table:table-cell office:value-type="float" office:value="0.0003089238" calcext:value-type="float">
            <text:p>0.00030892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</text:p>
          </table:table-cell>
          <table:table-cell table:style-name="ce25" office:value-type="float" office:value="20.632" calcext:value-type="float">
            <text:p>20.632</text:p>
          </table:table-cell>
          <table:table-cell office:value-type="float" office:value="0.002264122" calcext:value-type="float">
            <text:p>0.0022641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_no_unorderable</text:p>
          </table:table-cell>
          <table:table-cell table:style-name="ce25" office:value-type="float" office:value="20.64" calcext:value-type="float">
            <text:p>20.64</text:p>
          </table:table-cell>
          <table:table-cell office:value-type="float" office:value="0.0005448104" calcext:value-type="float">
            <text:p>0.0005448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25" office:value-type="float" office:value="18.56" calcext:value-type="float">
            <text:p>18.56</text:p>
          </table:table-cell>
          <table:table-cell office:value-type="float" office:value="0.0005514858" calcext:value-type="float">
            <text:p>0.00055148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25" office:value-type="float" office:value="18.592" calcext:value-type="float">
            <text:p>18.592</text:p>
          </table:table-cell>
          <table:table-cell office:value-type="float" office:value="0.0006329297" calcext:value-type="float">
            <text:p>0.00063292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25" office:value-type="float" office:value="18.592" calcext:value-type="float">
            <text:p>18.592</text:p>
          </table:table-cell>
          <table:table-cell office:value-type="float" office:value="0.0004271566" calcext:value-type="float">
            <text:p>0.00042715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25" office:value-type="float" office:value="18.56" calcext:value-type="float">
            <text:p>18.56</text:p>
          </table:table-cell>
          <table:table-cell office:value-type="float" office:value="0.000353331" calcext:value-type="float">
            <text:p>0.0003533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25" office:value-type="float" office:value="20.744" calcext:value-type="float">
            <text:p>20.744</text:p>
          </table:table-cell>
          <table:table-cell office:value-type="float" office:value="0.0006119871" calcext:value-type="float">
            <text:p>0.0006119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25" office:value-type="float" office:value="20.8" calcext:value-type="float">
            <text:p>20.8</text:p>
          </table:table-cell>
          <table:table-cell office:value-type="float" office:value="0.0006781344" calcext:value-type="float">
            <text:p>0.00067813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25" office:value-type="float" office:value="20.8" calcext:value-type="float">
            <text:p>20.8</text:p>
          </table:table-cell>
          <table:table-cell office:value-type="float" office:value="0.0004279909" calcext:value-type="float">
            <text:p>0.00042799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25" office:value-type="float" office:value="20.744" calcext:value-type="float">
            <text:p>20.744</text:p>
          </table:table-cell>
          <table:table-cell office:value-type="float" office:value="0.0003656721" calcext:value-type="float">
            <text:p>0.0003656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</text:p>
          </table:table-cell>
          <table:table-cell table:style-name="ce25" office:value-type="float" office:value="20.648" calcext:value-type="float">
            <text:p>20.648</text:p>
          </table:table-cell>
          <table:table-cell office:value-type="float" office:value="0.0053526319" calcext:value-type="float">
            <text:p>0.00535263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_no_unorderable</text:p>
          </table:table-cell>
          <table:table-cell table:style-name="ce25" office:value-type="float" office:value="20.688" calcext:value-type="float">
            <text:p>20.688</text:p>
          </table:table-cell>
          <table:table-cell office:value-type="float" office:value="0.0007682348" calcext:value-type="float">
            <text:p>0.00076823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25" office:value-type="float" office:value="17.408" calcext:value-type="float">
            <text:p>17.408</text:p>
          </table:table-cell>
          <table:table-cell office:value-type="float" office:value="0.0002348494" calcext:value-type="float">
            <text:p>0.00023484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25" office:value-type="float" office:value="17.432" calcext:value-type="float">
            <text:p>17.432</text:p>
          </table:table-cell>
          <table:table-cell office:value-type="float" office:value="0.0003106486" calcext:value-type="float">
            <text:p>0.00031064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25" office:value-type="float" office:value="17.432" calcext:value-type="float">
            <text:p>17.432</text:p>
          </table:table-cell>
          <table:table-cell office:value-type="float" office:value="0.0002917637" calcext:value-type="float">
            <text:p>0.00029176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no_unorderable</text:p>
          </table:table-cell>
          <table:table-cell table:style-name="ce25" office:value-type="float" office:value="17.408" calcext:value-type="float">
            <text:p>17.408</text:p>
          </table:table-cell>
          <table:table-cell office:value-type="float" office:value="0.0002189498" calcext:value-type="float">
            <text:p>0.00021894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</text:p>
          </table:table-cell>
          <table:table-cell table:style-name="ce25" office:value-type="float" office:value="18.352" calcext:value-type="float">
            <text:p>18.352</text:p>
          </table:table-cell>
          <table:table-cell office:value-type="float" office:value="0.0003099485" calcext:value-type="float">
            <text:p>0.00030994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</text:p>
          </table:table-cell>
          <table:table-cell table:style-name="ce25" office:value-type="float" office:value="18.384" calcext:value-type="float">
            <text:p>18.384</text:p>
          </table:table-cell>
          <table:table-cell office:value-type="float" office:value="0.0003805255" calcext:value-type="float">
            <text:p>0.00038052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_no_unorderable</text:p>
          </table:table-cell>
          <table:table-cell table:style-name="ce25" office:value-type="float" office:value="18.384" calcext:value-type="float">
            <text:p>18.384</text:p>
          </table:table-cell>
          <table:table-cell office:value-type="float" office:value="0.0003389929" calcext:value-type="float">
            <text:p>0.0003389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no_unorderable</text:p>
          </table:table-cell>
          <table:table-cell table:style-name="ce25" office:value-type="float" office:value="18.352" calcext:value-type="float">
            <text:p>18.352</text:p>
          </table:table-cell>
          <table:table-cell office:value-type="float" office:value="0.0002681924" calcext:value-type="float">
            <text:p>0.00026819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</text:p>
          </table:table-cell>
          <table:table-cell table:style-name="ce25" office:value-type="float" office:value="18.44" calcext:value-type="float">
            <text:p>18.44</text:p>
          </table:table-cell>
          <table:table-cell office:value-type="float" office:value="0.0003979912" calcext:value-type="float">
            <text:p>0.00039799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</text:p>
          </table:table-cell>
          <table:table-cell table:style-name="ce25" office:value-type="float" office:value="18.472" calcext:value-type="float">
            <text:p>18.472</text:p>
          </table:table-cell>
          <table:table-cell office:value-type="float" office:value="0.0004688113" calcext:value-type="float">
            <text:p>0.00046881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_no_unorderable</text:p>
          </table:table-cell>
          <table:table-cell table:style-name="ce25" office:value-type="float" office:value="18.472" calcext:value-type="float">
            <text:p>18.472</text:p>
          </table:table-cell>
          <table:table-cell office:value-type="float" office:value="0.0003715829" calcext:value-type="float">
            <text:p>0.0003715829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80_no_unorderable</text:p>
          </table:table-cell>
          <table:table-cell table:style-name="ce26" office:value-type="float" office:value="18.44" calcext:value-type="float">
            <text:p>18.44</text:p>
          </table:table-cell>
          <table:table-cell table:style-name="ce38" office:value-type="float" office:value="0.0003023061" calcext:value-type="float">
            <text:p>0.000302306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ndom_terms_large</text:p>
          </table:table-cell>
          <table:table-cell table:style-name="ce9" office:value-type="string" calcext:value-type="string">
            <text:p>math_no_diff_int</text:p>
          </table:table-cell>
          <table:table-cell table:style-name="ce27" office:value-type="float" office:value="6.564" calcext:value-type="float">
            <text:p>6.564</text:p>
          </table:table-cell>
          <table:table-cell table:style-name="ce36" office:value-type="float" office:value="0.0000382171" calcext:value-type="float">
            <text:p>0.0000382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28" office:value-type="float" office:value="6.964" calcext:value-type="float">
            <text:p>6.964</text:p>
          </table:table-cell>
          <table:table-cell office:value-type="float" office:value="0.0001069447" calcext:value-type="float">
            <text:p>0.00010694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28" office:value-type="float" office:value="6.952" calcext:value-type="float">
            <text:p>6.952</text:p>
          </table:table-cell>
          <table:table-cell office:value-type="float" office:value="0.0001136393" calcext:value-type="float">
            <text:p>0.00011363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28" office:value-type="float" office:value="7.004" calcext:value-type="float">
            <text:p>7.004</text:p>
          </table:table-cell>
          <table:table-cell office:value-type="float" office:value="0.000075115" calcext:value-type="float">
            <text:p>0.0000751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28" office:value-type="float" office:value="7.016" calcext:value-type="float">
            <text:p>7.016</text:p>
          </table:table-cell>
          <table:table-cell office:value-type="float" office:value="0.0000698043" calcext:value-type="float">
            <text:p>0.0000698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</text:p>
          </table:table-cell>
          <table:table-cell table:style-name="ce28" office:value-type="float" office:value="6.924" calcext:value-type="float">
            <text:p>6.924</text:p>
          </table:table-cell>
          <table:table-cell office:value-type="float" office:value="0.0006789049" calcext:value-type="float">
            <text:p>0.00067890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_no_unorderable</text:p>
          </table:table-cell>
          <table:table-cell table:style-name="ce28" office:value-type="float" office:value="6.984" calcext:value-type="float">
            <text:p>6.984</text:p>
          </table:table-cell>
          <table:table-cell office:value-type="float" office:value="0.0001465047" calcext:value-type="float">
            <text:p>0.00014650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28" office:value-type="float" office:value="6.948" calcext:value-type="float">
            <text:p>6.948</text:p>
          </table:table-cell>
          <table:table-cell office:value-type="float" office:value="0.0001348714" calcext:value-type="float">
            <text:p>0.0001348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28" office:value-type="float" office:value="6.936" calcext:value-type="float">
            <text:p>6.936</text:p>
          </table:table-cell>
          <table:table-cell office:value-type="float" office:value="0.0001419021" calcext:value-type="float">
            <text:p>0.0001419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28" office:value-type="float" office:value="6.988" calcext:value-type="float">
            <text:p>6.988</text:p>
          </table:table-cell>
          <table:table-cell office:value-type="float" office:value="0.0000853933" calcext:value-type="float">
            <text:p>0.00008539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28" office:value-type="float" office:value="7" calcext:value-type="float">
            <text:p>7</text:p>
          </table:table-cell>
          <table:table-cell office:value-type="float" office:value="0.0000774032" calcext:value-type="float">
            <text:p>0.0000774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28" office:value-type="float" office:value="6.956" calcext:value-type="float">
            <text:p>6.956</text:p>
          </table:table-cell>
          <table:table-cell office:value-type="float" office:value="0.0001987888" calcext:value-type="float">
            <text:p>0.00019878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28" office:value-type="float" office:value="6.944" calcext:value-type="float">
            <text:p>6.944</text:p>
          </table:table-cell>
          <table:table-cell office:value-type="float" office:value="0.0002047996" calcext:value-type="float">
            <text:p>0.00020479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28" office:value-type="float" office:value="6.996" calcext:value-type="float">
            <text:p>6.996</text:p>
          </table:table-cell>
          <table:table-cell office:value-type="float" office:value="0.0000897455" calcext:value-type="float">
            <text:p>0.00008974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28" office:value-type="float" office:value="7.008" calcext:value-type="float">
            <text:p>7.008</text:p>
          </table:table-cell>
          <table:table-cell office:value-type="float" office:value="0.0000838602" calcext:value-type="float">
            <text:p>0.00008386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</text:p>
          </table:table-cell>
          <table:table-cell table:style-name="ce28" office:value-type="float" office:value="6.924" calcext:value-type="float">
            <text:p>6.924</text:p>
          </table:table-cell>
          <table:table-cell office:value-type="float" office:value="0.0018068915" calcext:value-type="float">
            <text:p>0.00180689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_no_unorderable</text:p>
          </table:table-cell>
          <table:table-cell table:style-name="ce28" office:value-type="float" office:value="6.984" calcext:value-type="float">
            <text:p>6.984</text:p>
          </table:table-cell>
          <table:table-cell office:value-type="float" office:value="0.0002084644" calcext:value-type="float">
            <text:p>0.00020846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28" office:value-type="float" office:value="6.956" calcext:value-type="float">
            <text:p>6.956</text:p>
          </table:table-cell>
          <table:table-cell office:value-type="float" office:value="0.0000589278" calcext:value-type="float">
            <text:p>0.0000589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28" office:value-type="float" office:value="6.944" calcext:value-type="float">
            <text:p>6.944</text:p>
          </table:table-cell>
          <table:table-cell office:value-type="float" office:value="0.0000651612" calcext:value-type="float">
            <text:p>0.00006516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28" office:value-type="float" office:value="6.944" calcext:value-type="float">
            <text:p>6.944</text:p>
          </table:table-cell>
          <table:table-cell office:value-type="float" office:value="0.0000625754" calcext:value-type="float">
            <text:p>0.00006257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28" office:value-type="float" office:value="6.956" calcext:value-type="float">
            <text:p>6.956</text:p>
          </table:table-cell>
          <table:table-cell office:value-type="float" office:value="0.0000542897" calcext:value-type="float">
            <text:p>0.00005428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</text:p>
          </table:table-cell>
          <table:table-cell table:style-name="ce28" office:value-type="float" office:value="6.968" calcext:value-type="float">
            <text:p>6.968</text:p>
          </table:table-cell>
          <table:table-cell office:value-type="float" office:value="0.0000805962" calcext:value-type="float">
            <text:p>0.00008059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</text:p>
          </table:table-cell>
          <table:table-cell table:style-name="ce28" office:value-type="float" office:value="6.956" calcext:value-type="float">
            <text:p>6.956</text:p>
          </table:table-cell>
          <table:table-cell office:value-type="float" office:value="0.0000867337" calcext:value-type="float">
            <text:p>0.0000867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_no_unorderable</text:p>
          </table:table-cell>
          <table:table-cell table:style-name="ce28" office:value-type="float" office:value="7.008" calcext:value-type="float">
            <text:p>7.008</text:p>
          </table:table-cell>
          <table:table-cell office:value-type="float" office:value="0.0000649051" calcext:value-type="float">
            <text:p>0.00006490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no_unorderable</text:p>
          </table:table-cell>
          <table:table-cell table:style-name="ce28" office:value-type="float" office:value="7.02" calcext:value-type="float">
            <text:p>7.02</text:p>
          </table:table-cell>
          <table:table-cell office:value-type="float" office:value="0.0000589093" calcext:value-type="float">
            <text:p>0.00005890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</text:p>
          </table:table-cell>
          <table:table-cell table:style-name="ce28" office:value-type="float" office:value="6.932" calcext:value-type="float">
            <text:p>6.932</text:p>
          </table:table-cell>
          <table:table-cell office:value-type="float" office:value="0.0000926049" calcext:value-type="float">
            <text:p>0.00009260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</text:p>
          </table:table-cell>
          <table:table-cell table:style-name="ce28" office:value-type="float" office:value="6.92" calcext:value-type="float">
            <text:p>6.92</text:p>
          </table:table-cell>
          <table:table-cell office:value-type="float" office:value="0.0000996173" calcext:value-type="float">
            <text:p>0.00009961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_no_unorderable</text:p>
          </table:table-cell>
          <table:table-cell table:style-name="ce28" office:value-type="float" office:value="6.972" calcext:value-type="float">
            <text:p>6.972</text:p>
          </table:table-cell>
          <table:table-cell office:value-type="float" office:value="0.0000674043" calcext:value-type="float">
            <text:p>0.0000674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no_unorderable</text:p>
          </table:table-cell>
          <table:table-cell table:style-name="ce28" office:value-type="float" office:value="6.984" calcext:value-type="float">
            <text:p>6.984</text:p>
          </table:table-cell>
          <table:table-cell office:value-type="float" office:value="0.0000610928" calcext:value-type="float">
            <text:p>0.00006109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</text:p>
          </table:table-cell>
          <table:table-cell table:style-name="ce28" office:value-type="float" office:value="4.884" calcext:value-type="float">
            <text:p>4.884</text:p>
          </table:table-cell>
          <table:table-cell office:value-type="float" office:value="0.0000329637" calcext:value-type="float">
            <text:p>0.00003296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28" office:value-type="float" office:value="5.296" calcext:value-type="float">
            <text:p>5.296</text:p>
          </table:table-cell>
          <table:table-cell office:value-type="float" office:value="0.0001069276" calcext:value-type="float">
            <text:p>0.00010692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28" office:value-type="float" office:value="5.284" calcext:value-type="float">
            <text:p>5.284</text:p>
          </table:table-cell>
          <table:table-cell office:value-type="float" office:value="0.0001114597" calcext:value-type="float">
            <text:p>0.00011145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28" office:value-type="float" office:value="5.308" calcext:value-type="float">
            <text:p>5.308</text:p>
          </table:table-cell>
          <table:table-cell office:value-type="float" office:value="0.0000687943" calcext:value-type="float">
            <text:p>0.00006879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28" office:value-type="float" office:value="5.32" calcext:value-type="float">
            <text:p>5.32</text:p>
          </table:table-cell>
          <table:table-cell office:value-type="float" office:value="0.0000644066" calcext:value-type="float">
            <text:p>0.00006440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</text:p>
          </table:table-cell>
          <table:table-cell table:style-name="ce28" office:value-type="float" office:value="5.292" calcext:value-type="float">
            <text:p>5.292</text:p>
          </table:table-cell>
          <table:table-cell office:value-type="float" office:value="0.0008272967" calcext:value-type="float">
            <text:p>0.00082729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_no_unorderable</text:p>
          </table:table-cell>
          <table:table-cell table:style-name="ce28" office:value-type="float" office:value="5.296" calcext:value-type="float">
            <text:p>5.296</text:p>
          </table:table-cell>
          <table:table-cell office:value-type="float" office:value="0.0001309855" calcext:value-type="float">
            <text:p>0.00013098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28" office:value-type="float" office:value="5.3" calcext:value-type="float">
            <text:p>5.3</text:p>
          </table:table-cell>
          <table:table-cell office:value-type="float" office:value="0.0001663996" calcext:value-type="float">
            <text:p>0.00016639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28" office:value-type="float" office:value="5.288" calcext:value-type="float">
            <text:p>5.288</text:p>
          </table:table-cell>
          <table:table-cell office:value-type="float" office:value="0.0001713767" calcext:value-type="float">
            <text:p>0.00017137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28" office:value-type="float" office:value="5.312" calcext:value-type="float">
            <text:p>5.312</text:p>
          </table:table-cell>
          <table:table-cell office:value-type="float" office:value="0.0000759745" calcext:value-type="float">
            <text:p>0.00007597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28" office:value-type="float" office:value="5.324" calcext:value-type="float">
            <text:p>5.324</text:p>
          </table:table-cell>
          <table:table-cell office:value-type="float" office:value="0.0000741141" calcext:value-type="float">
            <text:p>0.00007411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28" office:value-type="float" office:value="5.312" calcext:value-type="float">
            <text:p>5.312</text:p>
          </table:table-cell>
          <table:table-cell office:value-type="float" office:value="0.0002087669" calcext:value-type="float">
            <text:p>0.00020876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28" office:value-type="float" office:value="5.3" calcext:value-type="float">
            <text:p>5.3</text:p>
          </table:table-cell>
          <table:table-cell office:value-type="float" office:value="0.0002133174" calcext:value-type="float">
            <text:p>0.00021331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28" office:value-type="float" office:value="5.324" calcext:value-type="float">
            <text:p>5.324</text:p>
          </table:table-cell>
          <table:table-cell office:value-type="float" office:value="0.000089691" calcext:value-type="float">
            <text:p>0.0000896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28" office:value-type="float" office:value="5.336" calcext:value-type="float">
            <text:p>5.336</text:p>
          </table:table-cell>
          <table:table-cell office:value-type="float" office:value="0.0000871779" calcext:value-type="float">
            <text:p>0.00008717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</text:p>
          </table:table-cell>
          <table:table-cell table:style-name="ce28" office:value-type="float" office:value="5.292" calcext:value-type="float">
            <text:p>5.292</text:p>
          </table:table-cell>
          <table:table-cell office:value-type="float" office:value="0.0017900405" calcext:value-type="float">
            <text:p>0.00179004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_no_unorderable</text:p>
          </table:table-cell>
          <table:table-cell table:style-name="ce28" office:value-type="float" office:value="5.296" calcext:value-type="float">
            <text:p>5.296</text:p>
          </table:table-cell>
          <table:table-cell office:value-type="float" office:value="0.0001697859" calcext:value-type="float">
            <text:p>0.0001697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28" office:value-type="float" office:value="5.26" calcext:value-type="float">
            <text:p>5.26</text:p>
          </table:table-cell>
          <table:table-cell office:value-type="float" office:value="0.0000645665" calcext:value-type="float">
            <text:p>0.00006456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28" office:value-type="float" office:value="5.248" calcext:value-type="float">
            <text:p>5.248</text:p>
          </table:table-cell>
          <table:table-cell office:value-type="float" office:value="0.000069227" calcext:value-type="float">
            <text:p>0.0000692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28" office:value-type="float" office:value="5.3" calcext:value-type="float">
            <text:p>5.3</text:p>
          </table:table-cell>
          <table:table-cell office:value-type="float" office:value="0.0000545503" calcext:value-type="float">
            <text:p>0.00005455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28" office:value-type="float" office:value="5.312" calcext:value-type="float">
            <text:p>5.312</text:p>
          </table:table-cell>
          <table:table-cell office:value-type="float" office:value="0.0000503002" calcext:value-type="float">
            <text:p>0.00005030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</text:p>
          </table:table-cell>
          <table:table-cell table:style-name="ce28" office:value-type="float" office:value="5.392" calcext:value-type="float">
            <text:p>5.392</text:p>
          </table:table-cell>
          <table:table-cell office:value-type="float" office:value="0.0000790306" calcext:value-type="float">
            <text:p>0.00007903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</text:p>
          </table:table-cell>
          <table:table-cell table:style-name="ce28" office:value-type="float" office:value="5.38" calcext:value-type="float">
            <text:p>5.38</text:p>
          </table:table-cell>
          <table:table-cell office:value-type="float" office:value="0.0000828473" calcext:value-type="float">
            <text:p>0.0000828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_no_unorderable</text:p>
          </table:table-cell>
          <table:table-cell table:style-name="ce28" office:value-type="float" office:value="5.404" calcext:value-type="float">
            <text:p>5.404</text:p>
          </table:table-cell>
          <table:table-cell office:value-type="float" office:value="0.0000588421" calcext:value-type="float">
            <text:p>0.00005884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no_unorderable</text:p>
          </table:table-cell>
          <table:table-cell table:style-name="ce28" office:value-type="float" office:value="5.416" calcext:value-type="float">
            <text:p>5.416</text:p>
          </table:table-cell>
          <table:table-cell office:value-type="float" office:value="0.0000544705" calcext:value-type="float">
            <text:p>0.00005447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</text:p>
          </table:table-cell>
          <table:table-cell table:style-name="ce28" office:value-type="float" office:value="5.288" calcext:value-type="float">
            <text:p>5.288</text:p>
          </table:table-cell>
          <table:table-cell office:value-type="float" office:value="0.000086567" calcext:value-type="float">
            <text:p>0.0000865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</text:p>
          </table:table-cell>
          <table:table-cell table:style-name="ce28" office:value-type="float" office:value="5.276" calcext:value-type="float">
            <text:p>5.276</text:p>
          </table:table-cell>
          <table:table-cell office:value-type="float" office:value="0.0000923453" calcext:value-type="float">
            <text:p>0.00009234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_no_unorderable</text:p>
          </table:table-cell>
          <table:table-cell table:style-name="ce28" office:value-type="float" office:value="5.3" calcext:value-type="float">
            <text:p>5.3</text:p>
          </table:table-cell>
          <table:table-cell office:value-type="float" office:value="0.0000646862" calcext:value-type="float">
            <text:p>0.00006468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no_unorderable</text:p>
          </table:table-cell>
          <table:table-cell table:style-name="ce28" office:value-type="float" office:value="5.312" calcext:value-type="float">
            <text:p>5.312</text:p>
          </table:table-cell>
          <table:table-cell office:value-type="float" office:value="0.0000600513" calcext:value-type="float">
            <text:p>0.00006005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28" office:value-type="float" office:value="7.404" calcext:value-type="float">
            <text:p>7.404</text:p>
          </table:table-cell>
          <table:table-cell office:value-type="float" office:value="0.0001067187" calcext:value-type="float">
            <text:p>0.00010671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28" office:value-type="float" office:value="7.396" calcext:value-type="float">
            <text:p>7.396</text:p>
          </table:table-cell>
          <table:table-cell office:value-type="float" office:value="0.0001223783" calcext:value-type="float">
            <text:p>0.00012237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28" office:value-type="float" office:value="7.44" calcext:value-type="float">
            <text:p>7.44</text:p>
          </table:table-cell>
          <table:table-cell office:value-type="float" office:value="0.0000897697" calcext:value-type="float">
            <text:p>0.00008976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28" office:value-type="float" office:value="7.448" calcext:value-type="float">
            <text:p>7.448</text:p>
          </table:table-cell>
          <table:table-cell office:value-type="float" office:value="0.0000741567" calcext:value-type="float">
            <text:p>0.00007415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</text:p>
          </table:table-cell>
          <table:table-cell table:style-name="ce28" office:value-type="float" office:value="8.56" calcext:value-type="float">
            <text:p>8.56</text:p>
          </table:table-cell>
          <table:table-cell office:value-type="float" office:value="0.0006100431" calcext:value-type="float">
            <text:p>0.00061004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_no_unorderable</text:p>
          </table:table-cell>
          <table:table-cell table:style-name="ce28" office:value-type="float" office:value="8.584" calcext:value-type="float">
            <text:p>8.584</text:p>
          </table:table-cell>
          <table:table-cell office:value-type="float" office:value="0.0001417691" calcext:value-type="float">
            <text:p>0.00014176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28" office:value-type="float" office:value="7.54" calcext:value-type="float">
            <text:p>7.54</text:p>
          </table:table-cell>
          <table:table-cell office:value-type="float" office:value="0.0001328234" calcext:value-type="float">
            <text:p>0.00013282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28" office:value-type="float" office:value="7.532" calcext:value-type="float">
            <text:p>7.532</text:p>
          </table:table-cell>
          <table:table-cell office:value-type="float" office:value="0.0001470408" calcext:value-type="float">
            <text:p>0.00014704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28" office:value-type="float" office:value="7.576" calcext:value-type="float">
            <text:p>7.576</text:p>
          </table:table-cell>
          <table:table-cell office:value-type="float" office:value="0.0001006135" calcext:value-type="float">
            <text:p>0.00010061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28" office:value-type="float" office:value="7.584" calcext:value-type="float">
            <text:p>7.584</text:p>
          </table:table-cell>
          <table:table-cell office:value-type="float" office:value="0.0000845932" calcext:value-type="float">
            <text:p>0.00008459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28" office:value-type="float" office:value="8.66" calcext:value-type="float">
            <text:p>8.66</text:p>
          </table:table-cell>
          <table:table-cell office:value-type="float" office:value="0.0001473602" calcext:value-type="float">
            <text:p>0.00014736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28" office:value-type="float" office:value="8.652" calcext:value-type="float">
            <text:p>8.652</text:p>
          </table:table-cell>
          <table:table-cell office:value-type="float" office:value="0.0001592695" calcext:value-type="float">
            <text:p>0.00015926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28" office:value-type="float" office:value="8.684" calcext:value-type="float">
            <text:p>8.684</text:p>
          </table:table-cell>
          <table:table-cell office:value-type="float" office:value="0.0001011136" calcext:value-type="float">
            <text:p>0.00010111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28" office:value-type="float" office:value="8.692" calcext:value-type="float">
            <text:p>8.692</text:p>
          </table:table-cell>
          <table:table-cell office:value-type="float" office:value="0.0000868084" calcext:value-type="float">
            <text:p>0.0000868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</text:p>
          </table:table-cell>
          <table:table-cell table:style-name="ce28" office:value-type="float" office:value="8.596" calcext:value-type="float">
            <text:p>8.596</text:p>
          </table:table-cell>
          <table:table-cell office:value-type="float" office:value="0.0014372594" calcext:value-type="float">
            <text:p>0.00143725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_no_unorderable</text:p>
          </table:table-cell>
          <table:table-cell table:style-name="ce28" office:value-type="float" office:value="8.62" calcext:value-type="float">
            <text:p>8.62</text:p>
          </table:table-cell>
          <table:table-cell office:value-type="float" office:value="0.0002024051" calcext:value-type="float">
            <text:p>0.00020240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28" office:value-type="float" office:value="6.992" calcext:value-type="float">
            <text:p>6.992</text:p>
          </table:table-cell>
          <table:table-cell office:value-type="float" office:value="0.0000611476" calcext:value-type="float">
            <text:p>0.00006114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28" office:value-type="float" office:value="6.98" calcext:value-type="float">
            <text:p>6.98</text:p>
          </table:table-cell>
          <table:table-cell office:value-type="float" office:value="0.0000846108" calcext:value-type="float">
            <text:p>0.00008461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28" office:value-type="float" office:value="6.98" calcext:value-type="float">
            <text:p>6.98</text:p>
          </table:table-cell>
          <table:table-cell office:value-type="float" office:value="0.0000744318" calcext:value-type="float">
            <text:p>0.00007443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no_unorderable</text:p>
          </table:table-cell>
          <table:table-cell table:style-name="ce28" office:value-type="float" office:value="6.992" calcext:value-type="float">
            <text:p>6.992</text:p>
          </table:table-cell>
          <table:table-cell office:value-type="float" office:value="0.0000569086" calcext:value-type="float">
            <text:p>0.00005690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</text:p>
          </table:table-cell>
          <table:table-cell table:style-name="ce28" office:value-type="float" office:value="7.42" calcext:value-type="float">
            <text:p>7.42</text:p>
          </table:table-cell>
          <table:table-cell office:value-type="float" office:value="0.0000750929" calcext:value-type="float">
            <text:p>0.00007509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</text:p>
          </table:table-cell>
          <table:table-cell table:style-name="ce28" office:value-type="float" office:value="7.412" calcext:value-type="float">
            <text:p>7.412</text:p>
          </table:table-cell>
          <table:table-cell office:value-type="float" office:value="0.0000919352" calcext:value-type="float">
            <text:p>0.0000919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_no_unorderable</text:p>
          </table:table-cell>
          <table:table-cell table:style-name="ce28" office:value-type="float" office:value="7.412" calcext:value-type="float">
            <text:p>7.412</text:p>
          </table:table-cell>
          <table:table-cell office:value-type="float" office:value="0.0000811289" calcext:value-type="float">
            <text:p>0.00008112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no_unorderable</text:p>
          </table:table-cell>
          <table:table-cell table:style-name="ce28" office:value-type="float" office:value="7.42" calcext:value-type="float">
            <text:p>7.42</text:p>
          </table:table-cell>
          <table:table-cell office:value-type="float" office:value="0.0000650919" calcext:value-type="float">
            <text:p>0.00006509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</text:p>
          </table:table-cell>
          <table:table-cell table:style-name="ce28" office:value-type="float" office:value="7.424" calcext:value-type="float">
            <text:p>7.424</text:p>
          </table:table-cell>
          <table:table-cell office:value-type="float" office:value="0.0000962769" calcext:value-type="float">
            <text:p>0.00009627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</text:p>
          </table:table-cell>
          <table:table-cell table:style-name="ce28" office:value-type="float" office:value="7.416" calcext:value-type="float">
            <text:p>7.416</text:p>
          </table:table-cell>
          <table:table-cell office:value-type="float" office:value="0.0001121696" calcext:value-type="float">
            <text:p>0.00011216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_no_unorderable</text:p>
          </table:table-cell>
          <table:table-cell table:style-name="ce28" office:value-type="float" office:value="7.46" calcext:value-type="float">
            <text:p>7.46</text:p>
          </table:table-cell>
          <table:table-cell office:value-type="float" office:value="0.0000878061" calcext:value-type="float">
            <text:p>0.000087806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80_no_unorderable</text:p>
          </table:table-cell>
          <table:table-cell table:style-name="ce29" office:value-type="float" office:value="7.468" calcext:value-type="float">
            <text:p>7.468</text:p>
          </table:table-cell>
          <table:table-cell table:style-name="ce38" office:value-type="float" office:value="0.0000729259" calcext:value-type="float">
            <text:p>0.000072925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andom_terms_small</text:p>
          </table:table-cell>
          <table:table-cell table:style-name="ce9" office:value-type="string" calcext:value-type="string">
            <text:p>math_no_diff_int</text:p>
          </table:table-cell>
          <table:table-cell table:style-name="ce30" office:value-type="float" office:value="2.006" calcext:value-type="float">
            <text:p>2.006</text:p>
          </table:table-cell>
          <table:table-cell table:style-name="ce36" office:value-type="float" office:value="0.0000050293" calcext:value-type="float">
            <text:p>0.00000502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</text:p>
          </table:table-cell>
          <table:table-cell table:style-name="ce31" office:value-type="float" office:value="2.162" calcext:value-type="float">
            <text:p>2.162</text:p>
          </table:table-cell>
          <table:table-cell office:value-type="float" office:value="0.0000106672" calcext:value-type="float">
            <text:p>0.00001066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</text:p>
          </table:table-cell>
          <table:table-cell table:style-name="ce31" office:value-type="float" office:value="2.158" calcext:value-type="float">
            <text:p>2.158</text:p>
          </table:table-cell>
          <table:table-cell office:value-type="float" office:value="0.0000115311" calcext:value-type="float">
            <text:p>0.00001153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extended_no_unorderable</text:p>
          </table:table-cell>
          <table:table-cell table:style-name="ce31" office:value-type="float" office:value="2.166" calcext:value-type="float">
            <text:p>2.166</text:p>
          </table:table-cell>
          <table:table-cell office:value-type="float" office:value="0.0000080053" calcext:value-type="float">
            <text:p>0.00000800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_no_unorderable</text:p>
          </table:table-cell>
          <table:table-cell table:style-name="ce31" office:value-type="float" office:value="2.17" calcext:value-type="float">
            <text:p>2.17</text:p>
          </table:table-cell>
          <table:table-cell office:value-type="float" office:value="0.0000078074" calcext:value-type="float">
            <text:p>0.00000780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</text:p>
          </table:table-cell>
          <table:table-cell table:style-name="ce31" office:value-type="float" office:value="2.132" calcext:value-type="float">
            <text:p>2.132</text:p>
          </table:table-cell>
          <table:table-cell office:value-type="float" office:value="0.0000392834" calcext:value-type="float">
            <text:p>0.00003928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000_no_unorderable</text:p>
          </table:table-cell>
          <table:table-cell table:style-name="ce31" office:value-type="float" office:value="2.134" calcext:value-type="float">
            <text:p>2.134</text:p>
          </table:table-cell>
          <table:table-cell office:value-type="float" office:value="0.0000119048" calcext:value-type="float">
            <text:p>0.00001190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</text:p>
          </table:table-cell>
          <table:table-cell table:style-name="ce31" office:value-type="float" office:value="2.148" calcext:value-type="float">
            <text:p>2.148</text:p>
          </table:table-cell>
          <table:table-cell office:value-type="float" office:value="0.0000121771" calcext:value-type="float">
            <text:p>0.00001217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</text:p>
          </table:table-cell>
          <table:table-cell table:style-name="ce31" office:value-type="float" office:value="2.144" calcext:value-type="float">
            <text:p>2.144</text:p>
          </table:table-cell>
          <table:table-cell office:value-type="float" office:value="0.0000131485" calcext:value-type="float">
            <text:p>0.00001314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extended_no_unorderable</text:p>
          </table:table-cell>
          <table:table-cell table:style-name="ce31" office:value-type="float" office:value="2.15" calcext:value-type="float">
            <text:p>2.15</text:p>
          </table:table-cell>
          <table:table-cell office:value-type="float" office:value="0.0000092442" calcext:value-type="float">
            <text:p>0.0000092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150_no_unorderable</text:p>
          </table:table-cell>
          <table:table-cell table:style-name="ce31" office:value-type="float" office:value="2.154" calcext:value-type="float">
            <text:p>2.154</text:p>
          </table:table-cell>
          <table:table-cell office:value-type="float" office:value="0.0000080753" calcext:value-type="float">
            <text:p>0.00000807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</text:p>
          </table:table-cell>
          <table:table-cell table:style-name="ce31" office:value-type="float" office:value="2.154" calcext:value-type="float">
            <text:p>2.154</text:p>
          </table:table-cell>
          <table:table-cell office:value-type="float" office:value="0.0000155878" calcext:value-type="float">
            <text:p>0.0000155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</text:p>
          </table:table-cell>
          <table:table-cell table:style-name="ce31" office:value-type="float" office:value="2.15" calcext:value-type="float">
            <text:p>2.15</text:p>
          </table:table-cell>
          <table:table-cell office:value-type="float" office:value="0.0000157235" calcext:value-type="float">
            <text:p>0.00001572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extended_no_unorderable</text:p>
          </table:table-cell>
          <table:table-cell table:style-name="ce31" office:value-type="float" office:value="2.15" calcext:value-type="float">
            <text:p>2.15</text:p>
          </table:table-cell>
          <table:table-cell office:value-type="float" office:value="0.0000092313" calcext:value-type="float">
            <text:p>0.00000923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00_no_unorderable</text:p>
          </table:table-cell>
          <table:table-cell table:style-name="ce31" office:value-type="float" office:value="2.154" calcext:value-type="float">
            <text:p>2.154</text:p>
          </table:table-cell>
          <table:table-cell office:value-type="float" office:value="0.000008575" calcext:value-type="float">
            <text:p>0.0000085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</text:p>
          </table:table-cell>
          <table:table-cell table:style-name="ce31" office:value-type="float" office:value="2.132" calcext:value-type="float">
            <text:p>2.132</text:p>
          </table:table-cell>
          <table:table-cell office:value-type="float" office:value="0.0000847019" calcext:value-type="float">
            <text:p>0.0000847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2500_no_unorderable</text:p>
          </table:table-cell>
          <table:table-cell table:style-name="ce31" office:value-type="float" office:value="2.134" calcext:value-type="float">
            <text:p>2.134</text:p>
          </table:table-cell>
          <table:table-cell office:value-type="float" office:value="0.0000148499" calcext:value-type="float">
            <text:p>0.00001484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</text:p>
          </table:table-cell>
          <table:table-cell table:style-name="ce31" office:value-type="float" office:value="2.124" calcext:value-type="float">
            <text:p>2.124</text:p>
          </table:table-cell>
          <table:table-cell office:value-type="float" office:value="0.0000069389" calcext:value-type="float">
            <text:p>0.00000693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</text:p>
          </table:table-cell>
          <table:table-cell table:style-name="ce31" office:value-type="float" office:value="2.12" calcext:value-type="float">
            <text:p>2.12</text:p>
          </table:table-cell>
          <table:table-cell office:value-type="float" office:value="0.0000073587" calcext:value-type="float">
            <text:p>0.00000735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extended_no_unorderable</text:p>
          </table:table-cell>
          <table:table-cell table:style-name="ce31" office:value-type="float" office:value="2.124" calcext:value-type="float">
            <text:p>2.124</text:p>
          </table:table-cell>
          <table:table-cell office:value-type="float" office:value="0.000007895" calcext:value-type="float">
            <text:p>0.000007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40_no_unorderable</text:p>
          </table:table-cell>
          <table:table-cell table:style-name="ce31" office:value-type="float" office:value="2.128" calcext:value-type="float">
            <text:p>2.128</text:p>
          </table:table-cell>
          <table:table-cell office:value-type="float" office:value="0.0000065079" calcext:value-type="float">
            <text:p>0.00000650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</text:p>
          </table:table-cell>
          <table:table-cell table:style-name="ce31" office:value-type="float" office:value="2.162" calcext:value-type="float">
            <text:p>2.162</text:p>
          </table:table-cell>
          <table:table-cell office:value-type="float" office:value="0.0000088065" calcext:value-type="float">
            <text:p>0.00000880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</text:p>
          </table:table-cell>
          <table:table-cell table:style-name="ce31" office:value-type="float" office:value="2.158" calcext:value-type="float">
            <text:p>2.158</text:p>
          </table:table-cell>
          <table:table-cell office:value-type="float" office:value="0.0000091088" calcext:value-type="float">
            <text:p>0.00000910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extended_no_unorderable</text:p>
          </table:table-cell>
          <table:table-cell table:style-name="ce31" office:value-type="float" office:value="2.164" calcext:value-type="float">
            <text:p>2.164</text:p>
          </table:table-cell>
          <table:table-cell office:value-type="float" office:value="0.0000071839" calcext:value-type="float">
            <text:p>0.00000718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60_no_unorderable</text:p>
          </table:table-cell>
          <table:table-cell table:style-name="ce31" office:value-type="float" office:value="2.168" calcext:value-type="float">
            <text:p>2.168</text:p>
          </table:table-cell>
          <table:table-cell office:value-type="float" office:value="0.0000069467" calcext:value-type="float">
            <text:p>0.00000694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</text:p>
          </table:table-cell>
          <table:table-cell table:style-name="ce31" office:value-type="float" office:value="2.14" calcext:value-type="float">
            <text:p>2.14</text:p>
          </table:table-cell>
          <table:table-cell office:value-type="float" office:value="0.0000093702" calcext:value-type="float">
            <text:p>0.00000937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</text:p>
          </table:table-cell>
          <table:table-cell table:style-name="ce31" office:value-type="float" office:value="2.136" calcext:value-type="float">
            <text:p>2.136</text:p>
          </table:table-cell>
          <table:table-cell office:value-type="float" office:value="0.0000095709" calcext:value-type="float">
            <text:p>0.00000957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extended_no_unorderable</text:p>
          </table:table-cell>
          <table:table-cell table:style-name="ce31" office:value-type="float" office:value="2.144" calcext:value-type="float">
            <text:p>2.144</text:p>
          </table:table-cell>
          <table:table-cell office:value-type="float" office:value="0.0000073811" calcext:value-type="float">
            <text:p>0.0000073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KBC_max_rules_80_no_unorderable</text:p>
          </table:table-cell>
          <table:table-cell table:style-name="ce31" office:value-type="float" office:value="2.148" calcext:value-type="float">
            <text:p>2.148</text:p>
          </table:table-cell>
          <table:table-cell office:value-type="float" office:value="0.0000072906" calcext:value-type="float">
            <text:p>0.00000729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</text:p>
          </table:table-cell>
          <table:table-cell table:style-name="ce31" office:value-type="float" office:value="1.472" calcext:value-type="float">
            <text:p>1.472</text:p>
          </table:table-cell>
          <table:table-cell office:value-type="float" office:value="0.0000039099" calcext:value-type="float">
            <text:p>0.00000390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</text:p>
          </table:table-cell>
          <table:table-cell table:style-name="ce31" office:value-type="float" office:value="1.6" calcext:value-type="float">
            <text:p>1.6</text:p>
          </table:table-cell>
          <table:table-cell office:value-type="float" office:value="0.0000093191" calcext:value-type="float">
            <text:p>0.00000931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</text:p>
          </table:table-cell>
          <table:table-cell table:style-name="ce31" office:value-type="float" office:value="1.596" calcext:value-type="float">
            <text:p>1.596</text:p>
          </table:table-cell>
          <table:table-cell office:value-type="float" office:value="0.0000101177" calcext:value-type="float">
            <text:p>0.00001011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extended_no_unorderable</text:p>
          </table:table-cell>
          <table:table-cell table:style-name="ce31" office:value-type="float" office:value="1.598" calcext:value-type="float">
            <text:p>1.598</text:p>
          </table:table-cell>
          <table:table-cell office:value-type="float" office:value="0.0000073618" calcext:value-type="float">
            <text:p>0.00000736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_no_unorderable</text:p>
          </table:table-cell>
          <table:table-cell table:style-name="ce31" office:value-type="float" office:value="1.602" calcext:value-type="float">
            <text:p>1.602</text:p>
          </table:table-cell>
          <table:table-cell office:value-type="float" office:value="0.0000068299" calcext:value-type="float">
            <text:p>0.00000682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</text:p>
          </table:table-cell>
          <table:table-cell table:style-name="ce31" office:value-type="float" office:value="1.59" calcext:value-type="float">
            <text:p>1.59</text:p>
          </table:table-cell>
          <table:table-cell office:value-type="float" office:value="0.0000418622" calcext:value-type="float">
            <text:p>0.00004186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000_no_unorderable</text:p>
          </table:table-cell>
          <table:table-cell table:style-name="ce31" office:value-type="float" office:value="1.586" calcext:value-type="float">
            <text:p>1.586</text:p>
          </table:table-cell>
          <table:table-cell office:value-type="float" office:value="0.0000096802" calcext:value-type="float">
            <text:p>0.00000968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</text:p>
          </table:table-cell>
          <table:table-cell table:style-name="ce31" office:value-type="float" office:value="1.606" calcext:value-type="float">
            <text:p>1.606</text:p>
          </table:table-cell>
          <table:table-cell office:value-type="float" office:value="0.0000125817" calcext:value-type="float">
            <text:p>0.00001258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</text:p>
          </table:table-cell>
          <table:table-cell table:style-name="ce31" office:value-type="float" office:value="1.602" calcext:value-type="float">
            <text:p>1.602</text:p>
          </table:table-cell>
          <table:table-cell office:value-type="float" office:value="0.0000128858" calcext:value-type="float">
            <text:p>0.00001288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extended_no_unorderable</text:p>
          </table:table-cell>
          <table:table-cell table:style-name="ce31" office:value-type="float" office:value="1.598" calcext:value-type="float">
            <text:p>1.598</text:p>
          </table:table-cell>
          <table:table-cell office:value-type="float" office:value="0.000007619" calcext:value-type="float">
            <text:p>0.0000076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150_no_unorderable</text:p>
          </table:table-cell>
          <table:table-cell table:style-name="ce31" office:value-type="float" office:value="1.602" calcext:value-type="float">
            <text:p>1.602</text:p>
          </table:table-cell>
          <table:table-cell office:value-type="float" office:value="0.0000074572" calcext:value-type="float">
            <text:p>0.00000745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</text:p>
          </table:table-cell>
          <table:table-cell table:style-name="ce31" office:value-type="float" office:value="1.612" calcext:value-type="float">
            <text:p>1.612</text:p>
          </table:table-cell>
          <table:table-cell office:value-type="float" office:value="0.0000150071" calcext:value-type="float">
            <text:p>0.00001500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</text:p>
          </table:table-cell>
          <table:table-cell table:style-name="ce31" office:value-type="float" office:value="1.608" calcext:value-type="float">
            <text:p>1.608</text:p>
          </table:table-cell>
          <table:table-cell office:value-type="float" office:value="0.0000152551" calcext:value-type="float">
            <text:p>0.00001525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extended_no_unorderable</text:p>
          </table:table-cell>
          <table:table-cell table:style-name="ce31" office:value-type="float" office:value="1.6" calcext:value-type="float">
            <text:p>1.6</text:p>
          </table:table-cell>
          <table:table-cell office:value-type="float" office:value="0.0000084138" calcext:value-type="float">
            <text:p>0.00000841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00_no_unorderable</text:p>
          </table:table-cell>
          <table:table-cell table:style-name="ce31" office:value-type="float" office:value="1.604" calcext:value-type="float">
            <text:p>1.604</text:p>
          </table:table-cell>
          <table:table-cell office:value-type="float" office:value="0.0000083152" calcext:value-type="float">
            <text:p>0.00000831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</text:p>
          </table:table-cell>
          <table:table-cell table:style-name="ce31" office:value-type="float" office:value="1.59" calcext:value-type="float">
            <text:p>1.59</text:p>
          </table:table-cell>
          <table:table-cell office:value-type="float" office:value="0.0000829553" calcext:value-type="float">
            <text:p>0.00008295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2500_no_unorderable</text:p>
          </table:table-cell>
          <table:table-cell table:style-name="ce31" office:value-type="float" office:value="1.586" calcext:value-type="float">
            <text:p>1.586</text:p>
          </table:table-cell>
          <table:table-cell office:value-type="float" office:value="0.0000112789" calcext:value-type="float">
            <text:p>0.00001127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</text:p>
          </table:table-cell>
          <table:table-cell table:style-name="ce31" office:value-type="float" office:value="1.6" calcext:value-type="float">
            <text:p>1.6</text:p>
          </table:table-cell>
          <table:table-cell office:value-type="float" office:value="0.0000067419" calcext:value-type="float">
            <text:p>0.00000674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</text:p>
          </table:table-cell>
          <table:table-cell table:style-name="ce31" office:value-type="float" office:value="1.596" calcext:value-type="float">
            <text:p>1.596</text:p>
          </table:table-cell>
          <table:table-cell office:value-type="float" office:value="0.0000070198" calcext:value-type="float">
            <text:p>0.00000701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extended_no_unorderable</text:p>
          </table:table-cell>
          <table:table-cell table:style-name="ce31" office:value-type="float" office:value="1.602" calcext:value-type="float">
            <text:p>1.602</text:p>
          </table:table-cell>
          <table:table-cell office:value-type="float" office:value="0.0000057948" calcext:value-type="float">
            <text:p>0.00000579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40_no_unorderable</text:p>
          </table:table-cell>
          <table:table-cell table:style-name="ce31" office:value-type="float" office:value="1.606" calcext:value-type="float">
            <text:p>1.606</text:p>
          </table:table-cell>
          <table:table-cell office:value-type="float" office:value="0.0000056397" calcext:value-type="float">
            <text:p>0.00000563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</text:p>
          </table:table-cell>
          <table:table-cell table:style-name="ce31" office:value-type="float" office:value="1.622" calcext:value-type="float">
            <text:p>1.622</text:p>
          </table:table-cell>
          <table:table-cell office:value-type="float" office:value="0.0000076081" calcext:value-type="float">
            <text:p>0.00000760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</text:p>
          </table:table-cell>
          <table:table-cell table:style-name="ce31" office:value-type="float" office:value="1.618" calcext:value-type="float">
            <text:p>1.618</text:p>
          </table:table-cell>
          <table:table-cell office:value-type="float" office:value="0.0000081606" calcext:value-type="float">
            <text:p>0.00000816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extended_no_unorderable</text:p>
          </table:table-cell>
          <table:table-cell table:style-name="ce31" office:value-type="float" office:value="1.622" calcext:value-type="float">
            <text:p>1.622</text:p>
          </table:table-cell>
          <table:table-cell office:value-type="float" office:value="0.0000062186" calcext:value-type="float">
            <text:p>0.0000062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60_no_unorderable</text:p>
          </table:table-cell>
          <table:table-cell table:style-name="ce31" office:value-type="float" office:value="1.626" calcext:value-type="float">
            <text:p>1.626</text:p>
          </table:table-cell>
          <table:table-cell office:value-type="float" office:value="0.0000063124" calcext:value-type="float">
            <text:p>0.0000063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</text:p>
          </table:table-cell>
          <table:table-cell table:style-name="ce31" office:value-type="float" office:value="1.602" calcext:value-type="float">
            <text:p>1.602</text:p>
          </table:table-cell>
          <table:table-cell office:value-type="float" office:value="0.000008625" calcext:value-type="float">
            <text:p>0.0000086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</text:p>
          </table:table-cell>
          <table:table-cell table:style-name="ce31" office:value-type="float" office:value="1.598" calcext:value-type="float">
            <text:p>1.598</text:p>
          </table:table-cell>
          <table:table-cell office:value-type="float" office:value="0.0000085617" calcext:value-type="float">
            <text:p>0.00000856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extended_no_unorderable</text:p>
          </table:table-cell>
          <table:table-cell table:style-name="ce31" office:value-type="float" office:value="1.598" calcext:value-type="float">
            <text:p>1.598</text:p>
          </table:table-cell>
          <table:table-cell office:value-type="float" office:value="0.0000067254" calcext:value-type="float">
            <text:p>0.00000672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no_div_no_pow_KBC_max_rules_80_no_unorderable</text:p>
          </table:table-cell>
          <table:table-cell table:style-name="ce31" office:value-type="float" office:value="1.602" calcext:value-type="float">
            <text:p>1.602</text:p>
          </table:table-cell>
          <table:table-cell office:value-type="float" office:value="0.0000064508" calcext:value-type="float">
            <text:p>0.0000064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</text:p>
          </table:table-cell>
          <table:table-cell table:style-name="ce31" office:value-type="float" office:value="2.31" calcext:value-type="float">
            <text:p>2.31</text:p>
          </table:table-cell>
          <table:table-cell office:value-type="float" office:value="0.0000105618" calcext:value-type="float">
            <text:p>0.00001056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</text:p>
          </table:table-cell>
          <table:table-cell table:style-name="ce31" office:value-type="float" office:value="2.308" calcext:value-type="float">
            <text:p>2.308</text:p>
          </table:table-cell>
          <table:table-cell office:value-type="float" office:value="0.0000117635" calcext:value-type="float">
            <text:p>0.0000117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extended_no_unorderable</text:p>
          </table:table-cell>
          <table:table-cell table:style-name="ce31" office:value-type="float" office:value="2.316" calcext:value-type="float">
            <text:p>2.316</text:p>
          </table:table-cell>
          <table:table-cell office:value-type="float" office:value="0.0000090917" calcext:value-type="float">
            <text:p>0.00000909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_no_unorderable</text:p>
          </table:table-cell>
          <table:table-cell table:style-name="ce31" office:value-type="float" office:value="2.318" calcext:value-type="float">
            <text:p>2.318</text:p>
          </table:table-cell>
          <table:table-cell office:value-type="float" office:value="0.0000085349" calcext:value-type="float">
            <text:p>0.00000853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</text:p>
          </table:table-cell>
          <table:table-cell table:style-name="ce31" office:value-type="float" office:value="2.5" calcext:value-type="float">
            <text:p>2.5</text:p>
          </table:table-cell>
          <table:table-cell office:value-type="float" office:value="0.0000374946" calcext:value-type="float">
            <text:p>0.00003749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000_no_unorderable</text:p>
          </table:table-cell>
          <table:table-cell table:style-name="ce31" office:value-type="float" office:value="2.502" calcext:value-type="float">
            <text:p>2.502</text:p>
          </table:table-cell>
          <table:table-cell office:value-type="float" office:value="0.0000126774" calcext:value-type="float">
            <text:p>0.00001267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</text:p>
          </table:table-cell>
          <table:table-cell table:style-name="ce31" office:value-type="float" office:value="2.348" calcext:value-type="float">
            <text:p>2.348</text:p>
          </table:table-cell>
          <table:table-cell office:value-type="float" office:value="0.0000123635" calcext:value-type="float">
            <text:p>0.00001236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</text:p>
          </table:table-cell>
          <table:table-cell table:style-name="ce31" office:value-type="float" office:value="2.346" calcext:value-type="float">
            <text:p>2.346</text:p>
          </table:table-cell>
          <table:table-cell office:value-type="float" office:value="0.0000137115" calcext:value-type="float">
            <text:p>0.00001371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extended_no_unorderable</text:p>
          </table:table-cell>
          <table:table-cell table:style-name="ce31" office:value-type="float" office:value="2.352" calcext:value-type="float">
            <text:p>2.352</text:p>
          </table:table-cell>
          <table:table-cell office:value-type="float" office:value="0.0000099896" calcext:value-type="float">
            <text:p>0.00000998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150_no_unorderable</text:p>
          </table:table-cell>
          <table:table-cell table:style-name="ce31" office:value-type="float" office:value="2.354" calcext:value-type="float">
            <text:p>2.354</text:p>
          </table:table-cell>
          <table:table-cell office:value-type="float" office:value="0.000009096" calcext:value-type="float">
            <text:p>0.0000090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</text:p>
          </table:table-cell>
          <table:table-cell table:style-name="ce31" office:value-type="float" office:value="2.544" calcext:value-type="float">
            <text:p>2.544</text:p>
          </table:table-cell>
          <table:table-cell office:value-type="float" office:value="0.0000133222" calcext:value-type="float">
            <text:p>0.00001332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</text:p>
          </table:table-cell>
          <table:table-cell table:style-name="ce31" office:value-type="float" office:value="2.544" calcext:value-type="float">
            <text:p>2.544</text:p>
          </table:table-cell>
          <table:table-cell office:value-type="float" office:value="0.000014287" calcext:value-type="float">
            <text:p>0.0000142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extended_no_unorderable</text:p>
          </table:table-cell>
          <table:table-cell table:style-name="ce31" office:value-type="float" office:value="2.55" calcext:value-type="float">
            <text:p>2.55</text:p>
          </table:table-cell>
          <table:table-cell office:value-type="float" office:value="0.0000101987" calcext:value-type="float">
            <text:p>0.00001019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00_no_unorderable</text:p>
          </table:table-cell>
          <table:table-cell table:style-name="ce31" office:value-type="float" office:value="2.55" calcext:value-type="float">
            <text:p>2.55</text:p>
          </table:table-cell>
          <table:table-cell office:value-type="float" office:value="0.0000096196" calcext:value-type="float">
            <text:p>0.0000096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</text:p>
          </table:table-cell>
          <table:table-cell table:style-name="ce31" office:value-type="float" office:value="2.518" calcext:value-type="float">
            <text:p>2.518</text:p>
          </table:table-cell>
          <table:table-cell office:value-type="float" office:value="0.0000741409" calcext:value-type="float">
            <text:p>0.0000741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2500_no_unorderable</text:p>
          </table:table-cell>
          <table:table-cell table:style-name="ce31" office:value-type="float" office:value="2.52" calcext:value-type="float">
            <text:p>2.52</text:p>
          </table:table-cell>
          <table:table-cell office:value-type="float" office:value="0.0000160558" calcext:value-type="float">
            <text:p>0.00001605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</text:p>
          </table:table-cell>
          <table:table-cell table:style-name="ce31" office:value-type="float" office:value="2.144" calcext:value-type="float">
            <text:p>2.144</text:p>
          </table:table-cell>
          <table:table-cell office:value-type="float" office:value="0.0000070296" calcext:value-type="float">
            <text:p>0.00000702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</text:p>
          </table:table-cell>
          <table:table-cell table:style-name="ce31" office:value-type="float" office:value="2.142" calcext:value-type="float">
            <text:p>2.142</text:p>
          </table:table-cell>
          <table:table-cell office:value-type="float" office:value="0.000008347" calcext:value-type="float">
            <text:p>0.0000083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extended_no_unorderable</text:p>
          </table:table-cell>
          <table:table-cell table:style-name="ce31" office:value-type="float" office:value="2.142" calcext:value-type="float">
            <text:p>2.142</text:p>
          </table:table-cell>
          <table:table-cell office:value-type="float" office:value="0.0000078947" calcext:value-type="float">
            <text:p>0.00000789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40_no_unorderable</text:p>
          </table:table-cell>
          <table:table-cell table:style-name="ce31" office:value-type="float" office:value="2.144" calcext:value-type="float">
            <text:p>2.144</text:p>
          </table:table-cell>
          <table:table-cell office:value-type="float" office:value="0.0000069221" calcext:value-type="float">
            <text:p>0.00000692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</text:p>
          </table:table-cell>
          <table:table-cell table:style-name="ce31" office:value-type="float" office:value="2.296" calcext:value-type="float">
            <text:p>2.296</text:p>
          </table:table-cell>
          <table:table-cell office:value-type="float" office:value="0.0000084288" calcext:value-type="float">
            <text:p>0.00000842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</text:p>
          </table:table-cell>
          <table:table-cell table:style-name="ce31" office:value-type="float" office:value="2.294" calcext:value-type="float">
            <text:p>2.294</text:p>
          </table:table-cell>
          <table:table-cell office:value-type="float" office:value="0.000009306" calcext:value-type="float">
            <text:p>0.0000093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extended_no_unorderable</text:p>
          </table:table-cell>
          <table:table-cell table:style-name="ce31" office:value-type="float" office:value="2.294" calcext:value-type="float">
            <text:p>2.294</text:p>
          </table:table-cell>
          <table:table-cell office:value-type="float" office:value="0.0000088017" calcext:value-type="float">
            <text:p>0.00000880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60_no_unorderable</text:p>
          </table:table-cell>
          <table:table-cell table:style-name="ce31" office:value-type="float" office:value="2.296" calcext:value-type="float">
            <text:p>2.296</text:p>
          </table:table-cell>
          <table:table-cell office:value-type="float" office:value="0.0000075337" calcext:value-type="float">
            <text:p>0.00000753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</text:p>
          </table:table-cell>
          <table:table-cell table:style-name="ce31" office:value-type="float" office:value="2.318" calcext:value-type="float">
            <text:p>2.318</text:p>
          </table:table-cell>
          <table:table-cell office:value-type="float" office:value="0.0000098981" calcext:value-type="float">
            <text:p>0.00000989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</text:p>
          </table:table-cell>
          <table:table-cell table:style-name="ce31" office:value-type="float" office:value="2.316" calcext:value-type="float">
            <text:p>2.316</text:p>
          </table:table-cell>
          <table:table-cell office:value-type="float" office:value="0.0000108414" calcext:value-type="float">
            <text:p>0.00001084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h_no_diff_int_sep_div_KBC_max_rules_80_extended_no_unorderable</text:p>
          </table:table-cell>
          <table:table-cell table:style-name="ce31" office:value-type="float" office:value="2.322" calcext:value-type="float">
            <text:p>2.322</text:p>
          </table:table-cell>
          <table:table-cell office:value-type="float" office:value="0.0000089988" calcext:value-type="float">
            <text:p>0.0000089988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math_no_diff_int_sep_div_KBC_max_rules_80_no_unorderable</text:p>
          </table:table-cell>
          <table:table-cell table:style-name="ce32" office:value-type="float" office:value="2.324" calcext:value-type="float">
            <text:p>2.324</text:p>
          </table:table-cell>
          <table:table-cell table:style-name="ce38" office:value-type="float" office:value="0.00000849" calcext:value-type="float">
            <text:p>0.0000084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33" office:value-type="float" office:value="5118.634" calcext:value-type="float">
            <text:p>5118.634</text:p>
          </table:table-cell>
          <table:table-cell table:style-name="ce39" office:value-type="float" office:value="0.1672757127" calcext:value-type="float">
            <text:p>0.1672757127</text:p>
          </table:table-cell>
          <table:table-cell table:number-columns-repeated="3"/>
        </table:table-row>
        <calcext:conditional-formats>
          <calcext:conditional-format calcext:target-range-address="'Pivot Table_results_1'.C3:'Pivot Table_results_1'.C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89:'Pivot Table_results_1'.C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G69:'Pivot Table_results_1'.G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F58:'Pivot Table_results_1'.F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175:'Pivot Table_results_1'.C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261:'Pivot Table_results_1'.C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347:'Pivot Table_results_1'.C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results_1'.C433:'Pivot Table_results_1'.C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_results_1'.A1:'Pivot Table_results_1'.D519" table:buttons="'Pivot Table_results_1'.A2 'Pivot Table_results_1'.B2 'Pivot Table_results_1'.C1" table:show-filter-button="false" table:drill-down-on-double-click="false">
          <table:source-cell-range table:cell-range-address="results.A1:results.D51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Set" table:orientation="row" table:used-hierarchy="0" table:function="auto">
            <table:data-pilot-level table:show-empty="false" calcext:repeat-item-labels="false">
              <table:data-pilot-members>
                <table:data-pilot-member table:name="no_div_no_pow_random_terms_huge" table:display="true" table:show-details="true"/>
                <table:data-pilot-member table:name="no_div_no_pow_random_terms_large" table:display="true" table:show-details="true"/>
                <table:data-pilot-member table:name="no_div_no_pow_random_terms_small" table:display="true" table:show-details="true"/>
                <table:data-pilot-member table:name="random_terms_huge" table:display="true" table:show-details="true"/>
                <table:data-pilot-member table:name="random_terms_large" table:display="true" table:show-details="true"/>
                <table:data-pilot-member table:name="random_terms_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leSet" table:orientation="row" table:used-hierarchy="0" table:function="auto">
            <table:data-pilot-level table:show-empty="false" calcext:repeat-item-labels="false">
              <table:data-pilot-members>
                <table:data-pilot-member table:name="math_no_diff_int" table:display="true" table:show-details="true"/>
                <table:data-pilot-member table:name="math_no_diff_int_KBC_max_rules_100" table:display="true" table:show-details="true"/>
                <table:data-pilot-member table:name="math_no_diff_int_KBC_max_rules_100_extended" table:display="true" table:show-details="true"/>
                <table:data-pilot-member table:name="math_no_diff_int_KBC_max_rules_100_extended_no_unorderable" table:display="true" table:show-details="true"/>
                <table:data-pilot-member table:name="math_no_diff_int_KBC_max_rules_100_no_unorderable" table:display="true" table:show-details="true"/>
                <table:data-pilot-member table:name="math_no_diff_int_KBC_max_rules_1000" table:display="true" table:show-details="true"/>
                <table:data-pilot-member table:name="math_no_diff_int_KBC_max_rules_1000_no_unorderable" table:display="true" table:show-details="true"/>
                <table:data-pilot-member table:name="math_no_diff_int_KBC_max_rules_150" table:display="true" table:show-details="true"/>
                <table:data-pilot-member table:name="math_no_diff_int_KBC_max_rules_150_extended" table:display="true" table:show-details="true"/>
                <table:data-pilot-member table:name="math_no_diff_int_KBC_max_rules_150_extended_no_unorderable" table:display="true" table:show-details="true"/>
                <table:data-pilot-member table:name="math_no_diff_int_KBC_max_rules_150_no_unorderable" table:display="true" table:show-details="true"/>
                <table:data-pilot-member table:name="math_no_diff_int_KBC_max_rules_200" table:display="true" table:show-details="true"/>
                <table:data-pilot-member table:name="math_no_diff_int_KBC_max_rules_200_extended" table:display="true" table:show-details="true"/>
                <table:data-pilot-member table:name="math_no_diff_int_KBC_max_rules_200_extended_no_unorderable" table:display="true" table:show-details="true"/>
                <table:data-pilot-member table:name="math_no_diff_int_KBC_max_rules_200_no_unorderable" table:display="true" table:show-details="true"/>
                <table:data-pilot-member table:name="math_no_diff_int_KBC_max_rules_2500" table:display="true" table:show-details="true"/>
                <table:data-pilot-member table:name="math_no_diff_int_KBC_max_rules_2500_no_unorderable" table:display="true" table:show-details="true"/>
                <table:data-pilot-member table:name="math_no_diff_int_KBC_max_rules_40" table:display="true" table:show-details="true"/>
                <table:data-pilot-member table:name="math_no_diff_int_KBC_max_rules_40_extended" table:display="true" table:show-details="true"/>
                <table:data-pilot-member table:name="math_no_diff_int_KBC_max_rules_40_extended_no_unorderable" table:display="true" table:show-details="true"/>
                <table:data-pilot-member table:name="math_no_diff_int_KBC_max_rules_40_no_unorderable" table:display="true" table:show-details="true"/>
                <table:data-pilot-member table:name="math_no_diff_int_KBC_max_rules_60" table:display="true" table:show-details="true"/>
                <table:data-pilot-member table:name="math_no_diff_int_KBC_max_rules_60_extended" table:display="true" table:show-details="true"/>
                <table:data-pilot-member table:name="math_no_diff_int_KBC_max_rules_60_extended_no_unorderable" table:display="true" table:show-details="true"/>
                <table:data-pilot-member table:name="math_no_diff_int_KBC_max_rules_60_no_unorderable" table:display="true" table:show-details="true"/>
                <table:data-pilot-member table:name="math_no_diff_int_KBC_max_rules_80" table:display="true" table:show-details="true"/>
                <table:data-pilot-member table:name="math_no_diff_int_KBC_max_rules_80_extended" table:display="true" table:show-details="true"/>
                <table:data-pilot-member table:name="math_no_diff_int_KBC_max_rules_80_extended_no_unorderable" table:display="true" table:show-details="true"/>
                <table:data-pilot-member table:name="math_no_diff_int_KBC_max_rules_80_no_unorderable" table:display="true" table:show-details="true"/>
                <table:data-pilot-member table:name="math_no_diff_int_no_div_no_pow" table:display="true" table:show-details="true"/>
                <table:data-pilot-member table:name="math_no_diff_int_no_div_no_pow_KBC_max_rules_100" table:display="true" table:show-details="true"/>
                <table:data-pilot-member table:name="math_no_diff_int_no_div_no_pow_KBC_max_rules_100_extended" table:display="true" table:show-details="true"/>
                <table:data-pilot-member table:name="math_no_diff_int_no_div_no_pow_KBC_max_rules_100_extended_no_unorderable" table:display="true" table:show-details="true"/>
                <table:data-pilot-member table:name="math_no_diff_int_no_div_no_pow_KBC_max_rules_100_no_unorderable" table:display="true" table:show-details="true"/>
                <table:data-pilot-member table:name="math_no_diff_int_no_div_no_pow_KBC_max_rules_1000" table:display="true" table:show-details="true"/>
                <table:data-pilot-member table:name="math_no_diff_int_no_div_no_pow_KBC_max_rules_1000_no_unorderable" table:display="true" table:show-details="true"/>
                <table:data-pilot-member table:name="math_no_diff_int_no_div_no_pow_KBC_max_rules_150" table:display="true" table:show-details="true"/>
                <table:data-pilot-member table:name="math_no_diff_int_no_div_no_pow_KBC_max_rules_150_extended" table:display="true" table:show-details="true"/>
                <table:data-pilot-member table:name="math_no_diff_int_no_div_no_pow_KBC_max_rules_150_extended_no_unorderable" table:display="true" table:show-details="true"/>
                <table:data-pilot-member table:name="math_no_diff_int_no_div_no_pow_KBC_max_rules_150_no_unorderable" table:display="true" table:show-details="true"/>
                <table:data-pilot-member table:name="math_no_diff_int_no_div_no_pow_KBC_max_rules_200" table:display="true" table:show-details="true"/>
                <table:data-pilot-member table:name="math_no_diff_int_no_div_no_pow_KBC_max_rules_200_extended" table:display="true" table:show-details="true"/>
                <table:data-pilot-member table:name="math_no_diff_int_no_div_no_pow_KBC_max_rules_200_extended_no_unorderable" table:display="true" table:show-details="true"/>
                <table:data-pilot-member table:name="math_no_diff_int_no_div_no_pow_KBC_max_rules_200_no_unorderable" table:display="true" table:show-details="true"/>
                <table:data-pilot-member table:name="math_no_diff_int_no_div_no_pow_KBC_max_rules_2500" table:display="true" table:show-details="true"/>
                <table:data-pilot-member table:name="math_no_diff_int_no_div_no_pow_KBC_max_rules_2500_no_unorderable" table:display="true" table:show-details="true"/>
                <table:data-pilot-member table:name="math_no_diff_int_no_div_no_pow_KBC_max_rules_40" table:display="true" table:show-details="true"/>
                <table:data-pilot-member table:name="math_no_diff_int_no_div_no_pow_KBC_max_rules_40_extended" table:display="true" table:show-details="true"/>
                <table:data-pilot-member table:name="math_no_diff_int_no_div_no_pow_KBC_max_rules_40_extended_no_unorderable" table:display="true" table:show-details="true"/>
                <table:data-pilot-member table:name="math_no_diff_int_no_div_no_pow_KBC_max_rules_40_no_unorderable" table:display="true" table:show-details="true"/>
                <table:data-pilot-member table:name="math_no_diff_int_no_div_no_pow_KBC_max_rules_60" table:display="true" table:show-details="true"/>
                <table:data-pilot-member table:name="math_no_diff_int_no_div_no_pow_KBC_max_rules_60_extended" table:display="true" table:show-details="true"/>
                <table:data-pilot-member table:name="math_no_diff_int_no_div_no_pow_KBC_max_rules_60_extended_no_unorderable" table:display="true" table:show-details="true"/>
                <table:data-pilot-member table:name="math_no_diff_int_no_div_no_pow_KBC_max_rules_60_no_unorderable" table:display="true" table:show-details="true"/>
                <table:data-pilot-member table:name="math_no_diff_int_no_div_no_pow_KBC_max_rules_80" table:display="true" table:show-details="true"/>
                <table:data-pilot-member table:name="math_no_diff_int_no_div_no_pow_KBC_max_rules_80_extended" table:display="true" table:show-details="true"/>
                <table:data-pilot-member table:name="math_no_diff_int_no_div_no_pow_KBC_max_rules_80_extended_no_unorderable" table:display="true" table:show-details="true"/>
                <table:data-pilot-member table:name="math_no_diff_int_no_div_no_pow_KBC_max_rules_80_no_unorderable" table:display="true" table:show-details="true"/>
                <table:data-pilot-member table:name="math_no_diff_int_sep_div_KBC_max_rules_100" table:display="true" table:show-details="true"/>
                <table:data-pilot-member table:name="math_no_diff_int_sep_div_KBC_max_rules_100_extended" table:display="true" table:show-details="true"/>
                <table:data-pilot-member table:name="math_no_diff_int_sep_div_KBC_max_rules_100_extended_no_unorderable" table:display="true" table:show-details="true"/>
                <table:data-pilot-member table:name="math_no_diff_int_sep_div_KBC_max_rules_100_no_unorderable" table:display="true" table:show-details="true"/>
                <table:data-pilot-member table:name="math_no_diff_int_sep_div_KBC_max_rules_1000" table:display="true" table:show-details="true"/>
                <table:data-pilot-member table:name="math_no_diff_int_sep_div_KBC_max_rules_1000_no_unorderable" table:display="true" table:show-details="true"/>
                <table:data-pilot-member table:name="math_no_diff_int_sep_div_KBC_max_rules_150" table:display="true" table:show-details="true"/>
                <table:data-pilot-member table:name="math_no_diff_int_sep_div_KBC_max_rules_150_extended" table:display="true" table:show-details="true"/>
                <table:data-pilot-member table:name="math_no_diff_int_sep_div_KBC_max_rules_150_extended_no_unorderable" table:display="true" table:show-details="true"/>
                <table:data-pilot-member table:name="math_no_diff_int_sep_div_KBC_max_rules_150_no_unorderable" table:display="true" table:show-details="true"/>
                <table:data-pilot-member table:name="math_no_diff_int_sep_div_KBC_max_rules_200" table:display="true" table:show-details="true"/>
                <table:data-pilot-member table:name="math_no_diff_int_sep_div_KBC_max_rules_200_extended" table:display="true" table:show-details="true"/>
                <table:data-pilot-member table:name="math_no_diff_int_sep_div_KBC_max_rules_200_extended_no_unorderable" table:display="true" table:show-details="true"/>
                <table:data-pilot-member table:name="math_no_diff_int_sep_div_KBC_max_rules_200_no_unorderable" table:display="true" table:show-details="true"/>
                <table:data-pilot-member table:name="math_no_diff_int_sep_div_KBC_max_rules_2500" table:display="true" table:show-details="true"/>
                <table:data-pilot-member table:name="math_no_diff_int_sep_div_KBC_max_rules_2500_no_unorderable" table:display="true" table:show-details="true"/>
                <table:data-pilot-member table:name="math_no_diff_int_sep_div_KBC_max_rules_40" table:display="true" table:show-details="true"/>
                <table:data-pilot-member table:name="math_no_diff_int_sep_div_KBC_max_rules_40_extended" table:display="true" table:show-details="true"/>
                <table:data-pilot-member table:name="math_no_diff_int_sep_div_KBC_max_rules_40_extended_no_unorderable" table:display="true" table:show-details="true"/>
                <table:data-pilot-member table:name="math_no_diff_int_sep_div_KBC_max_rules_40_no_unorderable" table:display="true" table:show-details="true"/>
                <table:data-pilot-member table:name="math_no_diff_int_sep_div_KBC_max_rules_60" table:display="true" table:show-details="true"/>
                <table:data-pilot-member table:name="math_no_diff_int_sep_div_KBC_max_rules_60_extended" table:display="true" table:show-details="true"/>
                <table:data-pilot-member table:name="math_no_diff_int_sep_div_KBC_max_rules_60_extended_no_unorderable" table:display="true" table:show-details="true"/>
                <table:data-pilot-member table:name="math_no_diff_int_sep_div_KBC_max_rules_60_no_unorderable" table:display="true" table:show-details="true"/>
                <table:data-pilot-member table:name="math_no_diff_int_sep_div_KBC_max_rules_80" table:display="true" table:show-details="true"/>
                <table:data-pilot-member table:name="math_no_diff_int_sep_div_KBC_max_rules_80_extended" table:display="true" table:show-details="true"/>
                <table:data-pilot-member table:name="math_no_diff_int_sep_div_KBC_max_rules_80_extended_no_unorderable" table:display="true" table:show-details="true"/>
                <table:data-pilot-member table:name="math_no_diff_int_sep_div_KBC_max_rules_80_no_unorderab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lta" table:orientation="data" table:used-hierarchy="0" table:function="sum">
            <table:data-pilot-level table:show-empty="false" calcext:repeat-item-labels="false">
              <table:data-pilot-members>
                <table:data-pilot-member table:name="1.472" table:display="true" table:show-details="true"/>
                <table:data-pilot-member table:name="1.586" table:display="true" table:show-details="true"/>
                <table:data-pilot-member table:name="1.59" table:display="true" table:show-details="true"/>
                <table:data-pilot-member table:name="1.596" table:display="true" table:show-details="true"/>
                <table:data-pilot-member table:name="1.598" table:display="true" table:show-details="true"/>
                <table:data-pilot-member table:name="1.6" table:display="true" table:show-details="true"/>
                <table:data-pilot-member table:name="1.602" table:display="true" table:show-details="true"/>
                <table:data-pilot-member table:name="1.604" table:display="true" table:show-details="true"/>
                <table:data-pilot-member table:name="1.606" table:display="true" table:show-details="true"/>
                <table:data-pilot-member table:name="1.608" table:display="true" table:show-details="true"/>
                <table:data-pilot-member table:name="1.612" table:display="true" table:show-details="true"/>
                <table:data-pilot-member table:name="1.618" table:display="true" table:show-details="true"/>
                <table:data-pilot-member table:name="1.622" table:display="true" table:show-details="true"/>
                <table:data-pilot-member table:name="1.626" table:display="true" table:show-details="true"/>
                <table:data-pilot-member table:name="2.006" table:display="true" table:show-details="true"/>
                <table:data-pilot-member table:name="2.12" table:display="true" table:show-details="true"/>
                <table:data-pilot-member table:name="2.124" table:display="true" table:show-details="true"/>
                <table:data-pilot-member table:name="2.128" table:display="true" table:show-details="true"/>
                <table:data-pilot-member table:name="2.132" table:display="true" table:show-details="true"/>
                <table:data-pilot-member table:name="2.134" table:display="true" table:show-details="true"/>
                <table:data-pilot-member table:name="2.136" table:display="true" table:show-details="true"/>
                <table:data-pilot-member table:name="2.14" table:display="true" table:show-details="true"/>
                <table:data-pilot-member table:name="2.142" table:display="true" table:show-details="true"/>
                <table:data-pilot-member table:name="2.144" table:display="true" table:show-details="true"/>
                <table:data-pilot-member table:name="2.148" table:display="true" table:show-details="true"/>
                <table:data-pilot-member table:name="2.15" table:display="true" table:show-details="true"/>
                <table:data-pilot-member table:name="2.154" table:display="true" table:show-details="true"/>
                <table:data-pilot-member table:name="2.158" table:display="true" table:show-details="true"/>
                <table:data-pilot-member table:name="2.162" table:display="true" table:show-details="true"/>
                <table:data-pilot-member table:name="2.164" table:display="true" table:show-details="true"/>
                <table:data-pilot-member table:name="2.166" table:display="true" table:show-details="true"/>
                <table:data-pilot-member table:name="2.168" table:display="true" table:show-details="true"/>
                <table:data-pilot-member table:name="2.17" table:display="true" table:show-details="true"/>
                <table:data-pilot-member table:name="2.294" table:display="true" table:show-details="true"/>
                <table:data-pilot-member table:name="2.296" table:display="true" table:show-details="true"/>
                <table:data-pilot-member table:name="2.308" table:display="true" table:show-details="true"/>
                <table:data-pilot-member table:name="2.31" table:display="true" table:show-details="true"/>
                <table:data-pilot-member table:name="2.316" table:display="true" table:show-details="true"/>
                <table:data-pilot-member table:name="2.318" table:display="true" table:show-details="true"/>
                <table:data-pilot-member table:name="2.322" table:display="true" table:show-details="true"/>
                <table:data-pilot-member table:name="2.324" table:display="true" table:show-details="true"/>
                <table:data-pilot-member table:name="2.346" table:display="true" table:show-details="true"/>
                <table:data-pilot-member table:name="2.348" table:display="true" table:show-details="true"/>
                <table:data-pilot-member table:name="2.352" table:display="true" table:show-details="true"/>
                <table:data-pilot-member table:name="2.354" table:display="true" table:show-details="true"/>
                <table:data-pilot-member table:name="2.5" table:display="true" table:show-details="true"/>
                <table:data-pilot-member table:name="2.502" table:display="true" table:show-details="true"/>
                <table:data-pilot-member table:name="2.518" table:display="true" table:show-details="true"/>
                <table:data-pilot-member table:name="2.52" table:display="true" table:show-details="true"/>
                <table:data-pilot-member table:name="2.544" table:display="true" table:show-details="true"/>
                <table:data-pilot-member table:name="2.55" table:display="true" table:show-details="true"/>
                <table:data-pilot-member table:name="2.634" table:display="true" table:show-details="true"/>
                <table:data-pilot-member table:name="2.642" table:display="true" table:show-details="true"/>
                <table:data-pilot-member table:name="2.648" table:display="true" table:show-details="true"/>
                <table:data-pilot-member table:name="2.89" table:display="true" table:show-details="true"/>
                <table:data-pilot-member table:name="2.892" table:display="true" table:show-details="true"/>
                <table:data-pilot-member table:name="2.896" table:display="true" table:show-details="true"/>
                <table:data-pilot-member table:name="2.902" table:display="true" table:show-details="true"/>
                <table:data-pilot-member table:name="2.904" table:display="true" table:show-details="true"/>
                <table:data-pilot-member table:name="2.908" table:display="true" table:show-details="true"/>
                <table:data-pilot-member table:name="2.91" table:display="true" table:show-details="true"/>
                <table:data-pilot-member table:name="2.912" table:display="true" table:show-details="true"/>
                <table:data-pilot-member table:name="2.914" table:display="true" table:show-details="true"/>
                <table:data-pilot-member table:name="2.916" table:display="true" table:show-details="true"/>
                <table:data-pilot-member table:name="2.92" table:display="true" table:show-details="true"/>
                <table:data-pilot-member table:name="2.926" table:display="true" table:show-details="true"/>
                <table:data-pilot-member table:name="2.928" table:display="true" table:show-details="true"/>
                <table:data-pilot-member table:name="2.93" table:display="true" table:show-details="true"/>
                <table:data-pilot-member table:name="2.932" table:display="true" table:show-details="true"/>
                <table:data-pilot-member table:name="2.934" table:display="true" table:show-details="true"/>
                <table:data-pilot-member table:name="2.936" table:display="true" table:show-details="true"/>
                <table:data-pilot-member table:name="2.938" table:display="true" table:show-details="true"/>
                <table:data-pilot-member table:name="2.94" table:display="true" table:show-details="true"/>
                <table:data-pilot-member table:name="2.942" table:display="true" table:show-details="true"/>
                <table:data-pilot-member table:name="2.946" table:display="true" table:show-details="true"/>
                <table:data-pilot-member table:name="2.954" table:display="true" table:show-details="true"/>
                <table:data-pilot-member table:name="2.956" table:display="true" table:show-details="true"/>
                <table:data-pilot-member table:name="2.958" table:display="true" table:show-details="true"/>
                <table:data-pilot-member table:name="2.96" table:display="true" table:show-details="true"/>
                <table:data-pilot-member table:name="2.962" table:display="true" table:show-details="true"/>
                <table:data-pilot-member table:name="2.964" table:display="true" table:show-details="true"/>
                <table:data-pilot-member table:name="2.966" table:display="true" table:show-details="true"/>
                <table:data-pilot-member table:name="2.968" table:display="true" table:show-details="true"/>
                <table:data-pilot-member table:name="2.972" table:display="true" table:show-details="true"/>
                <table:data-pilot-member table:name="2.99" table:display="true" table:show-details="true"/>
                <table:data-pilot-member table:name="2.994" table:display="true" table:show-details="true"/>
                <table:data-pilot-member table:name="3.026" table:display="true" table:show-details="true"/>
                <table:data-pilot-member table:name="3.028" table:display="true" table:show-details="true"/>
                <table:data-pilot-member table:name="3.03" table:display="true" table:show-details="true"/>
                <table:data-pilot-member table:name="3.032" table:display="true" table:show-details="true"/>
                <table:data-pilot-member table:name="3.034" table:display="true" table:show-details="true"/>
                <table:data-pilot-member table:name="3.038" table:display="true" table:show-details="true"/>
                <table:data-pilot-member table:name="3.048" table:display="true" table:show-details="true"/>
                <table:data-pilot-member table:name="3.052" table:display="true" table:show-details="true"/>
                <table:data-pilot-member table:name="3.056" table:display="true" table:show-details="true"/>
                <table:data-pilot-member table:name="4.884" table:display="true" table:show-details="true"/>
                <table:data-pilot-member table:name="5.248" table:display="true" table:show-details="true"/>
                <table:data-pilot-member table:name="5.26" table:display="true" table:show-details="true"/>
                <table:data-pilot-member table:name="5.276" table:display="true" table:show-details="true"/>
                <table:data-pilot-member table:name="5.284" table:display="true" table:show-details="true"/>
                <table:data-pilot-member table:name="5.288" table:display="true" table:show-details="true"/>
                <table:data-pilot-member table:name="5.292" table:display="true" table:show-details="true"/>
                <table:data-pilot-member table:name="5.296" table:display="true" table:show-details="true"/>
                <table:data-pilot-member table:name="5.3" table:display="true" table:show-details="true"/>
                <table:data-pilot-member table:name="5.308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24" table:display="true" table:show-details="true"/>
                <table:data-pilot-member table:name="5.336" table:display="true" table:show-details="true"/>
                <table:data-pilot-member table:name="5.38" table:display="true" table:show-details="true"/>
                <table:data-pilot-member table:name="5.392" table:display="true" table:show-details="true"/>
                <table:data-pilot-member table:name="5.404" table:display="true" table:show-details="true"/>
                <table:data-pilot-member table:name="5.416" table:display="true" table:show-details="true"/>
                <table:data-pilot-member table:name="6.564" table:display="true" table:show-details="true"/>
                <table:data-pilot-member table:name="6.92" table:display="true" table:show-details="true"/>
                <table:data-pilot-member table:name="6.924" table:display="true" table:show-details="true"/>
                <table:data-pilot-member table:name="6.932" table:display="true" table:show-details="true"/>
                <table:data-pilot-member table:name="6.936" table:display="true" table:show-details="true"/>
                <table:data-pilot-member table:name="6.944" table:display="true" table:show-details="true"/>
                <table:data-pilot-member table:name="6.948" table:display="true" table:show-details="true"/>
                <table:data-pilot-member table:name="6.952" table:display="true" table:show-details="true"/>
                <table:data-pilot-member table:name="6.956" table:display="true" table:show-details="true"/>
                <table:data-pilot-member table:name="6.964" table:display="true" table:show-details="true"/>
                <table:data-pilot-member table:name="6.968" table:display="true" table:show-details="true"/>
                <table:data-pilot-member table:name="6.972" table:display="true" table:show-details="true"/>
                <table:data-pilot-member table:name="6.98" table:display="true" table:show-details="true"/>
                <table:data-pilot-member table:name="6.984" table:display="true" table:show-details="true"/>
                <table:data-pilot-member table:name="6.988" table:display="true" table:show-details="true"/>
                <table:data-pilot-member table:name="6.992" table:display="true" table:show-details="true"/>
                <table:data-pilot-member table:name="6.996" table:display="true" table:show-details="true"/>
                <table:data-pilot-member table:name="7" table:display="true" table:show-details="true"/>
                <table:data-pilot-member table:name="7.004" table:display="true" table:show-details="true"/>
                <table:data-pilot-member table:name="7.008" table:display="true" table:show-details="true"/>
                <table:data-pilot-member table:name="7.016" table:display="true" table:show-details="true"/>
                <table:data-pilot-member table:name="7.02" table:display="true" table:show-details="true"/>
                <table:data-pilot-member table:name="7.396" table:display="true" table:show-details="true"/>
                <table:data-pilot-member table:name="7.404" table:display="true" table:show-details="true"/>
                <table:data-pilot-member table:name="7.412" table:display="true" table:show-details="true"/>
                <table:data-pilot-member table:name="7.416" table:display="true" table:show-details="true"/>
                <table:data-pilot-member table:name="7.42" table:display="true" table:show-details="true"/>
                <table:data-pilot-member table:name="7.424" table:display="true" table:show-details="true"/>
                <table:data-pilot-member table:name="7.44" table:display="true" table:show-details="true"/>
                <table:data-pilot-member table:name="7.448" table:display="true" table:show-details="true"/>
                <table:data-pilot-member table:name="7.46" table:display="true" table:show-details="true"/>
                <table:data-pilot-member table:name="7.468" table:display="true" table:show-details="true"/>
                <table:data-pilot-member table:name="7.532" table:display="true" table:show-details="true"/>
                <table:data-pilot-member table:name="7.54" table:display="true" table:show-details="true"/>
                <table:data-pilot-member table:name="7.576" table:display="true" table:show-details="true"/>
                <table:data-pilot-member table:name="7.584" table:display="true" table:show-details="true"/>
                <table:data-pilot-member table:name="8.544" table:display="true" table:show-details="true"/>
                <table:data-pilot-member table:name="8.56" table:display="true" table:show-details="true"/>
                <table:data-pilot-member table:name="8.584" table:display="true" table:show-details="true"/>
                <table:data-pilot-member table:name="8.596" table:display="true" table:show-details="true"/>
                <table:data-pilot-member table:name="8.604" table:display="true" table:show-details="true"/>
                <table:data-pilot-member table:name="8.62" table:display="true" table:show-details="true"/>
                <table:data-pilot-member table:name="8.652" table:display="true" table:show-details="true"/>
                <table:data-pilot-member table:name="8.66" table:display="true" table:show-details="true"/>
                <table:data-pilot-member table:name="8.684" table:display="true" table:show-details="true"/>
                <table:data-pilot-member table:name="8.692" table:display="true" table:show-details="true"/>
                <table:data-pilot-member table:name="9.356" table:display="true" table:show-details="true"/>
                <table:data-pilot-member table:name="9.36" table:display="true" table:show-details="true"/>
                <table:data-pilot-member table:name="9.368" table:display="true" table:show-details="true"/>
                <table:data-pilot-member table:name="9.372" table:display="true" table:show-details="true"/>
                <table:data-pilot-member table:name="9.432" table:display="true" table:show-details="true"/>
                <table:data-pilot-member table:name="9.44" table:display="true" table:show-details="true"/>
                <table:data-pilot-member table:name="9.456" table:display="true" table:show-details="true"/>
                <table:data-pilot-member table:name="9.464" table:display="true" table:show-details="true"/>
                <table:data-pilot-member table:name="9.52" table:display="true" table:show-details="true"/>
                <table:data-pilot-member table:name="9.524" table:display="true" table:show-details="true"/>
                <table:data-pilot-member table:name="9.528" table:display="true" table:show-details="true"/>
                <table:data-pilot-member table:name="9.532" table:display="true" table:show-details="true"/>
                <table:data-pilot-member table:name="9.536" table:display="true" table:show-details="true"/>
                <table:data-pilot-member table:name="9.54" table:display="true" table:show-details="true"/>
                <table:data-pilot-member table:name="9.544" table:display="true" table:show-details="true"/>
                <table:data-pilot-member table:name="9.584" table:display="true" table:show-details="true"/>
                <table:data-pilot-member table:name="9.588" table:display="true" table:show-details="true"/>
                <table:data-pilot-member table:name="9.592" table:display="true" table:show-details="true"/>
                <table:data-pilot-member table:name="9.596" table:display="true" table:show-details="true"/>
                <table:data-pilot-member table:name="9.604" table:display="true" table:show-details="true"/>
                <table:data-pilot-member table:name="9.608" table:display="true" table:show-details="true"/>
                <table:data-pilot-member table:name="9.616" table:display="true" table:show-details="true"/>
                <table:data-pilot-member table:name="9.62" table:display="true" table:show-details="true"/>
                <table:data-pilot-member table:name="9.624" table:display="true" table:show-details="true"/>
                <table:data-pilot-member table:name="9.628" table:display="true" table:show-details="true"/>
                <table:data-pilot-member table:name="9.632" table:display="true" table:show-details="true"/>
                <table:data-pilot-member table:name="9.636" table:display="true" table:show-details="true"/>
                <table:data-pilot-member table:name="9.644" table:display="true" table:show-details="true"/>
                <table:data-pilot-member table:name="9.648" table:display="true" table:show-details="true"/>
                <table:data-pilot-member table:name="9.652" table:display="true" table:show-details="true"/>
                <table:data-pilot-member table:name="9.66" table:display="true" table:show-details="true"/>
                <table:data-pilot-member table:name="9.664" table:display="true" table:show-details="true"/>
                <table:data-pilot-member table:name="9.668" table:display="true" table:show-details="true"/>
                <table:data-pilot-member table:name="9.68" table:display="true" table:show-details="true"/>
                <table:data-pilot-member table:name="9.688" table:display="true" table:show-details="true"/>
                <table:data-pilot-member table:name="9.7" table:display="true" table:show-details="true"/>
                <table:data-pilot-member table:name="9.704" table:display="true" table:show-details="true"/>
                <table:data-pilot-member table:name="9.716" table:display="true" table:show-details="true"/>
                <table:data-pilot-member table:name="9.72" table:display="true" table:show-details="true"/>
                <table:data-pilot-member table:name="9.732" table:display="true" table:show-details="true"/>
                <table:data-pilot-member table:name="9.756" table:display="true" table:show-details="true"/>
                <table:data-pilot-member table:name="9.768" table:display="true" table:show-details="true"/>
                <table:data-pilot-member table:name="9.784" table:display="true" table:show-details="true"/>
                <table:data-pilot-member table:name="9.796" table:display="true" table:show-details="true"/>
                <table:data-pilot-member table:name="9.8" table:display="true" table:show-details="true"/>
                <table:data-pilot-member table:name="9.804" table:display="true" table:show-details="true"/>
                <table:data-pilot-member table:name="9.808" table:display="true" table:show-details="true"/>
                <table:data-pilot-member table:name="9.812" table:display="true" table:show-details="true"/>
                <table:data-pilot-member table:name="9.816" table:display="true" table:show-details="true"/>
                <table:data-pilot-member table:name="9.824" table:display="true" table:show-details="true"/>
                <table:data-pilot-member table:name="9.84" table:display="true" table:show-details="true"/>
                <table:data-pilot-member table:name="9.848" table:display="true" table:show-details="true"/>
                <table:data-pilot-member table:name="9.856" table:display="true" table:show-details="true"/>
                <table:data-pilot-member table:name="9.868" table:display="true" table:show-details="true"/>
                <table:data-pilot-member table:name="9.876" table:display="true" table:show-details="true"/>
                <table:data-pilot-member table:name="10.6" table:display="true" table:show-details="true"/>
                <table:data-pilot-member table:name="11.568" table:display="true" table:show-details="true"/>
                <table:data-pilot-member table:name="11.576" table:display="true" table:show-details="true"/>
                <table:data-pilot-member table:name="11.608" table:display="true" table:show-details="true"/>
                <table:data-pilot-member table:name="11.616" table:display="true" table:show-details="true"/>
                <table:data-pilot-member table:name="11.624" table:display="true" table:show-details="true"/>
                <table:data-pilot-member table:name="11.672" table:display="true" table:show-details="true"/>
                <table:data-pilot-member table:name="11.68" table:display="true" table:show-details="true"/>
                <table:data-pilot-member table:name="11.688" table:display="true" table:show-details="true"/>
                <table:data-pilot-member table:name="11.696" table:display="true" table:show-details="true"/>
                <table:data-pilot-member table:name="11.704" table:display="true" table:show-details="true"/>
                <table:data-pilot-member table:name="11.712" table:display="true" table:show-details="true"/>
                <table:data-pilot-member table:name="15.904" table:display="true" table:show-details="true"/>
                <table:data-pilot-member table:name="16.888" table:display="true" table:show-details="true"/>
                <table:data-pilot-member table:name="16.912" table:display="true" table:show-details="true"/>
                <table:data-pilot-member table:name="16.936" table:display="true" table:show-details="true"/>
                <table:data-pilot-member table:name="16.944" table:display="true" table:show-details="true"/>
                <table:data-pilot-member table:name="16.952" table:display="true" table:show-details="true"/>
                <table:data-pilot-member table:name="16.968" table:display="true" table:show-details="true"/>
                <table:data-pilot-member table:name="16.992" table:display="true" table:show-details="true"/>
                <table:data-pilot-member table:name="17.04" table:display="true" table:show-details="true"/>
                <table:data-pilot-member table:name="17.408" table:display="true" table:show-details="true"/>
                <table:data-pilot-member table:name="17.432" table:display="true" table:show-details="true"/>
                <table:data-pilot-member table:name="18.352" table:display="true" table:show-details="true"/>
                <table:data-pilot-member table:name="18.384" table:display="true" table:show-details="true"/>
                <table:data-pilot-member table:name="18.4" table:display="true" table:show-details="true"/>
                <table:data-pilot-member table:name="18.432" table:display="true" table:show-details="true"/>
                <table:data-pilot-member table:name="18.44" table:display="true" table:show-details="true"/>
                <table:data-pilot-member table:name="18.472" table:display="true" table:show-details="true"/>
                <table:data-pilot-member table:name="18.56" table:display="true" table:show-details="true"/>
                <table:data-pilot-member table:name="18.592" table:display="true" table:show-details="true"/>
                <table:data-pilot-member table:name="20.4" table:display="true" table:show-details="true"/>
                <table:data-pilot-member table:name="20.472" table:display="true" table:show-details="true"/>
                <table:data-pilot-member table:name="20.504" table:display="true" table:show-details="true"/>
                <table:data-pilot-member table:name="20.632" table:display="true" table:show-details="true"/>
                <table:data-pilot-member table:name="20.64" table:display="true" table:show-details="true"/>
                <table:data-pilot-member table:name="20.648" table:display="true" table:show-details="true"/>
                <table:data-pilot-member table:name="20.688" table:display="true" table:show-details="true"/>
                <table:data-pilot-member table:name="20.744" table:display="true" table:show-details="true"/>
                <table:data-pilot-member table:name="20.8" table:display="true" table:show-details="true"/>
                <table:data-pilot-member table:name="22.288" table:display="true" table:show-details="true"/>
                <table:data-pilot-member table:name="22.296" table:display="true" table:show-details="true"/>
                <table:data-pilot-member table:name="22.312" table:display="true" table:show-details="true"/>
                <table:data-pilot-member table:name="22.32" table:display="true" table:show-details="true"/>
                <table:data-pilot-member table:name="22.416" table:display="true" table:show-details="true"/>
                <table:data-pilot-member table:name="22.424" table:display="true" table:show-details="true"/>
                <table:data-pilot-member table:name="22.432" table:display="true" table:show-details="true"/>
                <table:data-pilot-member table:name="22.44" table:display="true" table:show-details="true"/>
                <table:data-pilot-member table:name="22.464" table:display="true" table:show-details="true"/>
                <table:data-pilot-member table:name="22.488" table:display="true" table:show-details="true"/>
                <table:data-pilot-member table:name="22.496" table:display="true" table:show-details="true"/>
                <table:data-pilot-member table:name="22.504" table:display="true" table:show-details="true"/>
                <table:data-pilot-member table:name="22.512" table:display="true" table:show-details="true"/>
                <table:data-pilot-member table:name="22.52" table:display="true" table:show-details="true"/>
                <table:data-pilot-member table:name="22.528" table:display="true" table:show-details="true"/>
                <table:data-pilot-member table:name="22.616" table:display="true" table:show-details="true"/>
                <table:data-pilot-member table:name="22.64" table:display="true" table:show-details="true"/>
                <table:data-pilot-member table:name="22.648" table:display="true" table:show-details="true"/>
                <table:data-pilot-member table:name="22.672" table:display="true" table:show-details="true"/>
                <table:data-pilot-member table:name="22.704" table:display="true" table:show-details="true"/>
                <table:data-pilot-member table:name="22.72" table:display="true" table:show-details="true"/>
                <table:data-pilot-member table:name="22.744" table:display="true" table:show-details="true"/>
                <table:data-pilot-member table:name="22.76" table:display="true" table:show-details="true"/>
                <table:data-pilot-member table:name="22.768" table:display="true" table:show-details="true"/>
                <table:data-pilot-member table:name="22.792" table:display="true" table:show-details="true"/>
                <table:data-pilot-member table:name="22.8" table:display="true" table:show-details="true"/>
                <table:data-pilot-member table:name="22.808" table:display="true" table:show-details="true"/>
                <table:data-pilot-member table:name="22.824" table:display="true" table:show-details="true"/>
                <table:data-pilot-member table:name="22.832" table:display="true" table:show-details="true"/>
                <table:data-pilot-member table:name="22.84" table:display="true" table:show-details="true"/>
                <table:data-pilot-member table:name="22.848" table:display="true" table:show-details="true"/>
                <table:data-pilot-member table:name="22.856" table:display="true" table:show-details="true"/>
                <table:data-pilot-member table:name="22.864" table:display="true" table:show-details="true"/>
                <table:data-pilot-member table:name="22.872" table:display="true" table:show-details="true"/>
                <table:data-pilot-member table:name="22.888" table:display="true" table:show-details="true"/>
                <table:data-pilot-member table:name="22.896" table:display="true" table:show-details="true"/>
                <table:data-pilot-member table:name="22.904" table:display="true" table:show-details="true"/>
                <table:data-pilot-member table:name="22.912" table:display="true" table:show-details="true"/>
                <table:data-pilot-member table:name="22.92" table:display="true" table:show-details="true"/>
                <table:data-pilot-member table:name="22.944" table:display="true" table:show-details="true"/>
                <table:data-pilot-member table:name="22.952" table:display="true" table:show-details="true"/>
                <table:data-pilot-member table:name="22.984" table:display="true" table:show-details="true"/>
                <table:data-pilot-member table:name="23.008" table:display="true" table:show-details="true"/>
                <table:data-pilot-member table:name="23.032" table:display="true" table:show-details="true"/>
                <table:data-pilot-member table:name="23.04" table:display="true" table:show-details="true"/>
                <table:data-pilot-member table:name="23.056" table:display="true" table:show-details="true"/>
                <table:data-pilot-member table:name="23.064" table:display="true" table:show-details="true"/>
                <table:data-pilot-member table:name="23.072" table:display="true" table:show-details="true"/>
                <table:data-pilot-member table:name="23.088" table:display="true" table:show-details="true"/>
                <table:data-pilot-member table:name="23.096" table:display="true" table:show-details="true"/>
                <table:data-pilot-member table:name="23.12" table:display="true" table:show-details="true"/>
                <table:data-pilot-member table:name="23.1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sum">
            <table:data-pilot-level table:show-empty="false" calcext:repeat-item-labels="false">
              <table:data-pilot-members>
                <table:data-pilot-member table:name="0.0000039099" table:display="true" table:show-details="true"/>
                <table:data-pilot-member table:name="0.0000050293" table:display="true" table:show-details="true"/>
                <table:data-pilot-member table:name="0.0000056397" table:display="true" table:show-details="true"/>
                <table:data-pilot-member table:name="0.0000057457" table:display="true" table:show-details="true"/>
                <table:data-pilot-member table:name="0.0000057948" table:display="true" table:show-details="true"/>
                <table:data-pilot-member table:name="0.0000058665" table:display="true" table:show-details="true"/>
                <table:data-pilot-member table:name="0.0000062186" table:display="true" table:show-details="true"/>
                <table:data-pilot-member table:name="0.0000063124" table:display="true" table:show-details="true"/>
                <table:data-pilot-member table:name="0.0000064508" table:display="true" table:show-details="true"/>
                <table:data-pilot-member table:name="0.0000065079" table:display="true" table:show-details="true"/>
                <table:data-pilot-member table:name="0.0000067254" table:display="true" table:show-details="true"/>
                <table:data-pilot-member table:name="0.0000067419" table:display="true" table:show-details="true"/>
                <table:data-pilot-member table:name="0.0000068299" table:display="true" table:show-details="true"/>
                <table:data-pilot-member table:name="0.0000069221" table:display="true" table:show-details="true"/>
                <table:data-pilot-member table:name="0.0000069389" table:display="true" table:show-details="true"/>
                <table:data-pilot-member table:name="0.0000069467" table:display="true" table:show-details="true"/>
                <table:data-pilot-member table:name="0.0000070198" table:display="true" table:show-details="true"/>
                <table:data-pilot-member table:name="0.0000070296" table:display="true" table:show-details="true"/>
                <table:data-pilot-member table:name="0.0000071839" table:display="true" table:show-details="true"/>
                <table:data-pilot-member table:name="0.0000072906" table:display="true" table:show-details="true"/>
                <table:data-pilot-member table:name="0.0000072911" table:display="true" table:show-details="true"/>
                <table:data-pilot-member table:name="0.0000073587" table:display="true" table:show-details="true"/>
                <table:data-pilot-member table:name="0.0000073618" table:display="true" table:show-details="true"/>
                <table:data-pilot-member table:name="0.0000073811" table:display="true" table:show-details="true"/>
                <table:data-pilot-member table:name="0.0000074572" table:display="true" table:show-details="true"/>
                <table:data-pilot-member table:name="0.0000075337" table:display="true" table:show-details="true"/>
                <table:data-pilot-member table:name="0.0000076081" table:display="true" table:show-details="true"/>
                <table:data-pilot-member table:name="0.000007619" table:display="true" table:show-details="true"/>
                <table:data-pilot-member table:name="0.0000076818" table:display="true" table:show-details="true"/>
                <table:data-pilot-member table:name="0.0000077037" table:display="true" table:show-details="true"/>
                <table:data-pilot-member table:name="0.0000077339" table:display="true" table:show-details="true"/>
                <table:data-pilot-member table:name="0.0000078074" table:display="true" table:show-details="true"/>
                <table:data-pilot-member table:name="0.0000078947" table:display="true" table:show-details="true"/>
                <table:data-pilot-member table:name="0.000007895" table:display="true" table:show-details="true"/>
                <table:data-pilot-member table:name="0.0000079763" table:display="true" table:show-details="true"/>
                <table:data-pilot-member table:name="0.0000080053" table:display="true" table:show-details="true"/>
                <table:data-pilot-member table:name="0.0000080697" table:display="true" table:show-details="true"/>
                <table:data-pilot-member table:name="0.0000080753" table:display="true" table:show-details="true"/>
                <table:data-pilot-member table:name="0.0000080759" table:display="true" table:show-details="true"/>
                <table:data-pilot-member table:name="0.0000081606" table:display="true" table:show-details="true"/>
                <table:data-pilot-member table:name="0.0000082056" table:display="true" table:show-details="true"/>
                <table:data-pilot-member table:name="0.0000082152" table:display="true" table:show-details="true"/>
                <table:data-pilot-member table:name="0.0000083152" table:display="true" table:show-details="true"/>
                <table:data-pilot-member table:name="0.0000083469" table:display="true" table:show-details="true"/>
                <table:data-pilot-member table:name="0.000008347" table:display="true" table:show-details="true"/>
                <table:data-pilot-member table:name="0.0000083668" table:display="true" table:show-details="true"/>
                <table:data-pilot-member table:name="0.0000084138" table:display="true" table:show-details="true"/>
                <table:data-pilot-member table:name="0.0000084288" table:display="true" table:show-details="true"/>
                <table:data-pilot-member table:name="0.0000084813" table:display="true" table:show-details="true"/>
                <table:data-pilot-member table:name="0.00000849" table:display="true" table:show-details="true"/>
                <table:data-pilot-member table:name="0.0000084963" table:display="true" table:show-details="true"/>
                <table:data-pilot-member table:name="0.0000085349" table:display="true" table:show-details="true"/>
                <table:data-pilot-member table:name="0.0000085617" table:display="true" table:show-details="true"/>
                <table:data-pilot-member table:name="0.000008575" table:display="true" table:show-details="true"/>
                <table:data-pilot-member table:name="0.000008625" table:display="true" table:show-details="true"/>
                <table:data-pilot-member table:name="0.0000086452" table:display="true" table:show-details="true"/>
                <table:data-pilot-member table:name="0.0000087187" table:display="true" table:show-details="true"/>
                <table:data-pilot-member table:name="0.0000087886" table:display="true" table:show-details="true"/>
                <table:data-pilot-member table:name="0.0000088017" table:display="true" table:show-details="true"/>
                <table:data-pilot-member table:name="0.0000088065" table:display="true" table:show-details="true"/>
                <table:data-pilot-member table:name="0.0000088221" table:display="true" table:show-details="true"/>
                <table:data-pilot-member table:name="0.0000088786" table:display="true" table:show-details="true"/>
                <table:data-pilot-member table:name="0.000008952" table:display="true" table:show-details="true"/>
                <table:data-pilot-member table:name="0.0000089598" table:display="true" table:show-details="true"/>
                <table:data-pilot-member table:name="0.0000089929" table:display="true" table:show-details="true"/>
                <table:data-pilot-member table:name="0.0000089988" table:display="true" table:show-details="true"/>
                <table:data-pilot-member table:name="0.0000090917" table:display="true" table:show-details="true"/>
                <table:data-pilot-member table:name="0.000009096" table:display="true" table:show-details="true"/>
                <table:data-pilot-member table:name="0.0000091068" table:display="true" table:show-details="true"/>
                <table:data-pilot-member table:name="0.0000091088" table:display="true" table:show-details="true"/>
                <table:data-pilot-member table:name="0.0000091804" table:display="true" table:show-details="true"/>
                <table:data-pilot-member table:name="0.0000092313" table:display="true" table:show-details="true"/>
                <table:data-pilot-member table:name="0.0000092339" table:display="true" table:show-details="true"/>
                <table:data-pilot-member table:name="0.0000092399" table:display="true" table:show-details="true"/>
                <table:data-pilot-member table:name="0.0000092442" table:display="true" table:show-details="true"/>
                <table:data-pilot-member table:name="0.000009261" table:display="true" table:show-details="true"/>
                <table:data-pilot-member table:name="0.000009306" table:display="true" table:show-details="true"/>
                <table:data-pilot-member table:name="0.0000093191" table:display="true" table:show-details="true"/>
                <table:data-pilot-member table:name="0.0000093702" table:display="true" table:show-details="true"/>
                <table:data-pilot-member table:name="0.0000093822" table:display="true" table:show-details="true"/>
                <table:data-pilot-member table:name="0.0000093991" table:display="true" table:show-details="true"/>
                <table:data-pilot-member table:name="0.000009442" table:display="true" table:show-details="true"/>
                <table:data-pilot-member table:name="0.0000095608" table:display="true" table:show-details="true"/>
                <table:data-pilot-member table:name="0.0000095709" table:display="true" table:show-details="true"/>
                <table:data-pilot-member table:name="0.0000095806" table:display="true" table:show-details="true"/>
                <table:data-pilot-member table:name="0.0000096196" table:display="true" table:show-details="true"/>
                <table:data-pilot-member table:name="0.0000096802" table:display="true" table:show-details="true"/>
                <table:data-pilot-member table:name="0.0000097884" table:display="true" table:show-details="true"/>
                <table:data-pilot-member table:name="0.0000098981" table:display="true" table:show-details="true"/>
                <table:data-pilot-member table:name="0.0000099088" table:display="true" table:show-details="true"/>
                <table:data-pilot-member table:name="0.0000099371" table:display="true" table:show-details="true"/>
                <table:data-pilot-member table:name="0.0000099896" table:display="true" table:show-details="true"/>
                <table:data-pilot-member table:name="0.0000100184" table:display="true" table:show-details="true"/>
                <table:data-pilot-member table:name="0.0000100455" table:display="true" table:show-details="true"/>
                <table:data-pilot-member table:name="0.0000101177" table:display="true" table:show-details="true"/>
                <table:data-pilot-member table:name="0.0000101987" table:display="true" table:show-details="true"/>
                <table:data-pilot-member table:name="0.0000102287" table:display="true" table:show-details="true"/>
                <table:data-pilot-member table:name="0.0000103545" table:display="true" table:show-details="true"/>
                <table:data-pilot-member table:name="0.0000103753" table:display="true" table:show-details="true"/>
                <table:data-pilot-member table:name="0.0000105618" table:display="true" table:show-details="true"/>
                <table:data-pilot-member table:name="0.0000106672" table:display="true" table:show-details="true"/>
                <table:data-pilot-member table:name="0.0000106924" table:display="true" table:show-details="true"/>
                <table:data-pilot-member table:name="0.0000107877" table:display="true" table:show-details="true"/>
                <table:data-pilot-member table:name="0.0000108414" table:display="true" table:show-details="true"/>
                <table:data-pilot-member table:name="0.0000108738" table:display="true" table:show-details="true"/>
                <table:data-pilot-member table:name="0.0000110476" table:display="true" table:show-details="true"/>
                <table:data-pilot-member table:name="0.0000111091" table:display="true" table:show-details="true"/>
                <table:data-pilot-member table:name="0.000011122" table:display="true" table:show-details="true"/>
                <table:data-pilot-member table:name="0.0000111906" table:display="true" table:show-details="true"/>
                <table:data-pilot-member table:name="0.0000112789" table:display="true" table:show-details="true"/>
                <table:data-pilot-member table:name="0.0000112969" table:display="true" table:show-details="true"/>
                <table:data-pilot-member table:name="0.0000114016" table:display="true" table:show-details="true"/>
                <table:data-pilot-member table:name="0.0000114307" table:display="true" table:show-details="true"/>
                <table:data-pilot-member table:name="0.0000115311" table:display="true" table:show-details="true"/>
                <table:data-pilot-member table:name="0.0000116285" table:display="true" table:show-details="true"/>
                <table:data-pilot-member table:name="0.0000117635" table:display="true" table:show-details="true"/>
                <table:data-pilot-member table:name="0.0000119048" table:display="true" table:show-details="true"/>
                <table:data-pilot-member table:name="0.0000119542" table:display="true" table:show-details="true"/>
                <table:data-pilot-member table:name="0.0000121771" table:display="true" table:show-details="true"/>
                <table:data-pilot-member table:name="0.0000122298" table:display="true" table:show-details="true"/>
                <table:data-pilot-member table:name="0.0000123635" table:display="true" table:show-details="true"/>
                <table:data-pilot-member table:name="0.0000124894" table:display="true" table:show-details="true"/>
                <table:data-pilot-member table:name="0.0000124965" table:display="true" table:show-details="true"/>
                <table:data-pilot-member table:name="0.0000125671" table:display="true" table:show-details="true"/>
                <table:data-pilot-member table:name="0.0000125817" table:display="true" table:show-details="true"/>
                <table:data-pilot-member table:name="0.0000126774" table:display="true" table:show-details="true"/>
                <table:data-pilot-member table:name="0.0000128858" table:display="true" table:show-details="true"/>
                <table:data-pilot-member table:name="0.0000130476" table:display="true" table:show-details="true"/>
                <table:data-pilot-member table:name="0.0000131485" table:display="true" table:show-details="true"/>
                <table:data-pilot-member table:name="0.0000131696" table:display="true" table:show-details="true"/>
                <table:data-pilot-member table:name="0.0000133005" table:display="true" table:show-details="true"/>
                <table:data-pilot-member table:name="0.0000133222" table:display="true" table:show-details="true"/>
                <table:data-pilot-member table:name="0.0000133529" table:display="true" table:show-details="true"/>
                <table:data-pilot-member table:name="0.0000137115" table:display="true" table:show-details="true"/>
                <table:data-pilot-member table:name="0.0000137365" table:display="true" table:show-details="true"/>
                <table:data-pilot-member table:name="0.000014037" table:display="true" table:show-details="true"/>
                <table:data-pilot-member table:name="0.00001424" table:display="true" table:show-details="true"/>
                <table:data-pilot-member table:name="0.000014287" table:display="true" table:show-details="true"/>
                <table:data-pilot-member table:name="0.0000148228" table:display="true" table:show-details="true"/>
                <table:data-pilot-member table:name="0.0000148499" table:display="true" table:show-details="true"/>
                <table:data-pilot-member table:name="0.0000150071" table:display="true" table:show-details="true"/>
                <table:data-pilot-member table:name="0.0000152551" table:display="true" table:show-details="true"/>
                <table:data-pilot-member table:name="0.000015261" table:display="true" table:show-details="true"/>
                <table:data-pilot-member table:name="0.0000154585" table:display="true" table:show-details="true"/>
                <table:data-pilot-member table:name="0.0000155878" table:display="true" table:show-details="true"/>
                <table:data-pilot-member table:name="0.0000157235" table:display="true" table:show-details="true"/>
                <table:data-pilot-member table:name="0.0000157824" table:display="true" table:show-details="true"/>
                <table:data-pilot-member table:name="0.0000158625" table:display="true" table:show-details="true"/>
                <table:data-pilot-member table:name="0.0000159104" table:display="true" table:show-details="true"/>
                <table:data-pilot-member table:name="0.0000160558" table:display="true" table:show-details="true"/>
                <table:data-pilot-member table:name="0.0000163375" table:display="true" table:show-details="true"/>
                <table:data-pilot-member table:name="0.0000166404" table:display="true" table:show-details="true"/>
                <table:data-pilot-member table:name="0.000016967" table:display="true" table:show-details="true"/>
                <table:data-pilot-member table:name="0.0000174313" table:display="true" table:show-details="true"/>
                <table:data-pilot-member table:name="0.0000178497" table:display="true" table:show-details="true"/>
                <table:data-pilot-member table:name="0.0000179605" table:display="true" table:show-details="true"/>
                <table:data-pilot-member table:name="0.0000183989" table:display="true" table:show-details="true"/>
                <table:data-pilot-member table:name="0.0000187454" table:display="true" table:show-details="true"/>
                <table:data-pilot-member table:name="0.000019731" table:display="true" table:show-details="true"/>
                <table:data-pilot-member table:name="0.0000199128" table:display="true" table:show-details="true"/>
                <table:data-pilot-member table:name="0.0000329637" table:display="true" table:show-details="true"/>
                <table:data-pilot-member table:name="0.0000374946" table:display="true" table:show-details="true"/>
                <table:data-pilot-member table:name="0.0000382171" table:display="true" table:show-details="true"/>
                <table:data-pilot-member table:name="0.0000392834" table:display="true" table:show-details="true"/>
                <table:data-pilot-member table:name="0.0000418622" table:display="true" table:show-details="true"/>
                <table:data-pilot-member table:name="0.0000427855" table:display="true" table:show-details="true"/>
                <table:data-pilot-member table:name="0.0000440468" table:display="true" table:show-details="true"/>
                <table:data-pilot-member table:name="0.0000460409" table:display="true" table:show-details="true"/>
                <table:data-pilot-member table:name="0.0000467331" table:display="true" table:show-details="true"/>
                <table:data-pilot-member table:name="0.0000490924" table:display="true" table:show-details="true"/>
                <table:data-pilot-member table:name="0.0000503002" table:display="true" table:show-details="true"/>
                <table:data-pilot-member table:name="0.0000542897" table:display="true" table:show-details="true"/>
                <table:data-pilot-member table:name="0.0000544705" table:display="true" table:show-details="true"/>
                <table:data-pilot-member table:name="0.0000545503" table:display="true" table:show-details="true"/>
                <table:data-pilot-member table:name="0.0000556501" table:display="true" table:show-details="true"/>
                <table:data-pilot-member table:name="0.0000569086" table:display="true" table:show-details="true"/>
                <table:data-pilot-member table:name="0.0000588421" table:display="true" table:show-details="true"/>
                <table:data-pilot-member table:name="0.0000589093" table:display="true" table:show-details="true"/>
                <table:data-pilot-member table:name="0.0000589278" table:display="true" table:show-details="true"/>
                <table:data-pilot-member table:name="0.0000600513" table:display="true" table:show-details="true"/>
                <table:data-pilot-member table:name="0.0000610928" table:display="true" table:show-details="true"/>
                <table:data-pilot-member table:name="0.0000611476" table:display="true" table:show-details="true"/>
                <table:data-pilot-member table:name="0.0000614487" table:display="true" table:show-details="true"/>
                <table:data-pilot-member table:name="0.0000625754" table:display="true" table:show-details="true"/>
                <table:data-pilot-member table:name="0.0000626705" table:display="true" table:show-details="true"/>
                <table:data-pilot-member table:name="0.0000628181" table:display="true" table:show-details="true"/>
                <table:data-pilot-member table:name="0.0000644066" table:display="true" table:show-details="true"/>
                <table:data-pilot-member table:name="0.0000645665" table:display="true" table:show-details="true"/>
                <table:data-pilot-member table:name="0.0000646862" table:display="true" table:show-details="true"/>
                <table:data-pilot-member table:name="0.0000649051" table:display="true" table:show-details="true"/>
                <table:data-pilot-member table:name="0.0000650919" table:display="true" table:show-details="true"/>
                <table:data-pilot-member table:name="0.0000651612" table:display="true" table:show-details="true"/>
                <table:data-pilot-member table:name="0.0000662807" table:display="true" table:show-details="true"/>
                <table:data-pilot-member table:name="0.0000664525" table:display="true" table:show-details="true"/>
                <table:data-pilot-member table:name="0.0000674043" table:display="true" table:show-details="true"/>
                <table:data-pilot-member table:name="0.0000678016" table:display="true" table:show-details="true"/>
                <table:data-pilot-member table:name="0.0000687943" table:display="true" table:show-details="true"/>
                <table:data-pilot-member table:name="0.000069227" table:display="true" table:show-details="true"/>
                <table:data-pilot-member table:name="0.0000696128" table:display="true" table:show-details="true"/>
                <table:data-pilot-member table:name="0.0000698043" table:display="true" table:show-details="true"/>
                <table:data-pilot-member table:name="0.0000702487" table:display="true" table:show-details="true"/>
                <table:data-pilot-member table:name="0.0000703769" table:display="true" table:show-details="true"/>
                <table:data-pilot-member table:name="0.0000723805" table:display="true" table:show-details="true"/>
                <table:data-pilot-member table:name="0.0000729259" table:display="true" table:show-details="true"/>
                <table:data-pilot-member table:name="0.000073298" table:display="true" table:show-details="true"/>
                <table:data-pilot-member table:name="0.0000741141" table:display="true" table:show-details="true"/>
                <table:data-pilot-member table:name="0.0000741409" table:display="true" table:show-details="true"/>
                <table:data-pilot-member table:name="0.0000741567" table:display="true" table:show-details="true"/>
                <table:data-pilot-member table:name="0.0000744318" table:display="true" table:show-details="true"/>
                <table:data-pilot-member table:name="0.0000748521" table:display="true" table:show-details="true"/>
                <table:data-pilot-member table:name="0.0000750929" table:display="true" table:show-details="true"/>
                <table:data-pilot-member table:name="0.000075115" table:display="true" table:show-details="true"/>
                <table:data-pilot-member table:name="0.0000755489" table:display="true" table:show-details="true"/>
                <table:data-pilot-member table:name="0.0000759745" table:display="true" table:show-details="true"/>
                <table:data-pilot-member table:name="0.0000767186" table:display="true" table:show-details="true"/>
                <table:data-pilot-member table:name="0.0000774032" table:display="true" table:show-details="true"/>
                <table:data-pilot-member table:name="0.0000774191" table:display="true" table:show-details="true"/>
                <table:data-pilot-member table:name="0.0000774472" table:display="true" table:show-details="true"/>
                <table:data-pilot-member table:name="0.0000790306" table:display="true" table:show-details="true"/>
                <table:data-pilot-member table:name="0.000079383" table:display="true" table:show-details="true"/>
                <table:data-pilot-member table:name="0.0000795845" table:display="true" table:show-details="true"/>
                <table:data-pilot-member table:name="0.0000796086" table:display="true" table:show-details="true"/>
                <table:data-pilot-member table:name="0.0000797068" table:display="true" table:show-details="true"/>
                <table:data-pilot-member table:name="0.0000799628" table:display="true" table:show-details="true"/>
                <table:data-pilot-member table:name="0.0000800007" table:display="true" table:show-details="true"/>
                <table:data-pilot-member table:name="0.0000805962" table:display="true" table:show-details="true"/>
                <table:data-pilot-member table:name="0.0000807291" table:display="true" table:show-details="true"/>
                <table:data-pilot-member table:name="0.0000807879" table:display="true" table:show-details="true"/>
                <table:data-pilot-member table:name="0.0000811289" table:display="true" table:show-details="true"/>
                <table:data-pilot-member table:name="0.0000828473" table:display="true" table:show-details="true"/>
                <table:data-pilot-member table:name="0.0000828511" table:display="true" table:show-details="true"/>
                <table:data-pilot-member table:name="0.0000829553" table:display="true" table:show-details="true"/>
                <table:data-pilot-member table:name="0.0000831653" table:display="true" table:show-details="true"/>
                <table:data-pilot-member table:name="0.0000838602" table:display="true" table:show-details="true"/>
                <table:data-pilot-member table:name="0.0000845932" table:display="true" table:show-details="true"/>
                <table:data-pilot-member table:name="0.0000846108" table:display="true" table:show-details="true"/>
                <table:data-pilot-member table:name="0.0000847019" table:display="true" table:show-details="true"/>
                <table:data-pilot-member table:name="0.0000853933" table:display="true" table:show-details="true"/>
                <table:data-pilot-member table:name="0.0000854985" table:display="true" table:show-details="true"/>
                <table:data-pilot-member table:name="0.000086567" table:display="true" table:show-details="true"/>
                <table:data-pilot-member table:name="0.0000867337" table:display="true" table:show-details="true"/>
                <table:data-pilot-member table:name="0.0000868084" table:display="true" table:show-details="true"/>
                <table:data-pilot-member table:name="0.0000871779" table:display="true" table:show-details="true"/>
                <table:data-pilot-member table:name="0.0000874222" table:display="true" table:show-details="true"/>
                <table:data-pilot-member table:name="0.0000878061" table:display="true" table:show-details="true"/>
                <table:data-pilot-member table:name="0.0000883706" table:display="true" table:show-details="true"/>
                <table:data-pilot-member table:name="0.0000892824" table:display="true" table:show-details="true"/>
                <table:data-pilot-member table:name="0.0000894434" table:display="true" table:show-details="true"/>
                <table:data-pilot-member table:name="0.000089691" table:display="true" table:show-details="true"/>
                <table:data-pilot-member table:name="0.0000897455" table:display="true" table:show-details="true"/>
                <table:data-pilot-member table:name="0.0000897697" table:display="true" table:show-details="true"/>
                <table:data-pilot-member table:name="0.0000898466" table:display="true" table:show-details="true"/>
                <table:data-pilot-member table:name="0.000089999" table:display="true" table:show-details="true"/>
                <table:data-pilot-member table:name="0.0000901526" table:display="true" table:show-details="true"/>
                <table:data-pilot-member table:name="0.0000919352" table:display="true" table:show-details="true"/>
                <table:data-pilot-member table:name="0.0000922557" table:display="true" table:show-details="true"/>
                <table:data-pilot-member table:name="0.0000923453" table:display="true" table:show-details="true"/>
                <table:data-pilot-member table:name="0.0000926049" table:display="true" table:show-details="true"/>
                <table:data-pilot-member table:name="0.0000947169" table:display="true" table:show-details="true"/>
                <table:data-pilot-member table:name="0.0000948799" table:display="true" table:show-details="true"/>
                <table:data-pilot-member table:name="0.0000950324" table:display="true" table:show-details="true"/>
                <table:data-pilot-member table:name="0.0000952758" table:display="true" table:show-details="true"/>
                <table:data-pilot-member table:name="0.0000962769" table:display="true" table:show-details="true"/>
                <table:data-pilot-member table:name="0.0000995894" table:display="true" table:show-details="true"/>
                <table:data-pilot-member table:name="0.0000996173" table:display="true" table:show-details="true"/>
                <table:data-pilot-member table:name="0.0001006135" table:display="true" table:show-details="true"/>
                <table:data-pilot-member table:name="0.0001011136" table:display="true" table:show-details="true"/>
                <table:data-pilot-member table:name="0.0001011887" table:display="true" table:show-details="true"/>
                <table:data-pilot-member table:name="0.0001020019" table:display="true" table:show-details="true"/>
                <table:data-pilot-member table:name="0.0001022944" table:display="true" table:show-details="true"/>
                <table:data-pilot-member table:name="0.0001024295" table:display="true" table:show-details="true"/>
                <table:data-pilot-member table:name="0.0001035265" table:display="true" table:show-details="true"/>
                <table:data-pilot-member table:name="0.0001035624" table:display="true" table:show-details="true"/>
                <table:data-pilot-member table:name="0.0001067187" table:display="true" table:show-details="true"/>
                <table:data-pilot-member table:name="0.0001069276" table:display="true" table:show-details="true"/>
                <table:data-pilot-member table:name="0.0001069447" table:display="true" table:show-details="true"/>
                <table:data-pilot-member table:name="0.0001078688" table:display="true" table:show-details="true"/>
                <table:data-pilot-member table:name="0.0001082153" table:display="true" table:show-details="true"/>
                <table:data-pilot-member table:name="0.0001084362" table:display="true" table:show-details="true"/>
                <table:data-pilot-member table:name="0.0001096678" table:display="true" table:show-details="true"/>
                <table:data-pilot-member table:name="0.0001114597" table:display="true" table:show-details="true"/>
                <table:data-pilot-member table:name="0.0001121696" table:display="true" table:show-details="true"/>
                <table:data-pilot-member table:name="0.0001122126" table:display="true" table:show-details="true"/>
                <table:data-pilot-member table:name="0.0001126451" table:display="true" table:show-details="true"/>
                <table:data-pilot-member table:name="0.0001133775" table:display="true" table:show-details="true"/>
                <table:data-pilot-member table:name="0.0001136393" table:display="true" table:show-details="true"/>
                <table:data-pilot-member table:name="0.0001194931" table:display="true" table:show-details="true"/>
                <table:data-pilot-member table:name="0.0001215972" table:display="true" table:show-details="true"/>
                <table:data-pilot-member table:name="0.0001223783" table:display="true" table:show-details="true"/>
                <table:data-pilot-member table:name="0.0001255721" table:display="true" table:show-details="true"/>
                <table:data-pilot-member table:name="0.0001278333" table:display="true" table:show-details="true"/>
                <table:data-pilot-member table:name="0.0001279563" table:display="true" table:show-details="true"/>
                <table:data-pilot-member table:name="0.0001309855" table:display="true" table:show-details="true"/>
                <table:data-pilot-member table:name="0.0001328234" table:display="true" table:show-details="true"/>
                <table:data-pilot-member table:name="0.0001336852" table:display="true" table:show-details="true"/>
                <table:data-pilot-member table:name="0.0001348714" table:display="true" table:show-details="true"/>
                <table:data-pilot-member table:name="0.0001364474" table:display="true" table:show-details="true"/>
                <table:data-pilot-member table:name="0.0001367861" table:display="true" table:show-details="true"/>
                <table:data-pilot-member table:name="0.0001417691" table:display="true" table:show-details="true"/>
                <table:data-pilot-member table:name="0.0001419021" table:display="true" table:show-details="true"/>
                <table:data-pilot-member table:name="0.0001419978" table:display="true" table:show-details="true"/>
                <table:data-pilot-member table:name="0.000143732" table:display="true" table:show-details="true"/>
                <table:data-pilot-member table:name="0.0001465047" table:display="true" table:show-details="true"/>
                <table:data-pilot-member table:name="0.0001470408" table:display="true" table:show-details="true"/>
                <table:data-pilot-member table:name="0.0001473602" table:display="true" table:show-details="true"/>
                <table:data-pilot-member table:name="0.0001495417" table:display="true" table:show-details="true"/>
                <table:data-pilot-member table:name="0.0001521557" table:display="true" table:show-details="true"/>
                <table:data-pilot-member table:name="0.00015785" table:display="true" table:show-details="true"/>
                <table:data-pilot-member table:name="0.0001592695" table:display="true" table:show-details="true"/>
                <table:data-pilot-member table:name="0.0001613329" table:display="true" table:show-details="true"/>
                <table:data-pilot-member table:name="0.0001663996" table:display="true" table:show-details="true"/>
                <table:data-pilot-member table:name="0.0001697859" table:display="true" table:show-details="true"/>
                <table:data-pilot-member table:name="0.00017099" table:display="true" table:show-details="true"/>
                <table:data-pilot-member table:name="0.0001713767" table:display="true" table:show-details="true"/>
                <table:data-pilot-member table:name="0.0001714595" table:display="true" table:show-details="true"/>
                <table:data-pilot-member table:name="0.0001747204" table:display="true" table:show-details="true"/>
                <table:data-pilot-member table:name="0.0001795015" table:display="true" table:show-details="true"/>
                <table:data-pilot-member table:name="0.0001797529" table:display="true" table:show-details="true"/>
                <table:data-pilot-member table:name="0.0001835846" table:display="true" table:show-details="true"/>
                <table:data-pilot-member table:name="0.0001935439" table:display="true" table:show-details="true"/>
                <table:data-pilot-member table:name="0.0001942969" table:display="true" table:show-details="true"/>
                <table:data-pilot-member table:name="0.0001954984" table:display="true" table:show-details="true"/>
                <table:data-pilot-member table:name="0.0001958677" table:display="true" table:show-details="true"/>
                <table:data-pilot-member table:name="0.0001969122" table:display="true" table:show-details="true"/>
                <table:data-pilot-member table:name="0.0001987888" table:display="true" table:show-details="true"/>
                <table:data-pilot-member table:name="0.0002024051" table:display="true" table:show-details="true"/>
                <table:data-pilot-member table:name="0.000204788" table:display="true" table:show-details="true"/>
                <table:data-pilot-member table:name="0.0002047996" table:display="true" table:show-details="true"/>
                <table:data-pilot-member table:name="0.0002062578" table:display="true" table:show-details="true"/>
                <table:data-pilot-member table:name="0.0002084644" table:display="true" table:show-details="true"/>
                <table:data-pilot-member table:name="0.0002087669" table:display="true" table:show-details="true"/>
                <table:data-pilot-member table:name="0.0002133174" table:display="true" table:show-details="true"/>
                <table:data-pilot-member table:name="0.0002143682" table:display="true" table:show-details="true"/>
                <table:data-pilot-member table:name="0.0002151825" table:display="true" table:show-details="true"/>
                <table:data-pilot-member table:name="0.0002185599" table:display="true" table:show-details="true"/>
                <table:data-pilot-member table:name="0.0002189498" table:display="true" table:show-details="true"/>
                <table:data-pilot-member table:name="0.0002197781" table:display="true" table:show-details="true"/>
                <table:data-pilot-member table:name="0.0002198194" table:display="true" table:show-details="true"/>
                <table:data-pilot-member table:name="0.0002287628" table:display="true" table:show-details="true"/>
                <table:data-pilot-member table:name="0.0002348494" table:display="true" table:show-details="true"/>
                <table:data-pilot-member table:name="0.0002374506" table:display="true" table:show-details="true"/>
                <table:data-pilot-member table:name="0.0002381312" table:display="true" table:show-details="true"/>
                <table:data-pilot-member table:name="0.0002391518" table:display="true" table:show-details="true"/>
                <table:data-pilot-member table:name="0.0002403017" table:display="true" table:show-details="true"/>
                <table:data-pilot-member table:name="0.0002421725" table:display="true" table:show-details="true"/>
                <table:data-pilot-member table:name="0.0002485021" table:display="true" table:show-details="true"/>
                <table:data-pilot-member table:name="0.0002485441" table:display="true" table:show-details="true"/>
                <table:data-pilot-member table:name="0.000249073" table:display="true" table:show-details="true"/>
                <table:data-pilot-member table:name="0.0002507842" table:display="true" table:show-details="true"/>
                <table:data-pilot-member table:name="0.0002527624" table:display="true" table:show-details="true"/>
                <table:data-pilot-member table:name="0.0002531071" table:display="true" table:show-details="true"/>
                <table:data-pilot-member table:name="0.0002554948" table:display="true" table:show-details="true"/>
                <table:data-pilot-member table:name="0.0002560709" table:display="true" table:show-details="true"/>
                <table:data-pilot-member table:name="0.0002598385" table:display="true" table:show-details="true"/>
                <table:data-pilot-member table:name="0.0002616653" table:display="true" table:show-details="true"/>
                <table:data-pilot-member table:name="0.0002635941" table:display="true" table:show-details="true"/>
                <table:data-pilot-member table:name="0.0002651059" table:display="true" table:show-details="true"/>
                <table:data-pilot-member table:name="0.0002661295" table:display="true" table:show-details="true"/>
                <table:data-pilot-member table:name="0.0002677624" table:display="true" table:show-details="true"/>
                <table:data-pilot-member table:name="0.0002681924" table:display="true" table:show-details="true"/>
                <table:data-pilot-member table:name="0.0002687975" table:display="true" table:show-details="true"/>
                <table:data-pilot-member table:name="0.0002744442" table:display="true" table:show-details="true"/>
                <table:data-pilot-member table:name="0.0002769892" table:display="true" table:show-details="true"/>
                <table:data-pilot-member table:name="0.000277131" table:display="true" table:show-details="true"/>
                <table:data-pilot-member table:name="0.0002801482" table:display="true" table:show-details="true"/>
                <table:data-pilot-member table:name="0.000280292" table:display="true" table:show-details="true"/>
                <table:data-pilot-member table:name="0.0002824326" table:display="true" table:show-details="true"/>
                <table:data-pilot-member table:name="0.0002839877" table:display="true" table:show-details="true"/>
                <table:data-pilot-member table:name="0.0002865927" table:display="true" table:show-details="true"/>
                <table:data-pilot-member table:name="0.0002880196" table:display="true" table:show-details="true"/>
                <table:data-pilot-member table:name="0.0002917637" table:display="true" table:show-details="true"/>
                <table:data-pilot-member table:name="0.0002929293" table:display="true" table:show-details="true"/>
                <table:data-pilot-member table:name="0.0002934694" table:display="true" table:show-details="true"/>
                <table:data-pilot-member table:name="0.0003008651" table:display="true" table:show-details="true"/>
                <table:data-pilot-member table:name="0.0003022899" table:display="true" table:show-details="true"/>
                <table:data-pilot-member table:name="0.0003022924" table:display="true" table:show-details="true"/>
                <table:data-pilot-member table:name="0.0003023061" table:display="true" table:show-details="true"/>
                <table:data-pilot-member table:name="0.0003033313" table:display="true" table:show-details="true"/>
                <table:data-pilot-member table:name="0.0003063606" table:display="true" table:show-details="true"/>
                <table:data-pilot-member table:name="0.0003073071" table:display="true" table:show-details="true"/>
                <table:data-pilot-member table:name="0.0003089238" table:display="true" table:show-details="true"/>
                <table:data-pilot-member table:name="0.0003099485" table:display="true" table:show-details="true"/>
                <table:data-pilot-member table:name="0.0003106486" table:display="true" table:show-details="true"/>
                <table:data-pilot-member table:name="0.0003109586" table:display="true" table:show-details="true"/>
                <table:data-pilot-member table:name="0.0003151128" table:display="true" table:show-details="true"/>
                <table:data-pilot-member table:name="0.0003168635" table:display="true" table:show-details="true"/>
                <table:data-pilot-member table:name="0.0003175998" table:display="true" table:show-details="true"/>
                <table:data-pilot-member table:name="0.0003185339" table:display="true" table:show-details="true"/>
                <table:data-pilot-member table:name="0.0003207068" table:display="true" table:show-details="true"/>
                <table:data-pilot-member table:name="0.0003218707" table:display="true" table:show-details="true"/>
                <table:data-pilot-member table:name="0.0003233437" table:display="true" table:show-details="true"/>
                <table:data-pilot-member table:name="0.0003250769" table:display="true" table:show-details="true"/>
                <table:data-pilot-member table:name="0.0003255334" table:display="true" table:show-details="true"/>
                <table:data-pilot-member table:name="0.0003274737" table:display="true" table:show-details="true"/>
                <table:data-pilot-member table:name="0.0003275254" table:display="true" table:show-details="true"/>
                <table:data-pilot-member table:name="0.0003277566" table:display="true" table:show-details="true"/>
                <table:data-pilot-member table:name="0.0003287727" table:display="true" table:show-details="true"/>
                <table:data-pilot-member table:name="0.0003321215" table:display="true" table:show-details="true"/>
                <table:data-pilot-member table:name="0.0003326033" table:display="true" table:show-details="true"/>
                <table:data-pilot-member table:name="0.000336835" table:display="true" table:show-details="true"/>
                <table:data-pilot-member table:name="0.0003389929" table:display="true" table:show-details="true"/>
                <table:data-pilot-member table:name="0.0003421021" table:display="true" table:show-details="true"/>
                <table:data-pilot-member table:name="0.000345332" table:display="true" table:show-details="true"/>
                <table:data-pilot-member table:name="0.0003454906" table:display="true" table:show-details="true"/>
                <table:data-pilot-member table:name="0.0003472967" table:display="true" table:show-details="true"/>
                <table:data-pilot-member table:name="0.0003513263" table:display="true" table:show-details="true"/>
                <table:data-pilot-member table:name="0.000353331" table:display="true" table:show-details="true"/>
                <table:data-pilot-member table:name="0.0003574282" table:display="true" table:show-details="true"/>
                <table:data-pilot-member table:name="0.0003583378" table:display="true" table:show-details="true"/>
                <table:data-pilot-member table:name="0.0003647934" table:display="true" table:show-details="true"/>
                <table:data-pilot-member table:name="0.0003656721" table:display="true" table:show-details="true"/>
                <table:data-pilot-member table:name="0.0003694976" table:display="true" table:show-details="true"/>
                <table:data-pilot-member table:name="0.0003715829" table:display="true" table:show-details="true"/>
                <table:data-pilot-member table:name="0.0003762033" table:display="true" table:show-details="true"/>
                <table:data-pilot-member table:name="0.0003767399" table:display="true" table:show-details="true"/>
                <table:data-pilot-member table:name="0.0003801569" table:display="true" table:show-details="true"/>
                <table:data-pilot-member table:name="0.0003802022" table:display="true" table:show-details="true"/>
                <table:data-pilot-member table:name="0.0003805255" table:display="true" table:show-details="true"/>
                <table:data-pilot-member table:name="0.0003805926" table:display="true" table:show-details="true"/>
                <table:data-pilot-member table:name="0.0003849977" table:display="true" table:show-details="true"/>
                <table:data-pilot-member table:name="0.000389435" table:display="true" table:show-details="true"/>
                <table:data-pilot-member table:name="0.0003938433" table:display="true" table:show-details="true"/>
                <table:data-pilot-member table:name="0.0003979912" table:display="true" table:show-details="true"/>
                <table:data-pilot-member table:name="0.0003992615" table:display="true" table:show-details="true"/>
                <table:data-pilot-member table:name="0.000402608" table:display="true" table:show-details="true"/>
                <table:data-pilot-member table:name="0.0004053149" table:display="true" table:show-details="true"/>
                <table:data-pilot-member table:name="0.0004055392" table:display="true" table:show-details="true"/>
                <table:data-pilot-member table:name="0.0004093156" table:display="true" table:show-details="true"/>
                <table:data-pilot-member table:name="0.0004119969" table:display="true" table:show-details="true"/>
                <table:data-pilot-member table:name="0.0004149213" table:display="true" table:show-details="true"/>
                <table:data-pilot-member table:name="0.0004179117" table:display="true" table:show-details="true"/>
                <table:data-pilot-member table:name="0.0004184251" table:display="true" table:show-details="true"/>
                <table:data-pilot-member table:name="0.0004247894" table:display="true" table:show-details="true"/>
                <table:data-pilot-member table:name="0.0004271566" table:display="true" table:show-details="true"/>
                <table:data-pilot-member table:name="0.0004272185" table:display="true" table:show-details="true"/>
                <table:data-pilot-member table:name="0.0004279909" table:display="true" table:show-details="true"/>
                <table:data-pilot-member table:name="0.0004303942" table:display="true" table:show-details="true"/>
                <table:data-pilot-member table:name="0.0004368135" table:display="true" table:show-details="true"/>
                <table:data-pilot-member table:name="0.0004458584" table:display="true" table:show-details="true"/>
                <table:data-pilot-member table:name="0.0004570407" table:display="true" table:show-details="true"/>
                <table:data-pilot-member table:name="0.0004585875" table:display="true" table:show-details="true"/>
                <table:data-pilot-member table:name="0.0004650665" table:display="true" table:show-details="true"/>
                <table:data-pilot-member table:name="0.0004688113" table:display="true" table:show-details="true"/>
                <table:data-pilot-member table:name="0.0004700592" table:display="true" table:show-details="true"/>
                <table:data-pilot-member table:name="0.0004784154" table:display="true" table:show-details="true"/>
                <table:data-pilot-member table:name="0.0004797075" table:display="true" table:show-details="true"/>
                <table:data-pilot-member table:name="0.000484665" table:display="true" table:show-details="true"/>
                <table:data-pilot-member table:name="0.0004861564" table:display="true" table:show-details="true"/>
                <table:data-pilot-member table:name="0.0004943772" table:display="true" table:show-details="true"/>
                <table:data-pilot-member table:name="0.0004988906" table:display="true" table:show-details="true"/>
                <table:data-pilot-member table:name="0.0005135647" table:display="true" table:show-details="true"/>
                <table:data-pilot-member table:name="0.0005163347" table:display="true" table:show-details="true"/>
                <table:data-pilot-member table:name="0.0005279576" table:display="true" table:show-details="true"/>
                <table:data-pilot-member table:name="0.0005422238" table:display="true" table:show-details="true"/>
                <table:data-pilot-member table:name="0.0005433227" table:display="true" table:show-details="true"/>
                <table:data-pilot-member table:name="0.0005448104" table:display="true" table:show-details="true"/>
                <table:data-pilot-member table:name="0.0005465583" table:display="true" table:show-details="true"/>
                <table:data-pilot-member table:name="0.0005514858" table:display="true" table:show-details="true"/>
                <table:data-pilot-member table:name="0.0005571448" table:display="true" table:show-details="true"/>
                <table:data-pilot-member table:name="0.000562397" table:display="true" table:show-details="true"/>
                <table:data-pilot-member table:name="0.0005919517" table:display="true" table:show-details="true"/>
                <table:data-pilot-member table:name="0.0006100431" table:display="true" table:show-details="true"/>
                <table:data-pilot-member table:name="0.0006107297" table:display="true" table:show-details="true"/>
                <table:data-pilot-member table:name="0.0006119871" table:display="true" table:show-details="true"/>
                <table:data-pilot-member table:name="0.0006124766" table:display="true" table:show-details="true"/>
                <table:data-pilot-member table:name="0.0006329297" table:display="true" table:show-details="true"/>
                <table:data-pilot-member table:name="0.0006332153" table:display="true" table:show-details="true"/>
                <table:data-pilot-member table:name="0.0006348797" table:display="true" table:show-details="true"/>
                <table:data-pilot-member table:name="0.0006388523" table:display="true" table:show-details="true"/>
                <table:data-pilot-member table:name="0.0006548876" table:display="true" table:show-details="true"/>
                <table:data-pilot-member table:name="0.000659306" table:display="true" table:show-details="true"/>
                <table:data-pilot-member table:name="0.0006781344" table:display="true" table:show-details="true"/>
                <table:data-pilot-member table:name="0.0006789049" table:display="true" table:show-details="true"/>
                <table:data-pilot-member table:name="0.0006921691" table:display="true" table:show-details="true"/>
                <table:data-pilot-member table:name="0.0007026667" table:display="true" table:show-details="true"/>
                <table:data-pilot-member table:name="0.000712504" table:display="true" table:show-details="true"/>
                <table:data-pilot-member table:name="0.000720389" table:display="true" table:show-details="true"/>
                <table:data-pilot-member table:name="0.0007469883" table:display="true" table:show-details="true"/>
                <table:data-pilot-member table:name="0.0007657718" table:display="true" table:show-details="true"/>
                <table:data-pilot-member table:name="0.0007682348" table:display="true" table:show-details="true"/>
                <table:data-pilot-member table:name="0.0007694474" table:display="true" table:show-details="true"/>
                <table:data-pilot-member table:name="0.0007735913" table:display="true" table:show-details="true"/>
                <table:data-pilot-member table:name="0.0007866853" table:display="true" table:show-details="true"/>
                <table:data-pilot-member table:name="0.0007879733" table:display="true" table:show-details="true"/>
                <table:data-pilot-member table:name="0.0008104981" table:display="true" table:show-details="true"/>
                <table:data-pilot-member table:name="0.0008130338" table:display="true" table:show-details="true"/>
                <table:data-pilot-member table:name="0.0008272967" table:display="true" table:show-details="true"/>
                <table:data-pilot-member table:name="0.0008588162" table:display="true" table:show-details="true"/>
                <table:data-pilot-member table:name="0.0008613231" table:display="true" table:show-details="true"/>
                <table:data-pilot-member table:name="0.0008898047" table:display="true" table:show-details="true"/>
                <table:data-pilot-member table:name="0.0009019524" table:display="true" table:show-details="true"/>
                <table:data-pilot-member table:name="0.0009281825" table:display="true" table:show-details="true"/>
                <table:data-pilot-member table:name="0.0009483736" table:display="true" table:show-details="true"/>
                <table:data-pilot-member table:name="0.0009538486" table:display="true" table:show-details="true"/>
                <table:data-pilot-member table:name="0.0010322207" table:display="true" table:show-details="true"/>
                <table:data-pilot-member table:name="0.0010368357" table:display="true" table:show-details="true"/>
                <table:data-pilot-member table:name="0.0010731055" table:display="true" table:show-details="true"/>
                <table:data-pilot-member table:name="0.0011034313" table:display="true" table:show-details="true"/>
                <table:data-pilot-member table:name="0.0014372594" table:display="true" table:show-details="true"/>
                <table:data-pilot-member table:name="0.0017900405" table:display="true" table:show-details="true"/>
                <table:data-pilot-member table:name="0.0018068915" table:display="true" table:show-details="true"/>
                <table:data-pilot-member table:name="0.0018480185" table:display="true" table:show-details="true"/>
                <table:data-pilot-member table:name="0.0021219867" table:display="true" table:show-details="true"/>
                <table:data-pilot-member table:name="0.0021925087" table:display="true" table:show-details="true"/>
                <table:data-pilot-member table:name="0.002264122" table:display="true" table:show-details="true"/>
                <table:data-pilot-member table:name="0.0024825465" table:display="true" table:show-details="true"/>
                <table:data-pilot-member table:name="0.0032353454" table:display="true" table:show-details="true"/>
                <table:data-pilot-member table:name="0.0033542581" table:display="true" table:show-details="true"/>
                <table:data-pilot-member table:name="0.0034337851" table:display="true" table:show-details="true"/>
                <table:data-pilot-member table:name="0.003731541" table:display="true" table:show-details="true"/>
                <table:data-pilot-member table:name="0.0053526319" table:display="true" table:show-details="true"/>
                <table:data-pilot-member table:name="0.0064517171" table:display="true" table:show-details="true"/>
                <table:data-pilot-member table:name="0.0071043249" table:display="true" table:show-details="true"/>
                <table:data-pilot-member table:name="0.0078559947" table:display="true" table:show-details="true"/>
                <table:data-pilot-member table:name="0.0083116183" table:display="true" table:show-details="true"/>
                <table:data-pilot-member table:name="0.00894321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8T22:54:37.630713668</dc:date>
    <meta:editing-duration>PT6H47M18S</meta:editing-duration>
    <meta:editing-cycles>1</meta:editing-cycles>
    <meta:document-statistic meta:table-count="2" meta:cell-count="3630" meta:object-count="0"/>
    <meta:generator>LibreOffice/25.2.6.2$Linux_X86_64 LibreOffice_project/520$Build-2</meta:generator>
  </office:meta>
</office:document-meta>
</file>